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54cm"/>
      <style:text-properties style:font-name="Courier New"/>
    </style:style>
    <style:style style:name="P2" style:family="paragraph" style:parent-style-name="Standard">
      <style:paragraph-properties fo:margin-top="0cm" fo:margin-bottom="0.254cm"/>
      <style:text-properties style:font-name="Courier New" fo:language="en" fo:country="US" style:font-name-complex="Arial1"/>
    </style:style>
    <style:style style:name="T1" style:family="text">
      <style:text-properties style:font-name="Arial1" fo:language="en" fo:country="US" style:font-name-asian="Arial1" style:font-name-complex="Arial1"/>
    </style:style>
    <style:style style:name="T2" style:family="text">
      <style:text-properties style:font-name="Arial1" fo:language="en" fo:country="US" style:font-name-complex="Arial1"/>
    </style:style>
    <style:style style:name="T3" style:family="text">
      <style:text-properties style:font-name-asian="Arial1"/>
    </style:style>
    <style:style style:name="T4" style:family="text">
      <style:text-properties fo:language="en" fo:country="US" style:font-name-asian="Arial1" style:font-name-complex="Arial1"/>
    </style:style>
    <style:style style:name="T5" style:family="text">
      <style:text-properties fo:language="en" fo:country="US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cifal<text:span text:style-name="T3"> </text:span>was<text:span text:style-name="T3"> </text:span>standing<text:span text:style-name="T3"> </text:span>on<text:span text:style-name="T3"> </text:span>the<text:span text:style-name="T3"> </text:span>docks,<text:span text:style-name="T3"> </text:span>watching<text:span text:style-name="T3"> </text:span>the<text:span text:style-name="T3"> </text:span>good<text:span text:style-name="T3"> </text:span>ship<text:span text:style-name="T3"> </text:span>Autania<text:span text:style-name="T3"> </text:span>as<text:span text:style-name="T3"> </text:span>it<text:span text:style-name="T3"> </text:span>gracefully<text:span text:style-name="T3"> </text:span>waded<text:span text:style-name="T3"> </text:span>through<text:span text:style-name="T3"> </text:span>the<text:span text:style-name="T3"> </text:span>peaceful<text:span text:style-name="T3"> </text:span>waters<text:span text:style-name="T3"> </text:span>of<text:span text:style-name="T3"> </text:span>Hobb<text:span text:style-name="T3">’</text:span>s<text:span text:style-name="T3"> </text:span>Bay;<text:span text:style-name="T3"> </text:span>the<text:span text:style-name="T3"> </text:span>wind<text:span text:style-name="T3"> </text:span>was<text:span text:style-name="T3"> </text:span>at<text:span text:style-name="T3"> </text:span>her<text:span text:style-name="T3"> </text:span>stern,<text:span text:style-name="T3"> </text:span>her<text:span text:style-name="T3"> </text:span>sails<text:span text:style-name="T3"> </text:span>full.<text:span text:style-name="T3"> </text:span>She<text:span text:style-name="T3"> </text:span>was<text:span text:style-name="T3"> </text:span>making<text:span text:style-name="T3"> </text:span>good<text:span text:style-name="T3"> </text:span>speed.</text:p>
      <text:p text:style-name="P1"><text:span text:style-name="T4">“</text:span><text:span text:style-name="T5">I</text:span><text:span text:style-name="T4"> </text:span><text:span text:style-name="T5">hope</text:span><text:span text:style-name="T4"> </text:span><text:span text:style-name="T5">the</text:span><text:span text:style-name="T4"> </text:span><text:span text:style-name="T5">damn</text:span><text:span text:style-name="T4"> </text:span><text:span text:style-name="T5">thing</text:span><text:span text:style-name="T4"> </text:span><text:span text:style-name="T5">sinks</text:span><text:span text:style-name="T4"> </text:span><text:span text:style-name="T5">and</text:span><text:span text:style-name="T4"> </text:span><text:span text:style-name="T5">they</text:span><text:span text:style-name="T4"> </text:span><text:span text:style-name="T5">all</text:span><text:span text:style-name="T4"> </text:span><text:span text:style-name="T5">drown,</text:span><text:span text:style-name="T4">” </text:span><text:span text:style-name="T5">said</text:span><text:span text:style-name="T4"> </text:span><text:span text:style-name="T5">Parcifal</text:span><text:span text:style-name="T4"> </text:span><text:span text:style-name="T5">with</text:span><text:span text:style-name="T4"> </text:span><text:span text:style-name="T5">a</text:span><text:span text:style-name="T4"> </text:span><text:span text:style-name="T5">deep</text:span><text:span text:style-name="T4"> </text:span><text:span text:style-name="T5">scowl</text:span><text:span text:style-name="T4"> </text:span><text:span text:style-name="T5">on</text:span><text:span text:style-name="T4"> </text:span><text:span text:style-name="T5">her</text:span><text:span text:style-name="T4"> </text:span><text:span text:style-name="T5">proud</text:span><text:span text:style-name="T4"> </text:span><text:span text:style-name="T5">face.</text:span><text:span text:style-name="T4"> </text:span><text:span text:style-name="T5">Behind</text:span><text:span text:style-name="T4"> </text:span><text:span text:style-name="T5">her,</text:span><text:span text:style-name="T4"> </text:span><text:span text:style-name="T5">the</text:span><text:span text:style-name="T4"> </text:span><text:span text:style-name="T5">small</text:span><text:span text:style-name="T4"> </text:span><text:span text:style-name="T5">harbor</text:span><text:span text:style-name="T4"> </text:span><text:span text:style-name="T5">was</text:span><text:span text:style-name="T4"> </text:span><text:span text:style-name="T5">settling</text:span><text:span text:style-name="T4"> </text:span><text:span text:style-name="T5">into</text:span><text:span text:style-name="T4"> </text:span><text:span text:style-name="T5">its</text:span><text:span text:style-name="T4"> </text:span><text:span text:style-name="T5">nightly</text:span><text:span text:style-name="T4"> </text:span><text:span text:style-name="T5">rhythm.</text:span><text:span text:style-name="T4"> </text:span><text:span text:style-name="T5">Rowdy</text:span><text:span text:style-name="T4"> </text:span><text:span text:style-name="T5">sailors</text:span><text:span text:style-name="T4"> </text:span><text:span text:style-name="T5">were</text:span><text:span text:style-name="T4"> </text:span><text:span text:style-name="T5">looking</text:span><text:span text:style-name="T4"> </text:span><text:span text:style-name="T5">for</text:span><text:span text:style-name="T4"> </text:span><text:span text:style-name="T5">the</text:span><text:span text:style-name="T4"> </text:span><text:span text:style-name="T5">next</text:span><text:span text:style-name="T4"> </text:span><text:span text:style-name="T5">tavern</text:span><text:span text:style-name="T4"> </text:span><text:span text:style-name="T5">in</text:span><text:span text:style-name="T4"> </text:span><text:span text:style-name="T5">line</text:span><text:span text:style-name="T4"> </text:span><text:span text:style-name="T5">to</text:span><text:span text:style-name="T4"> </text:span><text:span text:style-name="T5">get</text:span><text:span text:style-name="T4"> </text:span><text:span text:style-name="T5">drunk</text:span><text:span text:style-name="T4"> </text:span><text:span text:style-name="T5">and</text:span><text:span text:style-name="T4"> </text:span><text:span text:style-name="T5">have</text:span><text:span text:style-name="T4"> </text:span><text:span text:style-name="T5">a</text:span><text:span text:style-name="T4"> </text:span><text:span text:style-name="T5">brawl,</text:span><text:span text:style-name="T4"> </text:span><text:span text:style-name="T5">the</text:span><text:span text:style-name="T4"> </text:span><text:span text:style-name="T5">traders</text:span><text:span text:style-name="T4"> </text:span><text:span text:style-name="T5">were</text:span><text:span text:style-name="T4"> </text:span><text:span text:style-name="T5">finishing</text:span><text:span text:style-name="T4"> </text:span><text:span text:style-name="T5">up</text:span><text:span text:style-name="T4"> </text:span><text:span text:style-name="T5">their</text:span><text:span text:style-name="T4"> </text:span><text:span text:style-name="T5">business</text:span><text:span text:style-name="T4"> </text:span><text:span text:style-name="T5">with</text:span><text:span text:style-name="T4"> </text:span><text:span text:style-name="T5">shady-looking</text:span><text:span text:style-name="T4"> </text:span><text:span text:style-name="T5">characters</text:span><text:span text:style-name="T4"> </text:span><text:span text:style-name="T5">and</text:span><text:span text:style-name="T4"> </text:span><text:span text:style-name="T5">the</text:span><text:span text:style-name="T4"> </text:span><text:span text:style-name="T5">fishermen</text:span><text:span text:style-name="T4"> </text:span><text:span text:style-name="T5">were</text:span><text:span text:style-name="T4"> </text:span><text:span text:style-name="T5">readying</text:span><text:span text:style-name="T4"> </text:span><text:span text:style-name="T5">their</text:span><text:span text:style-name="T4"> </text:span><text:span text:style-name="T5">nets</text:span><text:span text:style-name="T4"> </text:span><text:span text:style-name="T5">for</text:span><text:span text:style-name="T4"> </text:span><text:span text:style-name="T5">the</text:span><text:span text:style-name="T4"> </text:span><text:span text:style-name="T5">break</text:span><text:span text:style-name="T4"> </text:span><text:span text:style-name="T5">of</text:span><text:span text:style-name="T4"> </text:span><text:span text:style-name="T5">dawn</text:span><text:span text:style-name="T4"> </text:span><text:span text:style-name="T5">and</text:span><text:span text:style-name="T4"> </text:span><text:span text:style-name="T5">their</text:span><text:span text:style-name="T4"> </text:span><text:span text:style-name="T5">next</text:span><text:span text:style-name="T4"> </text:span><text:span text:style-name="T5">catch.</text:span></text:p>
      <text:p text:style-name="P2">Lernea<text:span text:style-name="T3"> </text:span>was<text:span text:style-name="T3"> </text:span>sitting<text:span text:style-name="T3"> </text:span>right<text:span text:style-name="T3"> </text:span>beside<text:span text:style-name="T3"> </text:span>her<text:span text:style-name="T3"> </text:span>on<text:span text:style-name="T3"> </text:span>the<text:span text:style-name="T3"> </text:span>stony<text:span text:style-name="T3"> </text:span>pier,<text:span text:style-name="T3"> </text:span>her<text:span text:style-name="T3"> </text:span>naked<text:span text:style-name="T3"> </text:span>feet<text:span text:style-name="T3"> </text:span>dangling<text:span text:style-name="T3"> </text:span>in<text:span text:style-name="T3"> </text:span>the<text:span text:style-name="T3"> </text:span>water.<text:span text:style-name="T3"> </text:span>She<text:span text:style-name="T3"> </text:span>asked<text:span text:style-name="T3"> </text:span>Parcifal<text:span text:style-name="T3"> </text:span>with<text:span text:style-name="T3"> </text:span>a<text:span text:style-name="T3"> </text:span>look<text:span text:style-name="T3"> </text:span>of<text:span text:style-name="T3"> </text:span>tempered<text:span text:style-name="T3"> </text:span>sadness:</text:p>
      <text:p text:style-name="P1"><text:span text:style-name="T4">“</text:span><text:span text:style-name="T5">Does</text:span><text:span text:style-name="T4"> </text:span><text:span text:style-name="T5">that</text:span><text:span text:style-name="T4"> </text:span><text:span text:style-name="T5">mean</text:span><text:span text:style-name="T4"> </text:span><text:span text:style-name="T5">we</text:span><text:span text:style-name="T4"> </text:span><text:span text:style-name="T5">can</text:span><text:span text:style-name="T4">’</text:span><text:span text:style-name="T5">t</text:span><text:span text:style-name="T4"> </text:span><text:span text:style-name="T5">go</text:span><text:span text:style-name="T4"> </text:span><text:span text:style-name="T5">back?</text:span><text:span text:style-name="T4">”</text:span></text:p>
      <text:p text:style-name="P1"><text:span text:style-name="T4">“</text:span><text:span text:style-name="T5">No,</text:span><text:span text:style-name="T4"> </text:span><text:span text:style-name="T5">we</text:span><text:span text:style-name="T4"> </text:span><text:span text:style-name="T5">can</text:span><text:span text:style-name="T4">’</text:span><text:span text:style-name="T5">t</text:span><text:span text:style-name="T4"> </text:span><text:span text:style-name="T5">go</text:span><text:span text:style-name="T4"> </text:span><text:span text:style-name="T5">back</text:span><text:span text:style-name="T4"> </text:span><text:span text:style-name="T5">Lernea,</text:span><text:span text:style-name="T4">” </text:span><text:span text:style-name="T5">replied</text:span><text:span text:style-name="T4"> </text:span><text:span text:style-name="T5">Parcifal</text:span><text:span text:style-name="T4"> </text:span><text:span text:style-name="T5">with</text:span><text:span text:style-name="T4"> </text:span><text:span text:style-name="T5">a</text:span><text:span text:style-name="T4"> </text:span><text:span text:style-name="T5">sigh</text:span><text:span text:style-name="T4"> </text:span><text:span text:style-name="T5">and</text:span><text:span text:style-name="T4"> </text:span><text:span text:style-name="T5">a</text:span><text:span text:style-name="T4"> </text:span><text:span text:style-name="T5">shook</text:span><text:span text:style-name="T4"> </text:span><text:span text:style-name="T5">her</text:span><text:span text:style-name="T4"> </text:span><text:span text:style-name="T5">head.</text:span><text:span text:style-name="T4"> </text:span><text:span text:style-name="T5">Her</text:span><text:span text:style-name="T4"> </text:span><text:span text:style-name="T5">piercing</text:span><text:span text:style-name="T4"> </text:span><text:span text:style-name="T5">hazel</text:span><text:span text:style-name="T4"> </text:span><text:span text:style-name="T5">eyes</text:span><text:span text:style-name="T4"> </text:span><text:span text:style-name="T5">were</text:span><text:span text:style-name="T4"> </text:span><text:span text:style-name="T5">stuck</text:span><text:span text:style-name="T4"> </text:span><text:span text:style-name="T5">gazing</text:span><text:span text:style-name="T4"> </text:span><text:span text:style-name="T5">somewhere</text:span><text:span text:style-name="T4"> </text:span><text:span text:style-name="T5">beyond</text:span><text:span text:style-name="T4"> </text:span><text:span text:style-name="T5">the</text:span><text:span text:style-name="T4"> </text:span><text:span text:style-name="T5">rosy-red</text:span><text:span text:style-name="T4"> </text:span><text:span text:style-name="T5">horizon,</text:span><text:span text:style-name="T4"> </text:span><text:span text:style-name="T5">fiddling</text:span><text:span text:style-name="T4"> </text:span><text:span text:style-name="T5">with</text:span><text:span text:style-name="T4"> </text:span><text:span text:style-name="T5">her</text:span><text:span text:style-name="T4"> </text:span><text:span text:style-name="T5">cropped</text:span><text:span text:style-name="T4"> </text:span><text:span text:style-name="T5">red</text:span><text:span text:style-name="T4"> </text:span><text:span text:style-name="T5">hair.</text:span></text:p>
      <text:p text:style-name="P2">Lernea<text:span text:style-name="T3"> </text:span>nodded<text:span text:style-name="T3"> </text:span>with<text:span text:style-name="T3"> </text:span>understanding<text:span text:style-name="T3"> </text:span>and<text:span text:style-name="T3"> </text:span>raised<text:span text:style-name="T3"> </text:span>an<text:span text:style-name="T3"> </text:span>eyebrow.<text:span text:style-name="T3"> </text:span>She<text:span text:style-name="T3"> </text:span>noticed<text:span text:style-name="T3"> </text:span>Parcifal<text:span text:style-name="T3"> </text:span>had<text:span text:style-name="T3"> </text:span>an<text:span text:style-name="T3"> </text:span>angry,<text:span text:style-name="T3"> </text:span>bothersome<text:span text:style-name="T3"> </text:span>look<text:span text:style-name="T3"> </text:span>about<text:span text:style-name="T3"> </text:span>her<text:span text:style-name="T3"> </text:span>and<text:span text:style-name="T3"> </text:span>knew<text:span text:style-name="T3"> </text:span>her<text:span text:style-name="T3"> </text:span>timing<text:span text:style-name="T3"> </text:span>was<text:span text:style-name="T3"> </text:span>off.<text:span text:style-name="T3"> </text:span>But<text:span text:style-name="T3"> </text:span>she<text:span text:style-name="T3"> </text:span>had<text:span text:style-name="T3"> </text:span>to<text:span text:style-name="T3"> </text:span>ask<text:span text:style-name="T3"> </text:span>her<text:span text:style-name="T3"> </text:span>anyway:</text:p>
      <text:p text:style-name="P1"><text:span text:style-name="T4">“</text:span><text:span text:style-name="T5">Not</text:span><text:span text:style-name="T4"> </text:span><text:span text:style-name="T5">ever?</text:span><text:span text:style-name="T4">”</text:span></text:p>
      <text:p text:style-name="P2">Parcifal<text:span text:style-name="T3"> </text:span>turned<text:span text:style-name="T3"> </text:span>her<text:span text:style-name="T3"> </text:span>head<text:span text:style-name="T3"> </text:span>slowly<text:span text:style-name="T3"> </text:span>around<text:span text:style-name="T3"> </text:span>and<text:span text:style-name="T3"> </text:span>stabbed<text:span text:style-name="T3"> </text:span>Lernea<text:span text:style-name="T3"> </text:span>with<text:span text:style-name="T3"> </text:span>a<text:span text:style-name="T3"> </text:span>fierce<text:span text:style-name="T3"> </text:span>look<text:span text:style-name="T3"> </text:span>before<text:span text:style-name="T3"> </text:span>answering<text:span text:style-name="T3"> </text:span>coldly:</text:p>
      <text:p text:style-name="P1"><text:span text:style-name="T4">“</text:span><text:span text:style-name="T5">Not</text:span><text:span text:style-name="T4"> </text:span><text:span text:style-name="T5">as</text:span><text:span text:style-name="T4"> </text:span><text:span text:style-name="T5">long</text:span><text:span text:style-name="T4"> </text:span><text:span text:style-name="T5">as</text:span><text:span text:style-name="T4"> </text:span><text:span text:style-name="T5">the</text:span><text:span text:style-name="T4"> </text:span><text:span text:style-name="T5">Jangdrivals</text:span><text:span text:style-name="T4"> </text:span><text:span text:style-name="T5">are</text:span><text:span text:style-name="T4"> </text:span><text:span text:style-name="T5">in</text:span><text:span text:style-name="T4"> </text:span><text:span text:style-name="T5">power</text:span><text:span text:style-name="T4"> </text:span><text:span text:style-name="T5">and</text:span><text:span text:style-name="T4"> </text:span><text:span text:style-name="T5">the</text:span><text:span text:style-name="T4"> </text:span><text:span text:style-name="T5">Unseen</text:span><text:span text:style-name="T4"> </text:span><text:span text:style-name="T5">Council</text:span><text:span text:style-name="T4"> </text:span><text:span text:style-name="T5">remains</text:span><text:span text:style-name="T4"> </text:span><text:span text:style-name="T5">in</text:span><text:span text:style-name="T4"> </text:span><text:span text:style-name="T5">place,</text:span><text:span text:style-name="T4"> </text:span><text:span text:style-name="T5">not</text:span><text:span text:style-name="T4"> </text:span><text:span text:style-name="T5">while</text:span><text:span text:style-name="T4"> </text:span><text:span text:style-name="T5">the</text:span><text:span text:style-name="T4"> </text:span><text:span text:style-name="T5">Eleven</text:span><text:span text:style-name="T4"> </text:span><text:span text:style-name="T5">Pillars</text:span><text:span text:style-name="T4"> </text:span><text:span text:style-name="T5">stand</text:span><text:span text:style-name="T4"> </text:span><text:span text:style-name="T5">and</text:span><text:span text:style-name="T4"> </text:span><text:span text:style-name="T5">the</text:span><text:span text:style-name="T4"> </text:span><text:span text:style-name="T5">Noble</text:span><text:span text:style-name="T4"> </text:span><text:span text:style-name="T5">Eagles</text:span><text:span text:style-name="T4"> </text:span><text:span text:style-name="T5">fly</text:span><text:span text:style-name="T4"> </text:span><text:span text:style-name="T5">above</text:span><text:span text:style-name="T4"> </text:span><text:span text:style-name="T5">the</text:span><text:span text:style-name="T4"> </text:span><text:span text:style-name="T5">Skarlas,</text:span><text:span text:style-name="T4"> </text:span><text:span text:style-name="T5">no.</text:span><text:span text:style-name="T4">” </text:span><text:span text:style-name="T5">Her</text:span><text:span text:style-name="T4"> </text:span><text:span text:style-name="T5">tone</text:span><text:span text:style-name="T4"> </text:span><text:span text:style-name="T5">was</text:span><text:span text:style-name="T4"> </text:span><text:span text:style-name="T5">harsh,</text:span><text:span text:style-name="T4"> </text:span><text:span text:style-name="T5">unerringly</text:span><text:span text:style-name="T4"> </text:span><text:span text:style-name="T5">final.</text:span></text:p>
      <text:p text:style-name="P2">Lernea<text:span text:style-name="T3"> </text:span>put<text:span text:style-name="T3"> </text:span>a<text:span text:style-name="T3"> </text:span>finger<text:span text:style-name="T3"> </text:span>on<text:span text:style-name="T3"> </text:span>her<text:span text:style-name="T3"> </text:span>lip<text:span text:style-name="T3"> </text:span>and<text:span text:style-name="T3"> </text:span>spent<text:span text:style-name="T3"> </text:span>a<text:span text:style-name="T3"> </text:span>few<text:span text:style-name="T3"> </text:span>moments<text:span text:style-name="T3"> </text:span>playing<text:span text:style-name="T3"> </text:span>with<text:span text:style-name="T3"> </text:span>a<text:span text:style-name="T3"> </text:span>lock<text:span text:style-name="T3"> </text:span>of<text:span text:style-name="T3"> </text:span>her<text:span text:style-name="T3"> </text:span>long,<text:span text:style-name="T3"> </text:span>brown<text:span text:style-name="T3"> </text:span>hair.<text:span text:style-name="T3"> </text:span>She<text:span text:style-name="T3"> </text:span>then<text:span text:style-name="T3"> </text:span>frowned<text:span text:style-name="T3"> </text:span>from<text:span text:style-name="T3"> </text:span>frustration<text:span text:style-name="T3"> </text:span>and<text:span text:style-name="T3"> </text:span>asked<text:span text:style-name="T3"> </text:span>her<text:span text:style-name="T3"> </text:span>sister<text:span text:style-name="T3"> </text:span>once<text:span text:style-name="T3"> </text:span>more:</text:p>
      <text:p text:style-name="P1"><text:span text:style-name="T4">“</text:span><text:span text:style-name="T5">Is</text:span><text:span text:style-name="T4"> </text:span><text:span text:style-name="T5">that</text:span><text:span text:style-name="T4"> </text:span><text:span text:style-name="T5">never</text:span><text:span text:style-name="T4"> </text:span><text:span text:style-name="T5">ever,</text:span><text:span text:style-name="T4"> </text:span><text:span text:style-name="T5">or</text:span><text:span text:style-name="T4"> </text:span><text:span text:style-name="T5">really</text:span><text:span text:style-name="T4"> </text:span><text:span text:style-name="T5">just</text:span><text:span text:style-name="T4"> </text:span><text:span text:style-name="T5">a</text:span><text:span text:style-name="T4"> </text:span><text:span text:style-name="T5">long</text:span><text:span text:style-name="T4"> </text:span><text:span text:style-name="T5">time?</text:span><text:span text:style-name="T4">”</text:span></text:p>
      <text:p text:style-name="P1"><text:span text:style-name="T4">“</text:span><text:span text:style-name="T5">You</text:span><text:span text:style-name="T4"> </text:span><text:span text:style-name="T5">vex</text:span><text:span text:style-name="T4"> </text:span><text:span text:style-name="T5">me,</text:span><text:span text:style-name="T4"> </text:span><text:span text:style-name="T5">sister.</text:span><text:span text:style-name="T4"> </text:span><text:span text:style-name="T5">Never</text:span><text:span text:style-name="T4"> </text:span><text:span text:style-name="T5">means</text:span><text:span text:style-name="T4"> </text:span><text:span text:style-name="T5">never,</text:span><text:span text:style-name="T4">” </text:span><text:span text:style-name="T5">said</text:span><text:span text:style-name="T4"> </text:span><text:span text:style-name="T5">Parcifal</text:span><text:span text:style-name="T4"> </text:span><text:span text:style-name="T5">dryly.</text:span></text:p>
      <text:p text:style-name="P1"><text:span text:style-name="T4">“</text:span><text:span text:style-name="T5">Well,</text:span><text:span text:style-name="T4"> </text:span><text:span text:style-name="T5">didn</text:span><text:span text:style-name="T4">’</text:span><text:span text:style-name="T5">t</text:span><text:span text:style-name="T4"> </text:span><text:span text:style-name="T5">master</text:span><text:span text:style-name="T4"> </text:span><text:span text:style-name="T5">Sisyphus</text:span><text:span text:style-name="T4"> </text:span><text:span text:style-name="T5">always</text:span><text:span text:style-name="T4"> </text:span><text:span text:style-name="T5">say,</text:span><text:span text:style-name="T4"> ‘</text:span><text:span text:style-name="T5">never</text:span><text:span text:style-name="T4"> </text:span><text:span text:style-name="T5">say</text:span><text:span text:style-name="T4"> </text:span><text:span text:style-name="T5">never</text:span><text:span text:style-name="T4">’</text:span><text:span text:style-name="T5">?</text:span><text:span text:style-name="T4">” </text:span><text:span text:style-name="T5">replied</text:span><text:span text:style-name="T4"> </text:span><text:span text:style-name="T5">Lernea</text:span><text:span text:style-name="T4"> </text:span><text:span text:style-name="T5">with</text:span><text:span text:style-name="T4"> </text:span><text:span text:style-name="T5">a</text:span><text:span text:style-name="T4"> </text:span><text:span text:style-name="T5">hesitant</text:span><text:span text:style-name="T4"> </text:span><text:span text:style-name="T5">smile</text:span><text:span text:style-name="T4"> </text:span><text:span text:style-name="T5">creeping</text:span><text:span text:style-name="T4"> </text:span><text:span text:style-name="T5">up</text:span><text:span text:style-name="T4"> </text:span><text:span text:style-name="T5">on</text:span><text:span text:style-name="T4"> </text:span><text:span text:style-name="T5">her</text:span><text:span text:style-name="T4"> </text:span><text:span text:style-name="T5">lip.</text:span><text:span text:style-name="T4"> </text:span><text:span text:style-name="T5">Parcifal</text:span><text:span text:style-name="T4">’</text:span><text:span text:style-name="T5">s</text:span><text:span text:style-name="T4"> </text:span><text:span text:style-name="T5">visage</text:span><text:span text:style-name="T4"> </text:span><text:span text:style-name="T5">turned</text:span><text:span text:style-name="T4"> </text:span><text:span text:style-name="T5">suddenly</text:span><text:span text:style-name="T4"> </text:span><text:span text:style-name="T5">sorrowful,</text:span><text:span text:style-name="T4"> </text:span><text:span text:style-name="T5">like</text:span><text:span text:style-name="T4"> </text:span><text:span text:style-name="T5">a</text:span><text:span text:style-name="T4"> </text:span><text:span text:style-name="T5">noble,</text:span><text:span text:style-name="T4"> </text:span><text:span text:style-name="T5">sleek</text:span><text:span text:style-name="T4"> </text:span><text:span text:style-name="T5">and</text:span><text:span text:style-name="T4"> </text:span><text:span text:style-name="T5">gray</text:span><text:span text:style-name="T4"> </text:span><text:span text:style-name="T5">statue</text:span><text:span text:style-name="T4"> </text:span><text:span text:style-name="T5">in</text:span><text:span text:style-name="T4"> </text:span><text:span text:style-name="T5">the</text:span><text:span text:style-name="T4"> </text:span><text:span text:style-name="T5">palace</text:span><text:span text:style-name="T4"> </text:span><text:span text:style-name="T5">grounds</text:span><text:span text:style-name="T4"> </text:span><text:span text:style-name="T5">they</text:span><text:span text:style-name="T4"> </text:span><text:span text:style-name="T5">would</text:span><text:span text:style-name="T4"> </text:span><text:span text:style-name="T5">never</text:span><text:span text:style-name="T4"> </text:span><text:span text:style-name="T5">see</text:span><text:span text:style-name="T4"> </text:span><text:span text:style-name="T5">again.</text:span></text:p>
      <text:p text:style-name="P1"><text:span text:style-name="T4">“</text:span><text:span text:style-name="T5">Master</text:span><text:span text:style-name="T4"> </text:span><text:span text:style-name="T5">Sisyphus</text:span><text:span text:style-name="T4"> </text:span><text:span text:style-name="T5">is</text:span><text:span text:style-name="T4"> </text:span><text:span text:style-name="T5">dead,</text:span><text:span text:style-name="T4"> </text:span><text:span text:style-name="T5">Lernea.</text:span><text:span text:style-name="T4">”</text:span></text:p>
      <text:p text:style-name="P1"><text:span text:style-name="T4">“</text:span><text:span text:style-name="T5">That</text:span><text:span text:style-name="T4"> </text:span><text:span text:style-name="T5">doesn</text:span><text:span text:style-name="T4">’</text:span><text:span text:style-name="T5">t</text:span><text:span text:style-name="T4"> </text:span><text:span text:style-name="T5">mean</text:span><text:span text:style-name="T4"> </text:span><text:span text:style-name="T5">he</text:span><text:span text:style-name="T4"> </text:span><text:span text:style-name="T5">was</text:span><text:span text:style-name="T4"> </text:span><text:span text:style-name="T5">wrong,</text:span><text:span text:style-name="T4"> </text:span><text:span text:style-name="T5">though.</text:span><text:span text:style-name="T4"> </text:span><text:span text:style-name="T5">Never</text:span><text:span text:style-name="T4"> </text:span><text:span text:style-name="T5">is</text:span><text:span text:style-name="T4"> </text:span><text:span text:style-name="T5">such</text:span><text:span text:style-name="T4"> </text:span><text:span text:style-name="T5">a</text:span><text:span text:style-name="T4"> </text:span><text:span text:style-name="T5">final</text:span><text:span text:style-name="T4"> </text:span><text:span text:style-name="T5">word,</text:span><text:span text:style-name="T4"> </text:span><text:span text:style-name="T5">you</text:span><text:span text:style-name="T4"> </text:span><text:span text:style-name="T5">know?</text:span><text:span text:style-name="T4">” </text:span><text:span text:style-name="T5">retorted</text:span><text:span text:style-name="T4"> </text:span><text:span text:style-name="T5">Lernea</text:span><text:span text:style-name="T4"> </text:span><text:span text:style-name="T5">and</text:span><text:span text:style-name="T4"> </text:span><text:span text:style-name="T5">stood</text:span><text:span text:style-name="T4"> </text:span><text:span text:style-name="T5">upright</text:span><text:span text:style-name="T4"> </text:span><text:span text:style-name="T5">on</text:span><text:span text:style-name="T4"> </text:span><text:span text:style-name="T5">her</text:span><text:span text:style-name="T4"> </text:span><text:span text:style-name="T5">toes,</text:span><text:span text:style-name="T4"> </text:span><text:span text:style-name="T5">with</text:span><text:span text:style-name="T4"> </text:span><text:span text:style-name="T5">hands</text:span><text:span text:style-name="T4"> </text:span><text:span text:style-name="T5">on</text:span><text:span text:style-name="T4"> </text:span><text:span text:style-name="T5">her</text:span><text:span text:style-name="T4"> </text:span><text:span text:style-name="T5">waist.</text:span><text:span text:style-name="T4"> </text:span><text:span text:style-name="T5">She</text:span><text:span text:style-name="T4"> </text:span><text:span text:style-name="T5">faced</text:span><text:span text:style-name="T4"> </text:span><text:span text:style-name="T5">her</text:span><text:span text:style-name="T4"> </text:span><text:span text:style-name="T5">sister</text:span><text:span text:style-name="T4"> </text:span><text:span text:style-name="T5">with</text:span><text:span text:style-name="T4"> </text:span><text:span text:style-name="T5">a</text:span><text:span text:style-name="T4"> </text:span><text:span text:style-name="T5">bright</text:span><text:span text:style-name="T4"> </text:span><text:span text:style-name="T5">smile</text:span><text:span text:style-name="T4"> </text:span><text:span text:style-name="T5">full</text:span><text:span text:style-name="T4"> </text:span><text:span text:style-name="T5">of</text:span><text:span text:style-name="T4"> </text:span><text:span text:style-name="T5">optimism</text:span><text:span text:style-name="T4"> </text:span><text:span text:style-name="T5">which</text:span><text:span text:style-name="T4"> </text:span><text:span text:style-name="T5">Parcifal</text:span><text:span text:style-name="T4"> </text:span><text:span text:style-name="T5">clearly</text:span><text:span text:style-name="T4"> </text:span><text:span text:style-name="T5">did</text:span><text:span text:style-name="T4"> </text:span><text:span text:style-name="T5">not</text:span><text:span text:style-name="T4"> </text:span><text:span text:style-name="T5">share.</text:span><text:span text:style-name="T4"> </text:span><text:span text:style-name="T5">Her</text:span><text:span text:style-name="T4"> </text:span><text:span text:style-name="T5">sister</text:span><text:span text:style-name="T4">’</text:span><text:span text:style-name="T5">s</text:span><text:span text:style-name="T4"> </text:span><text:span text:style-name="T5">attitude</text:span><text:span text:style-name="T4"> </text:span><text:span text:style-name="T5">made</text:span><text:span text:style-name="T4"> </text:span><text:span text:style-name="T5">Parcifal</text:span><text:span text:style-name="T4">’</text:span><text:span text:style-name="T5">s</text:span><text:span text:style-name="T4"> </text:span><text:span text:style-name="T5">sadness</text:span><text:span text:style-name="T4"> </text:span><text:span text:style-name="T5">turn</text:span><text:span text:style-name="T4"> </text:span><text:span text:style-name="T5">into</text:span><text:span text:style-name="T4"> </text:span><text:span text:style-name="T5">barely</text:span><text:span text:style-name="T4"> </text:span><text:span text:style-name="T5">suppressed</text:span><text:span text:style-name="T4"> </text:span><text:span text:style-name="T5">anger</text:span><text:span text:style-name="T4"> </text:span><text:span text:style-name="T5">at</text:span><text:span text:style-name="T4"> </text:span><text:span text:style-name="T5">Lernea</text:span><text:span text:style-name="T4">’</text:span><text:span text:style-name="T5">s</text:span><text:span text:style-name="T4"> </text:span><text:span text:style-name="T5">persistence</text:span><text:span text:style-name="T4"> </text:span><text:span text:style-name="T5">to</text:span><text:span text:style-name="T4"> </text:span><text:span text:style-name="T5">face</text:span><text:span text:style-name="T4"> </text:span><text:span text:style-name="T5">their</text:span><text:span text:style-name="T4"> </text:span><text:span text:style-name="T5">new</text:span><text:span text:style-name="T4"> </text:span><text:span text:style-name="T5">reality.</text:span></text:p>
      <text:p text:style-name="P1"><text:soft-page-break/><text:span text:style-name="T4">“</text:span><text:span text:style-name="T5">Get</text:span><text:span text:style-name="T4"> </text:span><text:span text:style-name="T5">it</text:span><text:span text:style-name="T4"> </text:span><text:span text:style-name="T5">right</text:span><text:span text:style-name="T4"> </text:span><text:span text:style-name="T5">in</text:span><text:span text:style-name="T4"> </text:span><text:span text:style-name="T5">that</text:span><text:span text:style-name="T4"> </text:span><text:span text:style-name="T5">little</text:span><text:span text:style-name="T4"> </text:span><text:span text:style-name="T5">thick</text:span><text:span text:style-name="T4"> </text:span><text:span text:style-name="T5">skull</text:span><text:span text:style-name="T4"> </text:span><text:span text:style-name="T5">of</text:span><text:span text:style-name="T4"> </text:span><text:span text:style-name="T5">yours,</text:span><text:span text:style-name="T4"> </text:span><text:span text:style-name="T5">Lernea.</text:span><text:span text:style-name="T4"> </text:span><text:span text:style-name="T5">We</text:span><text:span text:style-name="T4"> </text:span><text:span text:style-name="T5">are,</text:span><text:span text:style-name="T4"> </text:span><text:span text:style-name="T5">never,</text:span><text:span text:style-name="T4"> </text:span><text:span text:style-name="T5">going,</text:span><text:span text:style-name="T4"> </text:span><text:span text:style-name="T5">back,</text:span><text:span text:style-name="T4"> </text:span><text:span text:style-name="T5">to,</text:span><text:span text:style-name="T4"> </text:span><text:span text:style-name="T5">Nomos.</text:span><text:span text:style-name="T4"> </text:span><text:span text:style-name="T5">Never!</text:span><text:span text:style-name="T4">” </text:span><text:span text:style-name="T5">she</text:span><text:span text:style-name="T4"> </text:span><text:span text:style-name="T5">shouted,</text:span><text:span text:style-name="T4"> </text:span><text:span text:style-name="T5">a</text:span><text:span text:style-name="T4"> </text:span><text:span text:style-name="T5">lone</text:span><text:span text:style-name="T4"> </text:span><text:span text:style-name="T5">finger</text:span><text:span text:style-name="T4"> </text:span><text:span text:style-name="T5">rapping</text:span><text:span text:style-name="T4"> </text:span><text:span text:style-name="T5">at</text:span><text:span text:style-name="T4"> </text:span><text:span text:style-name="T5">Lernea</text:span><text:span text:style-name="T4">’</text:span><text:span text:style-name="T5">s</text:span><text:span text:style-name="T4"> </text:span><text:span text:style-name="T5">breastplate</text:span><text:span text:style-name="T4"> </text:span><text:span text:style-name="T5">with</text:span><text:span text:style-name="T4"> </text:span><text:span text:style-name="T5">a</text:span><text:span text:style-name="T4"> </text:span><text:span text:style-name="T5">clanging</text:span><text:span text:style-name="T4"> </text:span><text:span text:style-name="T5">sound</text:span><text:span text:style-name="T4"> </text:span><text:span text:style-name="T5">after</text:span><text:span text:style-name="T4"> </text:span><text:span text:style-name="T5">every</text:span><text:span text:style-name="T4"> </text:span><text:span text:style-name="T5">word.</text:span><text:span text:style-name="T4"> </text:span><text:span text:style-name="T5">Lernea</text:span><text:span text:style-name="T4">’</text:span><text:span text:style-name="T5">s</text:span><text:span text:style-name="T4"> </text:span><text:span text:style-name="T5">eyes</text:span><text:span text:style-name="T4"> </text:span><text:span text:style-name="T5">wandered</text:span><text:span text:style-name="T4"> </text:span><text:span text:style-name="T5">to</text:span><text:span text:style-name="T4"> </text:span><text:span text:style-name="T5">her</text:span><text:span text:style-name="T4"> </text:span><text:span text:style-name="T5">chest</text:span><text:span text:style-name="T4"> </text:span><text:span text:style-name="T5">for</text:span><text:span text:style-name="T4"> </text:span><text:span text:style-name="T5">a</text:span><text:span text:style-name="T4"> </text:span><text:span text:style-name="T5">moment,</text:span><text:span text:style-name="T4"> </text:span><text:span text:style-name="T5">before</text:span><text:span text:style-name="T4"> </text:span><text:span text:style-name="T5">her</text:span><text:span text:style-name="T4"> </text:span><text:span text:style-name="T5">face</text:span><text:span text:style-name="T4"> </text:span><text:span text:style-name="T5">reddened</text:span><text:span text:style-name="T4"> </text:span><text:span text:style-name="T5">and</text:span><text:span text:style-name="T4"> </text:span><text:span text:style-name="T5">her</text:span><text:span text:style-name="T4"> </text:span><text:span text:style-name="T5">breathing</text:span><text:span text:style-name="T4"> </text:span><text:span text:style-name="T5">became</text:span><text:span text:style-name="T4"> </text:span><text:span text:style-name="T5">more</text:span><text:span text:style-name="T4"> </text:span><text:span text:style-name="T5">pronounced.</text:span><text:span text:style-name="T4"> </text:span><text:span text:style-name="T5">Her</text:span><text:span text:style-name="T4"> </text:span><text:span text:style-name="T5">nostrils</text:span><text:span text:style-name="T4"> </text:span><text:span text:style-name="T5">flared</text:span><text:span text:style-name="T4"> </text:span><text:span text:style-name="T5">up</text:span><text:span text:style-name="T4"> </text:span><text:span text:style-name="T5">and</text:span><text:span text:style-name="T4"> </text:span><text:span text:style-name="T5">she</text:span><text:span text:style-name="T4"> </text:span><text:span text:style-name="T5">turned</text:span><text:span text:style-name="T4"> </text:span><text:span text:style-name="T5">her</text:span><text:span text:style-name="T4"> </text:span><text:span text:style-name="T5">gaze</text:span><text:span text:style-name="T4"> </text:span><text:span text:style-name="T5">at</text:span><text:span text:style-name="T4"> </text:span><text:span text:style-name="T5">her</text:span><text:span text:style-name="T4"> </text:span><text:span text:style-name="T5">sister.</text:span><text:span text:style-name="T4"> </text:span><text:span text:style-name="T5">She</text:span><text:span text:style-name="T4"> </text:span><text:span text:style-name="T5">pouted</text:span><text:span text:style-name="T4"> </text:span><text:span text:style-name="T5">her</text:span><text:span text:style-name="T4"> </text:span><text:span text:style-name="T5">lips</text:span><text:span text:style-name="T4"> </text:span><text:span text:style-name="T5">and</text:span><text:span text:style-name="T4"> </text:span><text:span text:style-name="T5">said</text:span><text:span text:style-name="T4"> </text:span><text:span text:style-name="T5">icily:</text:span></text:p>
      <text:p text:style-name="P1"><text:span text:style-name="T4">“</text:span><text:span text:style-name="T5">Don</text:span><text:span text:style-name="T4">’</text:span><text:span text:style-name="T5">t</text:span><text:span text:style-name="T4"> </text:span><text:span text:style-name="T5">do</text:span><text:span text:style-name="T4"> </text:span><text:span text:style-name="T5">that.</text:span><text:span text:style-name="T4">”</text:span></text:p>
      <text:p text:style-name="P1"><text:span text:style-name="T4">“</text:span><text:span text:style-name="T5">Well,</text:span><text:span text:style-name="T4"> </text:span><text:span text:style-name="T5">I</text:span><text:span text:style-name="T4"> </text:span><text:span text:style-name="T5">think</text:span><text:span text:style-name="T4"> </text:span><text:span text:style-name="T5">I</text:span><text:span text:style-name="T4">’</text:span><text:span text:style-name="T5">ll</text:span><text:span text:style-name="T4"> </text:span><text:span text:style-name="T5">just</text:span><text:span text:style-name="T4"> </text:span><text:span text:style-name="T5">do</text:span><text:span text:style-name="T4"> </text:span><text:span text:style-name="T5">what</text:span><text:span text:style-name="T4"> </text:span><text:span text:style-name="T5">I</text:span><text:span text:style-name="T4"> </text:span><text:span text:style-name="T5">please</text:span><text:span text:style-name="T4"> </text:span><text:span text:style-name="T5">from</text:span><text:span text:style-name="T4"> </text:span><text:span text:style-name="T5">now</text:span><text:span text:style-name="T4"> </text:span><text:span text:style-name="T5">on,</text:span><text:span text:style-name="T4">” </text:span><text:span text:style-name="T5">replied</text:span><text:span text:style-name="T4"> </text:span><text:span text:style-name="T5">Parcifal;</text:span><text:span text:style-name="T4"> </text:span><text:span text:style-name="T5">her</text:span><text:span text:style-name="T4"> </text:span><text:span text:style-name="T5">face</text:span><text:span text:style-name="T4"> </text:span><text:span text:style-name="T5">had</text:span><text:span text:style-name="T4"> </text:span><text:span text:style-name="T5">the</text:span><text:span text:style-name="T4"> </text:span><text:span text:style-name="T5">look</text:span><text:span text:style-name="T4"> </text:span><text:span text:style-name="T5">of</text:span><text:span text:style-name="T4"> </text:span><text:span text:style-name="T5">a</text:span><text:span text:style-name="T4"> </text:span><text:span text:style-name="T5">poised</text:span><text:span text:style-name="T4"> </text:span><text:span text:style-name="T5">hawk.</text:span></text:p>
      <text:p text:style-name="P1"><text:span text:style-name="T4">“</text:span><text:span text:style-name="T5">I</text:span><text:span text:style-name="T4"> </text:span><text:span text:style-name="T5">hate</text:span><text:span text:style-name="T4"> </text:span><text:span text:style-name="T5">it</text:span><text:span text:style-name="T4"> </text:span><text:span text:style-name="T5">when</text:span><text:span text:style-name="T4"> </text:span><text:span text:style-name="T5">you</text:span><text:span text:style-name="T4"> </text:span><text:span text:style-name="T5">do</text:span><text:span text:style-name="T4"> </text:span><text:span text:style-name="T5">that,</text:span><text:span text:style-name="T4">” </text:span><text:span text:style-name="T5">said</text:span><text:span text:style-name="T4"> </text:span><text:span text:style-name="T5">Lernea</text:span><text:span text:style-name="T4"> </text:span><text:span text:style-name="T5">in</text:span><text:span text:style-name="T4"> </text:span><text:span text:style-name="T5">the</text:span><text:span text:style-name="T4"> </text:span><text:span text:style-name="T5">same</text:span><text:span text:style-name="T4"> </text:span><text:span text:style-name="T5">vein,</text:span><text:span text:style-name="T4"> </text:span><text:span text:style-name="T5">shaking</text:span><text:span text:style-name="T4"> </text:span><text:span text:style-name="T5">her</text:span><text:span text:style-name="T4"> </text:span><text:span text:style-name="T5">head</text:span><text:span text:style-name="T4"> </text:span><text:span text:style-name="T5">slowly</text:span><text:span text:style-name="T4"> </text:span><text:span text:style-name="T5">with</text:span><text:span text:style-name="T4"> </text:span><text:span text:style-name="T5">mounting</text:span><text:span text:style-name="T4"> </text:span><text:span text:style-name="T5">irritation.</text:span></text:p>
      <text:p text:style-name="P1"><text:span text:style-name="T4">“</text:span><text:span text:style-name="T5">I</text:span><text:span text:style-name="T4"> </text:span><text:span text:style-name="T5">know,</text:span><text:span text:style-name="T4"> </text:span><text:span text:style-name="T5">that</text:span><text:span text:style-name="T4">’</text:span><text:span text:style-name="T5">s</text:span><text:span text:style-name="T4"> </text:span><text:span text:style-name="T5">why</text:span><text:span text:style-name="T4"> </text:span><text:span text:style-name="T5">I</text:span><text:span text:style-name="T4"> </text:span><text:span text:style-name="T5">do</text:span><text:span text:style-name="T4"> </text:span><text:span text:style-name="T5">it.</text:span><text:span text:style-name="T4">”</text:span></text:p>
      <text:p text:style-name="P1"><text:span text:style-name="T4">“</text:span><text:span text:style-name="T5">You</text:span><text:span text:style-name="T4">’</text:span><text:span text:style-name="T5">re</text:span><text:span text:style-name="T4"> </text:span><text:span text:style-name="T5">such</text:span><text:span text:style-name="T4"> </text:span><text:span text:style-name="T5">a</text:span><text:span text:style-name="T4"> </text:span><text:span text:style-name="T5">child,</text:span><text:span text:style-name="T4">” </text:span><text:span text:style-name="T5">replied</text:span><text:span text:style-name="T4"> </text:span><text:span text:style-name="T5">Lernea</text:span><text:span text:style-name="T4"> </text:span><text:span text:style-name="T5">with</text:span><text:span text:style-name="T4"> </text:span><text:span text:style-name="T5">disdain.</text:span></text:p>
      <text:p text:style-name="P1"><text:span text:style-name="T4">“</text:span><text:span text:style-name="T5">Says</text:span><text:span text:style-name="T4"> </text:span><text:span text:style-name="T5">the</text:span><text:span text:style-name="T4"> </text:span><text:span text:style-name="T5">one</text:span><text:span text:style-name="T4"> </text:span><text:span text:style-name="T5">who</text:span><text:span text:style-name="T4"> </text:span><text:span text:style-name="T5">can</text:span><text:span text:style-name="T4">’</text:span><text:span text:style-name="T5">t</text:span><text:span text:style-name="T4"> </text:span><text:span text:style-name="T5">accept</text:span><text:span text:style-name="T4"> </text:span><text:span text:style-name="T5">defeat!</text:span><text:span text:style-name="T4">”</text:span></text:p>
      <text:p text:style-name="P2">Parcifal<text:span text:style-name="T3">’</text:span>s<text:span text:style-name="T3"> </text:span>loud<text:span text:style-name="T3"> </text:span>tone<text:span text:style-name="T3"> </text:span>made<text:span text:style-name="T3"> </text:span>a<text:span text:style-name="T3"> </text:span>few<text:span text:style-name="T3"> </text:span>heads<text:span text:style-name="T3"> </text:span>turn<text:span text:style-name="T3"> </text:span>and<text:span text:style-name="T3"> </text:span>look.<text:span text:style-name="T3"> </text:span>Lernea<text:span text:style-name="T3"> </text:span>did<text:span text:style-name="T3"> </text:span>not<text:span text:style-name="T3"> </text:span>even<text:span text:style-name="T3"> </text:span>notice<text:span text:style-name="T3"> </text:span>they<text:span text:style-name="T3"> </text:span>were<text:span text:style-name="T3"> </text:span>attracting<text:span text:style-name="T3"> </text:span>the<text:span text:style-name="T3"> </text:span>attention<text:span text:style-name="T3"> </text:span>of<text:span text:style-name="T3"> </text:span>the<text:span text:style-name="T3"> </text:span>locals,<text:span text:style-name="T3"> </text:span>and<text:span text:style-name="T3"> </text:span>added<text:span text:style-name="T3"> </text:span>her<text:span text:style-name="T3"> </text:span>own<text:span text:style-name="T3"> </text:span>shouts<text:span text:style-name="T3"> </text:span>to<text:span text:style-name="T3"> </text:span>the<text:span text:style-name="T3"> </text:span>rising<text:span text:style-name="T3"> </text:span>din<text:span text:style-name="T3"> </text:span>of<text:span text:style-name="T3"> </text:span>their<text:span text:style-name="T3"> </text:span>heated<text:span text:style-name="T3"> </text:span>debate.</text:p>
      <text:p text:style-name="P1"><text:span text:style-name="T4">“</text:span><text:span text:style-name="T5">This</text:span><text:span text:style-name="T4"> </text:span><text:span text:style-name="T5">isn</text:span><text:span text:style-name="T4">’</text:span><text:span text:style-name="T5">t</text:span><text:span text:style-name="T4"> </text:span><text:span text:style-name="T5">about</text:span><text:span text:style-name="T4"> </text:span><text:span text:style-name="T5">winning</text:span><text:span text:style-name="T4"> </text:span><text:span text:style-name="T5">or</text:span><text:span text:style-name="T4"> </text:span><text:span text:style-name="T5">losing,</text:span><text:span text:style-name="T4"> </text:span><text:span text:style-name="T5">by</text:span><text:span text:style-name="T4"> </text:span><text:span text:style-name="T5">Skrala!</text:span><text:span text:style-name="T4"> </text:span><text:span text:style-name="T5">You</text:span><text:span text:style-name="T4"> </text:span><text:span text:style-name="T5">can</text:span><text:span text:style-name="T4">’</text:span><text:span text:style-name="T5">t</text:span><text:span text:style-name="T4"> </text:span><text:span text:style-name="T5">be</text:span><text:span text:style-name="T4"> </text:span><text:span text:style-name="T5">that</text:span><text:span text:style-name="T4"> </text:span><text:span text:style-name="T5">daft!</text:span><text:span text:style-name="T4">”</text:span></text:p>
      <text:p text:style-name="P1"><text:span text:style-name="T4">“</text:span><text:span text:style-name="T5">You</text:span><text:span text:style-name="T4">’</text:span><text:span text:style-name="T5">re</text:span><text:span text:style-name="T4"> </text:span><text:span text:style-name="T5">the</text:span><text:span text:style-name="T4"> </text:span><text:span text:style-name="T5">one</text:span><text:span text:style-name="T4"> </text:span><text:span text:style-name="T5">that</text:span><text:span text:style-name="T4"> </text:span><text:span text:style-name="T5">got</text:span><text:span text:style-name="T4"> </text:span><text:span text:style-name="T5">us</text:span><text:span text:style-name="T4"> </text:span><text:span text:style-name="T5">into</text:span><text:span text:style-name="T4"> </text:span><text:span text:style-name="T5">this</text:span><text:span text:style-name="T4"> </text:span><text:span text:style-name="T5">mess</text:span><text:span text:style-name="T4"> </text:span><text:span text:style-name="T5">in</text:span><text:span text:style-name="T4"> </text:span><text:span text:style-name="T5">the</text:span><text:span text:style-name="T4"> </text:span><text:span text:style-name="T5">first</text:span><text:span text:style-name="T4"> </text:span><text:span text:style-name="T5">place,</text:span><text:span text:style-name="T4"> </text:span><text:span text:style-name="T5">remember?</text:span><text:span text:style-name="T4">” </text:span><text:span text:style-name="T5">said</text:span><text:span text:style-name="T4"> </text:span><text:span text:style-name="T5">Parcifal</text:span><text:span text:style-name="T4"> </text:span><text:span text:style-name="T5">with</text:span><text:span text:style-name="T4"> </text:span><text:span text:style-name="T5">arms</text:span><text:span text:style-name="T4"> </text:span><text:span text:style-name="T5">crossed</text:span><text:span text:style-name="T4"> </text:span><text:span text:style-name="T5">on</text:span><text:span text:style-name="T4"> </text:span><text:span text:style-name="T5">her</text:span><text:span text:style-name="T4"> </text:span><text:span text:style-name="T5">chest.</text:span><text:span text:style-name="T4"> </text:span><text:span text:style-name="T5">Lernea</text:span><text:span text:style-name="T4"> </text:span><text:span text:style-name="T5">flailed</text:span><text:span text:style-name="T4"> </text:span><text:span text:style-name="T5">her</text:span><text:span text:style-name="T4"> </text:span><text:span text:style-name="T5">arms</text:span><text:span text:style-name="T4"> </text:span><text:span text:style-name="T5">wildly</text:span><text:span text:style-name="T4"> </text:span><text:span text:style-name="T5">around</text:span><text:span text:style-name="T4"> </text:span><text:span text:style-name="T5">her</text:span><text:span text:style-name="T4"> </text:span><text:span text:style-name="T5">while</text:span><text:span text:style-name="T4"> </text:span><text:span text:style-name="T5">moving</text:span><text:span text:style-name="T4"> </text:span><text:span text:style-name="T5">about</text:span><text:span text:style-name="T4"> </text:span><text:span text:style-name="T5">nervously.</text:span></text:p>
      <text:p text:style-name="P1"><text:span text:style-name="T4">“</text:span><text:span text:style-name="T5">Oh,</text:span><text:span text:style-name="T4"> </text:span><text:span text:style-name="T5">really</text:span><text:span text:style-name="T4"> </text:span><text:span text:style-name="T5">now</text:span><text:span text:style-name="T4"> </text:span><text:span text:style-name="T5">that</text:span><text:span text:style-name="T4">’</text:span><text:span text:style-name="T5">s</text:span><text:span text:style-name="T4"> </text:span><text:span text:style-name="T5">just</text:span><text:span text:style-name="T4"> </text:span><text:span text:style-name="T5">so</text:span><text:span text:style-name="T4"> </text:span><text:span text:style-name="T5">typical,</text:span><text:span text:style-name="T4"> </text:span><text:span text:style-name="T5">trying</text:span><text:span text:style-name="T4"> </text:span><text:span text:style-name="T5">to</text:span><text:span text:style-name="T4"> </text:span><text:span text:style-name="T5">put</text:span><text:span text:style-name="T4"> </text:span><text:span text:style-name="T5">the</text:span><text:span text:style-name="T4"> </text:span><text:span text:style-name="T5">blame</text:span><text:span text:style-name="T4"> </text:span><text:span text:style-name="T5">on</text:span><text:span text:style-name="T4"> </text:span><text:span text:style-name="T5">me</text:span><text:span text:style-name="T4"> </text:span><text:span text:style-name="T5">like</text:span><text:span text:style-name="T4"> </text:span><text:span text:style-name="T5">we</text:span><text:span text:style-name="T4">’</text:span><text:span text:style-name="T5">re</text:span><text:span text:style-name="T4"> </text:span><text:span text:style-name="T5">still</text:span><text:span text:style-name="T4"> </text:span><text:span text:style-name="T5">meddling</text:span><text:span text:style-name="T4"> </text:span><text:span text:style-name="T5">with</text:span><text:span text:style-name="T4"> </text:span><text:span text:style-name="T5">the</text:span><text:span text:style-name="T4"> </text:span><text:span text:style-name="T5">master</text:span><text:span text:style-name="T4">’</text:span><text:span text:style-name="T5">s</text:span><text:span text:style-name="T4"> </text:span><text:span text:style-name="T5">spellbook!</text:span><text:span text:style-name="T4">”</text:span></text:p>
      <text:p text:style-name="P1"><text:span text:style-name="T4">“</text:span><text:span text:style-name="T5">Well,</text:span><text:span text:style-name="T4"> </text:span><text:span text:style-name="T5">I</text:span><text:span text:style-name="T4">’</text:span><text:span text:style-name="T5">m</text:span><text:span text:style-name="T4"> </text:span><text:span text:style-name="T5">not</text:span><text:span text:style-name="T4"> </text:span><text:span text:style-name="T5">the</text:span><text:span text:style-name="T4"> </text:span><text:span text:style-name="T5">one</text:span><text:span text:style-name="T4"> </text:span><text:span text:style-name="T5">who</text:span><text:span text:style-name="T4"> </text:span><text:span text:style-name="T5">married</text:span><text:span text:style-name="T4"> </text:span><text:span text:style-name="T5">Therion</text:span><text:span text:style-name="T4"> </text:span><text:span text:style-name="T5">Jangdrival</text:span><text:span text:style-name="T4"> </text:span><text:span text:style-name="T5">on</text:span><text:span text:style-name="T4"> </text:span><text:span text:style-name="T5">a</text:span><text:span text:style-name="T4"> </text:span><text:span text:style-name="T5">whim</text:span><text:span text:style-name="T4"> </text:span><text:span text:style-name="T5">and</text:span><text:span text:style-name="T4"> </text:span><text:span text:style-name="T5">got</text:span><text:span text:style-name="T4"> </text:span><text:span text:style-name="T5">us</text:span><text:span text:style-name="T4"> </text:span><text:span text:style-name="T5">exiled!</text:span><text:span text:style-name="T4">” </text:span><text:span text:style-name="T5">remarked</text:span><text:span text:style-name="T4"> </text:span><text:span text:style-name="T5">Parcifal</text:span><text:span text:style-name="T4"> </text:span><text:span text:style-name="T5">with</text:span><text:span text:style-name="T4"> </text:span><text:span text:style-name="T5">wide</text:span><text:span text:style-name="T4"> </text:span><text:span text:style-name="T5">open</text:span><text:span text:style-name="T4"> </text:span><text:span text:style-name="T5">arms</text:span><text:span text:style-name="T4"> </text:span><text:span text:style-name="T5">and</text:span><text:span text:style-name="T4"> </text:span><text:span text:style-name="T5">a</text:span><text:span text:style-name="T4"> </text:span><text:span text:style-name="T5">mocking</text:span><text:span text:style-name="T4"> </text:span><text:span text:style-name="T5">smile.</text:span><text:span text:style-name="T4"> </text:span><text:span text:style-name="T5">Lernea</text:span><text:span text:style-name="T4">’</text:span><text:span text:style-name="T5">s</text:span><text:span text:style-name="T4"> </text:span><text:span text:style-name="T5">reply</text:span><text:span text:style-name="T4"> </text:span><text:span text:style-name="T5">was</text:span><text:span text:style-name="T4"> </text:span><text:span text:style-name="T5">filled</text:span><text:span text:style-name="T4"> </text:span><text:span text:style-name="T5">with</text:span><text:span text:style-name="T4"> </text:span><text:span text:style-name="T5">overtones</text:span><text:span text:style-name="T4"> </text:span><text:span text:style-name="T5">of</text:span><text:span text:style-name="T4"> </text:span><text:span text:style-name="T5">shock</text:span><text:span text:style-name="T4"> </text:span><text:span text:style-name="T5">and</text:span><text:span text:style-name="T4"> </text:span><text:span text:style-name="T5">disgust,</text:span><text:span text:style-name="T4"> </text:span><text:span text:style-name="T5">her</text:span><text:span text:style-name="T4"> </text:span><text:span text:style-name="T5">face</text:span><text:span text:style-name="T4"> </text:span><text:span text:style-name="T5">screwed</text:span><text:span text:style-name="T4"> </text:span><text:span text:style-name="T5">up,</text:span><text:span text:style-name="T4"> </text:span><text:span text:style-name="T5">her</text:span><text:span text:style-name="T4"> </text:span><text:span text:style-name="T5">revulsion</text:span><text:span text:style-name="T4"> </text:span><text:span text:style-name="T5">evident</text:span><text:span text:style-name="T4"> </text:span><text:span text:style-name="T5">in</text:span><text:span text:style-name="T4"> </text:span><text:span text:style-name="T5">every</text:span><text:span text:style-name="T4"> </text:span><text:span text:style-name="T5">word.</text:span></text:p>
      <text:p text:style-name="P1"><text:span text:style-name="T4">“</text:span><text:span text:style-name="T5">It</text:span><text:span text:style-name="T4"> </text:span><text:span text:style-name="T5">was</text:span><text:span text:style-name="T4"> </text:span><text:span text:style-name="T5">him</text:span><text:span text:style-name="T4"> </text:span><text:span text:style-name="T5">or</text:span><text:span text:style-name="T4"> </text:span><text:span text:style-name="T5">Gheighran!</text:span><text:span text:style-name="T4"> </text:span><text:span text:style-name="T5">Have</text:span><text:span text:style-name="T4"> </text:span><text:span text:style-name="T5">you</text:span><text:span text:style-name="T4"> </text:span><text:span text:style-name="T5">even</text:span><text:span text:style-name="T4"> </text:span><text:span text:style-name="T5">seen</text:span><text:span text:style-name="T4"> </text:span><text:span text:style-name="T5">Gheighran?</text:span><text:span text:style-name="T4"> </text:span><text:span text:style-name="T5">He</text:span><text:span text:style-name="T4">’</text:span><text:span text:style-name="T5">s</text:span><text:span text:style-name="T4"> </text:span><text:span text:style-name="T5">a</text:span><text:span text:style-name="T4"> </text:span><text:span text:style-name="T5">walking</text:span><text:span text:style-name="T4"> </text:span><text:span text:style-name="T5">swamp-thing,</text:span><text:span text:style-name="T4"> </text:span><text:span text:style-name="T5">not</text:span><text:span text:style-name="T4"> </text:span><text:span text:style-name="T5">a</text:span><text:span text:style-name="T4"> </text:span><text:span text:style-name="T5">man!</text:span><text:span text:style-name="T4">”</text:span></text:p>
      <text:p text:style-name="P2">Parcifal<text:span text:style-name="T3"> </text:span>shook<text:span text:style-name="T3"> </text:span>her<text:span text:style-name="T3"> </text:span>head<text:span text:style-name="T3"> </text:span>and<text:span text:style-name="T3"> </text:span>berated<text:span text:style-name="T3"> </text:span>her<text:span text:style-name="T3"> </text:span>slightly<text:span text:style-name="T3"> </text:span>older<text:span text:style-name="T3"> </text:span>sister,<text:span text:style-name="T3"> </text:span>her<text:span text:style-name="T3"> </text:span>face<text:span text:style-name="T3"> </text:span>suddenly<text:span text:style-name="T3"> </text:span>grim<text:span text:style-name="T3"> </text:span>and<text:span text:style-name="T3"> </text:span>her<text:span text:style-name="T3"> </text:span>voice<text:span text:style-name="T3"> </text:span>low-keyed<text:span text:style-name="T3"> </text:span>and<text:span text:style-name="T3"> </text:span>even.</text:p>
      <text:p text:style-name="P1"><text:span text:style-name="T4">“</text:span><text:span text:style-name="T5">Is</text:span><text:span text:style-name="T4"> </text:span><text:span text:style-name="T5">that</text:span><text:span text:style-name="T4"> </text:span><text:span text:style-name="T5">how</text:span><text:span text:style-name="T4"> </text:span><text:span text:style-name="T5">you</text:span><text:span text:style-name="T4"> </text:span><text:span text:style-name="T5">make</text:span><text:span text:style-name="T4"> </text:span><text:span text:style-name="T5">decisions</text:span><text:span text:style-name="T4"> </text:span><text:span text:style-name="T5">about</text:span><text:span text:style-name="T4"> </text:span><text:span text:style-name="T5">your</text:span><text:span text:style-name="T4"> </text:span><text:span text:style-name="T5">kingdom,</text:span><text:span text:style-name="T4"> </text:span><text:span text:style-name="T5">my</text:span><text:span text:style-name="T4"> </text:span><text:span text:style-name="T5">Queen?</text:span><text:span text:style-name="T4"> </text:span><text:span text:style-name="T5">Based</text:span><text:span text:style-name="T4"> </text:span><text:span text:style-name="T5">on</text:span><text:span text:style-name="T4"> </text:span><text:span text:style-name="T5">looks</text:span><text:span text:style-name="T4"> </text:span><text:span text:style-name="T5">and</text:span><text:span text:style-name="T4"> </text:span><text:span text:style-name="T5">appearances?</text:span><text:span text:style-name="T4"> </text:span><text:span text:style-name="T5">Only</text:span><text:span text:style-name="T4"> </text:span><text:span text:style-name="T5">if</text:span><text:span text:style-name="T4"> </text:span><text:span text:style-name="T5">mother</text:span><text:span text:style-name="T4"> </text:span><text:span text:style-name="T5">were</text:span><text:span text:style-name="T4"> </text:span><text:span text:style-name="T5">alive..</text:span><text:span text:style-name="T4">”</text:span></text:p>
      <text:p text:style-name="P2">She<text:span text:style-name="T3"> </text:span>let<text:span text:style-name="T3"> </text:span>her<text:span text:style-name="T3"> </text:span>voice<text:span text:style-name="T3"> </text:span>trail<text:span text:style-name="T3"> </text:span>off<text:span text:style-name="T3"> </text:span>and<text:span text:style-name="T3"> </text:span>ventured<text:span text:style-name="T3"> </text:span>a<text:span text:style-name="T3"> </text:span>look<text:span text:style-name="T3"> </text:span>towards<text:span text:style-name="T3"> </text:span>the<text:span text:style-name="T3"> </text:span>ocean.<text:span text:style-name="T3"> </text:span>The<text:span text:style-name="T3"> </text:span>Autania<text:span text:style-name="T3">’</text:span>s<text:span text:style-name="T3"> </text:span>sail<text:span text:style-name="T3"> </text:span>was<text:span text:style-name="T3"> </text:span>barely<text:span text:style-name="T3"> </text:span>visible,<text:span text:style-name="T3"> </text:span>the<text:span text:style-name="T3"> </text:span>light<text:span text:style-name="T3"> </text:span>of<text:span text:style-name="T3"> </text:span>day<text:span text:style-name="T3"> </text:span>growing<text:span text:style-name="T3"> </text:span>dimmer<text:span text:style-name="T3"> </text:span>with<text:span text:style-name="T3"> </text:span>every<text:span text:style-name="T3"> </text:span>passing<text:span text:style-name="T3"> </text:span>minute.<text:span text:style-name="T3"> </text:span>Lernea<text:span text:style-name="T3"> </text:span>was<text:span text:style-name="T3"> </text:span>looking<text:span text:style-name="T3"> </text:span>at<text:span text:style-name="T3"> </text:span>her<text:span text:style-name="T3"> </text:span>feet,<text:span text:style-name="T3"> </text:span>feeling<text:span text:style-name="T3"> </text:span>scolded<text:span text:style-name="T3"> </text:span>and<text:span text:style-name="T3"> </text:span>reprimanded<text:span text:style-name="T3"> </text:span>like<text:span text:style-name="T3"> </text:span>a<text:span text:style-name="T3"> </text:span>child.<text:span text:style-name="T3"> </text:span>Yet,<text:span text:style-name="T3"> </text:span>when<text:span text:style-name="T3"> </text:span>she<text:span text:style-name="T3"> </text:span>talked<text:span text:style-name="T3"> </text:span>next<text:span text:style-name="T3"> </text:span>she<text:span text:style-name="T3"> </text:span>had<text:span text:style-name="T3"> </text:span>the<text:span text:style-name="T3"> </text:span>voice<text:span text:style-name="T3"> </text:span>of<text:span text:style-name="T3"> </text:span>a<text:span text:style-name="T3"> </text:span>proud<text:span text:style-name="T3"> </text:span>woman:</text:p>
      <text:p text:style-name="P1"><text:span text:style-name="T4">“</text:span><text:span text:style-name="T5">Mother</text:span><text:span text:style-name="T4"> </text:span><text:span text:style-name="T5">made</text:span><text:span text:style-name="T4"> </text:span><text:span text:style-name="T5">mistakes</text:span><text:span text:style-name="T4"> </text:span><text:span text:style-name="T5">as</text:span><text:span text:style-name="T4"> </text:span><text:span text:style-name="T5">well</text:span><text:span text:style-name="T4"> </text:span><text:span text:style-name="T5">in</text:span><text:span text:style-name="T4"> </text:span><text:span text:style-name="T5">her</text:span><text:span text:style-name="T4"> </text:span><text:span text:style-name="T5">reign.</text:span><text:span text:style-name="T4">”</text:span></text:p>
      <text:p text:style-name="P1"><text:span text:style-name="T4">“</text:span><text:span text:style-name="T5">Yes,</text:span><text:span text:style-name="T4"> </text:span><text:span text:style-name="T5">she</text:span><text:span text:style-name="T4"> </text:span><text:span text:style-name="T5">did,</text:span><text:span text:style-name="T4">” </text:span><text:span text:style-name="T5">said</text:span><text:span text:style-name="T4"> </text:span><text:span text:style-name="T5">Parcifal</text:span><text:span text:style-name="T4"> </text:span><text:span text:style-name="T5">nodding</text:span><text:span text:style-name="T4"> </text:span><text:span text:style-name="T5">and</text:span><text:span text:style-name="T4"> </text:span><text:span text:style-name="T5">went</text:span><text:span text:style-name="T4"> </text:span><text:span text:style-name="T5">on</text:span><text:span text:style-name="T4"> </text:span><text:span text:style-name="T5">to</text:span><text:span text:style-name="T4"> </text:span><text:span text:style-name="T5">shout,</text:span><text:span text:style-name="T4"> “</text:span><text:span text:style-name="T5">She</text:span><text:span text:style-name="T4"> </text:span><text:span text:style-name="T5">gave</text:span><text:span text:style-name="T4"> </text:span><text:span text:style-name="T5">birth</text:span><text:span text:style-name="T4"> </text:span><text:span text:style-name="T5">to</text:span><text:span text:style-name="T4"> </text:span><text:span text:style-name="T5">you!</text:span><text:span text:style-name="T4">”</text:span></text:p>
      <text:p text:style-name="P1"><text:soft-page-break/><text:span text:style-name="T4">“</text:span><text:span text:style-name="T5">We</text:span><text:span text:style-name="T4">’</text:span><text:span text:style-name="T5">re</text:span><text:span text:style-name="T4"> </text:span><text:span text:style-name="T5">only</text:span><text:span text:style-name="T4"> </text:span><text:span text:style-name="T5">a</text:span><text:span text:style-name="T4"> </text:span><text:span text:style-name="T5">minute</text:span><text:span text:style-name="T4"> </text:span><text:span text:style-name="T5">apart,</text:span><text:span text:style-name="T4"> </text:span><text:span text:style-name="T5">you</text:span><text:span text:style-name="T4"> </text:span><text:span text:style-name="T5">stupid-</text:span><text:span text:style-name="T4">”</text:span></text:p>
      <text:p text:style-name="P2">Lernea<text:span text:style-name="T3"> </text:span>stopped<text:span text:style-name="T3"> </text:span>in<text:span text:style-name="T3"> </text:span>mid-sentence<text:span text:style-name="T3"> </text:span>even<text:span text:style-name="T3"> </text:span>as<text:span text:style-name="T3"> </text:span>her<text:span text:style-name="T3"> </text:span>mouth<text:span text:style-name="T3"> </text:span>began<text:span text:style-name="T3"> </text:span>to<text:span text:style-name="T3"> </text:span>form<text:span text:style-name="T3"> </text:span>the<text:span text:style-name="T3"> </text:span>word<text:span text:style-name="T3"> ‘</text:span>cow<text:span text:style-name="T3">’</text:span>.<text:span text:style-name="T3"> </text:span>She<text:span text:style-name="T3"> </text:span>had<text:span text:style-name="T3"> </text:span>instinctively<text:span text:style-name="T3"> </text:span>flung<text:span text:style-name="T3"> </text:span>her<text:span text:style-name="T3"> </text:span>arm<text:span text:style-name="T3"> </text:span>and<text:span text:style-name="T3"> </text:span>was<text:span text:style-name="T3"> </text:span>grabbing<text:span text:style-name="T3"> </text:span>at<text:span text:style-name="T3"> </text:span>what<text:span text:style-name="T3"> </text:span>seemed<text:span text:style-name="T3"> </text:span>to<text:span text:style-name="T3"> </text:span>be<text:span text:style-name="T3"> </text:span>a<text:span text:style-name="T3"> </text:span>child<text:span text:style-name="T3">’</text:span>s<text:span text:style-name="T3"> </text:span>arm<text:span text:style-name="T3"> </text:span>attached<text:span text:style-name="T3"> </text:span>to<text:span text:style-name="T3"> </text:span>a<text:span text:style-name="T3"> </text:span>hand<text:span text:style-name="T3"> </text:span>holding<text:span text:style-name="T3"> </text:span>her<text:span text:style-name="T3"> </text:span>coinpurse.</text:p>
      <text:p text:style-name="P1"><text:span text:style-name="T4">“</text:span><text:span text:style-name="T5">Hey,</text:span><text:span text:style-name="T4">” </text:span><text:span text:style-name="T5">she</text:span><text:span text:style-name="T4"> </text:span><text:span text:style-name="T5">said</text:span><text:span text:style-name="T4"> </text:span><text:span text:style-name="T5">and</text:span><text:span text:style-name="T4"> </text:span><text:span text:style-name="T5">turned</text:span><text:span text:style-name="T4"> </text:span><text:span text:style-name="T5">to</text:span><text:span text:style-name="T4"> </text:span><text:span text:style-name="T5">look</text:span><text:span text:style-name="T4"> </text:span><text:span text:style-name="T5">nearly</text:span><text:span text:style-name="T4"> </text:span><text:span text:style-name="T5">right</text:span><text:span text:style-name="T4"> </text:span><text:span text:style-name="T5">behind</text:span><text:span text:style-name="T4"> </text:span><text:span text:style-name="T5">her.</text:span><text:span text:style-name="T4"> </text:span><text:span text:style-name="T5">There</text:span><text:span text:style-name="T4"> </text:span><text:span text:style-name="T5">was</text:span><text:span text:style-name="T4"> </text:span><text:span text:style-name="T5">a</text:span><text:span text:style-name="T4"> </text:span><text:span text:style-name="T5">short</text:span><text:span text:style-name="T4"> </text:span><text:span text:style-name="T5">person</text:span><text:span text:style-name="T4"> </text:span><text:span text:style-name="T5">standing</text:span><text:span text:style-name="T4"> </text:span><text:span text:style-name="T5">there,</text:span><text:span text:style-name="T4"> </text:span><text:span text:style-name="T5">all</text:span><text:span text:style-name="T4"> </text:span><text:span text:style-name="T5">dressed</text:span><text:span text:style-name="T4"> </text:span><text:span text:style-name="T5">up</text:span><text:span text:style-name="T4"> </text:span><text:span text:style-name="T5">in</text:span><text:span text:style-name="T4"> </text:span><text:span text:style-name="T5">dark</text:span><text:span text:style-name="T4"> </text:span><text:span text:style-name="T5">leather</text:span><text:span text:style-name="T4"> </text:span><text:span text:style-name="T5">and</text:span><text:span text:style-name="T4"> </text:span><text:span text:style-name="T5">an</text:span><text:span text:style-name="T4"> </text:span><text:span text:style-name="T5">impossibly</text:span><text:span text:style-name="T4"> </text:span><text:span text:style-name="T5">bland,</text:span><text:span text:style-name="T4"> </text:span><text:span text:style-name="T5">expressionless</text:span><text:span text:style-name="T4"> </text:span><text:span text:style-name="T5">face.</text:span></text:p>
      <text:p text:style-name="P2">Parcifal<text:span text:style-name="T3"> </text:span>grabbed<text:span text:style-name="T3"> </text:span>a<text:span text:style-name="T3"> </text:span>silver,<text:span text:style-name="T3"> </text:span>teardrop-shaped<text:span text:style-name="T3"> </text:span>knife<text:span text:style-name="T3"> </text:span>from<text:span text:style-name="T3"> </text:span>her<text:span text:style-name="T3"> </text:span>waistband<text:span text:style-name="T3"> </text:span>and<text:span text:style-name="T3"> </text:span>took<text:span text:style-name="T3"> </text:span>a<text:span text:style-name="T3"> </text:span>step<text:span text:style-name="T3"> </text:span>towards<text:span text:style-name="T3"> </text:span>her<text:span text:style-name="T3"> </text:span>sister<text:span text:style-name="T3">’</text:span>s<text:span text:style-name="T3"> </text:span>side<text:span text:style-name="T3"> </text:span>where<text:span text:style-name="T3"> </text:span>the<text:span text:style-name="T3"> </text:span>short<text:span text:style-name="T3"> </text:span>person<text:span text:style-name="T3"> </text:span>stood<text:span text:style-name="T3"> </text:span>frozen,<text:span text:style-name="T3"> </text:span>said<text:span text:style-name="T3"> </text:span>person<text:span text:style-name="T3"> </text:span>pretending<text:span text:style-name="T3"> </text:span>he<text:span text:style-name="T3"> </text:span>was<text:span text:style-name="T3"> </text:span>nothing<text:span text:style-name="T3"> </text:span>more<text:span text:style-name="T3"> </text:span>than<text:span text:style-name="T3"> </text:span>a<text:span text:style-name="T3"> </text:span>misplaced<text:span text:style-name="T3"> </text:span>piece<text:span text:style-name="T3"> </text:span>of<text:span text:style-name="T3"> </text:span>furniture.<text:span text:style-name="T3"> </text:span>He<text:span text:style-name="T3"> </text:span>seemed<text:span text:style-name="T3"> </text:span>to<text:span text:style-name="T3"> </text:span>be<text:span text:style-name="T3"> </text:span>holding<text:span text:style-name="T3"> </text:span>his<text:span text:style-name="T3"> </text:span>breath.</text:p>
      <text:p text:style-name="P1"><text:span text:style-name="T4">“</text:span><text:span text:style-name="T5">A</text:span><text:span text:style-name="T4"> </text:span><text:span text:style-name="T5">thieving</text:span><text:span text:style-name="T4"> </text:span><text:span text:style-name="T5">scum,</text:span><text:span text:style-name="T4"> </text:span><text:span text:style-name="T5">and</text:span><text:span text:style-name="T4"> </text:span><text:span text:style-name="T5">a</text:span><text:span text:style-name="T4"> </text:span><text:span text:style-name="T5">bad</text:span><text:span text:style-name="T4"> </text:span><text:span text:style-name="T5">one</text:span><text:span text:style-name="T4"> </text:span><text:span text:style-name="T5">at</text:span><text:span text:style-name="T4"> </text:span><text:span text:style-name="T5">that,</text:span><text:span text:style-name="T4"> </text:span><text:span text:style-name="T5">eh?</text:span><text:span text:style-name="T4">”</text:span></text:p>
      <text:p text:style-name="P1"><text:span text:style-name="T4">“</text:span><text:span text:style-name="T5">Bugger,</text:span><text:span text:style-name="T4">” </text:span><text:span text:style-name="T5">said</text:span><text:span text:style-name="T4"> </text:span><text:span text:style-name="T5">the</text:span><text:span text:style-name="T4"> </text:span><text:span text:style-name="T5">short</text:span><text:span text:style-name="T4"> </text:span><text:span text:style-name="T5">person</text:span><text:span text:style-name="T4"> </text:span><text:span text:style-name="T5">with</text:span><text:span text:style-name="T4"> </text:span><text:span text:style-name="T5">a</text:span><text:span text:style-name="T4"> </text:span><text:span text:style-name="T5">whiz.</text:span><text:span text:style-name="T4"> </text:span><text:span text:style-name="T5">Out</text:span><text:span text:style-name="T4"> </text:span><text:span text:style-name="T5">of</text:span><text:span text:style-name="T4"> </text:span><text:span text:style-name="T5">breath,</text:span><text:span text:style-name="T4"> </text:span><text:span text:style-name="T5">he</text:span><text:span text:style-name="T4"> </text:span><text:span text:style-name="T5">looked</text:span><text:span text:style-name="T4"> </text:span><text:span text:style-name="T5">sideways</text:span><text:span text:style-name="T4"> </text:span><text:span text:style-name="T5">at</text:span><text:span text:style-name="T4"> </text:span><text:span text:style-name="T5">the</text:span><text:span text:style-name="T4"> </text:span><text:span text:style-name="T5">bristling</text:span><text:span text:style-name="T4"> </text:span><text:span text:style-name="T5">knife-point</text:span><text:span text:style-name="T4"> </text:span><text:span text:style-name="T5">and</text:span><text:span text:style-name="T4"> </text:span><text:span text:style-name="T5">suddenly</text:span><text:span text:style-name="T4"> </text:span><text:span text:style-name="T5">sucked</text:span><text:span text:style-name="T4"> </text:span><text:span text:style-name="T5">on</text:span><text:span text:style-name="T4"> </text:span><text:span text:style-name="T5">air</text:span><text:span text:style-name="T4"> </text:span><text:span text:style-name="T5">through</text:span><text:span text:style-name="T4"> </text:span><text:span text:style-name="T5">his</text:span><text:span text:style-name="T4"> </text:span><text:span text:style-name="T5">nostrils</text:span><text:span text:style-name="T4"> </text:span><text:span text:style-name="T5">loudly.</text:span><text:span text:style-name="T4"> </text:span><text:span text:style-name="T5">His</text:span><text:span text:style-name="T4"> </text:span><text:span text:style-name="T5">body</text:span><text:span text:style-name="T4"> </text:span><text:span text:style-name="T5">relaxed</text:span><text:span text:style-name="T4"> </text:span><text:span text:style-name="T5">and</text:span><text:span text:style-name="T4"> </text:span><text:span text:style-name="T5">he</text:span><text:span text:style-name="T4"> </text:span><text:span text:style-name="T5">let</text:span><text:span text:style-name="T4"> </text:span><text:span text:style-name="T5">the</text:span><text:span text:style-name="T4"> </text:span><text:span text:style-name="T5">bulging</text:span><text:span text:style-name="T4"> </text:span><text:span text:style-name="T5">coinpurse</text:span><text:span text:style-name="T4"> </text:span><text:span text:style-name="T5">drop</text:span><text:span text:style-name="T4"> </text:span><text:span text:style-name="T5">to</text:span><text:span text:style-name="T4"> </text:span><text:span text:style-name="T5">the</text:span><text:span text:style-name="T4"> </text:span><text:span text:style-name="T5">wooden</text:span><text:span text:style-name="T4"> </text:span><text:span text:style-name="T5">pier</text:span><text:span text:style-name="T4"> </text:span><text:span text:style-name="T5">with</text:span><text:span text:style-name="T4"> </text:span><text:span text:style-name="T5">a</text:span><text:span text:style-name="T4"> </text:span><text:span text:style-name="T5">heavy</text:span><text:span text:style-name="T4"> </text:span><text:span text:style-name="T5">jingle.</text:span></text:p>
      <text:p text:style-name="P2">Lernea<text:span text:style-name="T3"> </text:span>made<text:span text:style-name="T3"> </text:span>a<text:span text:style-name="T3"> </text:span>grimace<text:span text:style-name="T3"> </text:span>and<text:span text:style-name="T3"> </text:span>turned<text:span text:style-name="T3"> </text:span>her<text:span text:style-name="T3"> </text:span>head<text:span text:style-name="T3"> </text:span>away<text:span text:style-name="T3"> </text:span>from<text:span text:style-name="T3"> </text:span>the<text:span text:style-name="T3"> </text:span>short<text:span text:style-name="T3"> </text:span>man.</text:p>
      <text:p text:style-name="P1"><text:span text:style-name="T4">“</text:span><text:span text:style-name="T5">I</text:span><text:span text:style-name="T4"> </text:span><text:span text:style-name="T5">can</text:span><text:span text:style-name="T4"> </text:span><text:span text:style-name="T5">see</text:span><text:span text:style-name="T4"> </text:span><text:span text:style-name="T5">why</text:span><text:span text:style-name="T4"> </text:span><text:span text:style-name="T5">you</text:span><text:span text:style-name="T4"> </text:span><text:span text:style-name="T5">held</text:span><text:span text:style-name="T4"> </text:span><text:span text:style-name="T5">that</text:span><text:span text:style-name="T4"> </text:span><text:span text:style-name="T5">breath</text:span><text:span text:style-name="T4"> </text:span><text:span text:style-name="T5">of</text:span><text:span text:style-name="T4"> </text:span><text:span text:style-name="T5">yours.</text:span><text:span text:style-name="T4"> </text:span><text:span text:style-name="T5">Could</text:span><text:span text:style-name="T4"> </text:span><text:span text:style-name="T5">even</text:span><text:span text:style-name="T4"> </text:span><text:span text:style-name="T5">kill</text:span><text:span text:style-name="T4"> </text:span><text:span text:style-name="T5">a</text:span><text:span text:style-name="T4"> </text:span><text:span text:style-name="T5">man;</text:span><text:span text:style-name="T4"> </text:span><text:span text:style-name="T5">one</text:span><text:span text:style-name="T4"> </text:span><text:span text:style-name="T5">of</text:span><text:span text:style-name="T4"> </text:span><text:span text:style-name="T5">your</text:span><text:span text:style-name="T4"> </text:span><text:span text:style-name="T5">stature,</text:span><text:span text:style-name="T4"> </text:span><text:span text:style-name="T5">at</text:span><text:span text:style-name="T4"> </text:span><text:span text:style-name="T5">least.</text:span><text:span text:style-name="T4">”</text:span></text:p>
      <text:p text:style-name="P2">Parcifal<text:span text:style-name="T3"> </text:span>seemed<text:span text:style-name="T3"> </text:span>less<text:span text:style-name="T3"> </text:span>inclined<text:span text:style-name="T3"> </text:span>to<text:span text:style-name="T3"> </text:span>comment<text:span text:style-name="T3"> </text:span>on<text:span text:style-name="T3"> </text:span>the<text:span text:style-name="T3"> </text:span>aspiring<text:span text:style-name="T3"> </text:span>thief<text:span text:style-name="T3">’</text:span>s<text:span text:style-name="T3"> </text:span>lack<text:span text:style-name="T3"> </text:span>of<text:span text:style-name="T3"> </text:span>mouth<text:span text:style-name="T3"> </text:span>hygiene.<text:span text:style-name="T3"> </text:span>She<text:span text:style-name="T3"> </text:span>looked<text:span text:style-name="T3"> </text:span>at<text:span text:style-name="T3"> </text:span>him<text:span text:style-name="T3"> </text:span>with<text:span text:style-name="T3"> </text:span>mixed<text:span text:style-name="T3"> </text:span>feelings<text:span text:style-name="T3"> </text:span>of<text:span text:style-name="T3"> </text:span>curiosity<text:span text:style-name="T3"> </text:span>and<text:span text:style-name="T3"> </text:span>frustration,<text:span text:style-name="T3"> </text:span>brandishing<text:span text:style-name="T3"> </text:span>her<text:span text:style-name="T3"> </text:span>knife<text:span text:style-name="T3"> </text:span>accusingly.</text:p>
      <text:p text:style-name="P1"><text:span text:style-name="T4">“</text:span><text:span text:style-name="T5">Barely</text:span><text:span text:style-name="T4"> </text:span><text:span text:style-name="T5">stepped</text:span><text:span text:style-name="T4"> </text:span><text:span text:style-name="T5">foot</text:span><text:span text:style-name="T4"> </text:span><text:span text:style-name="T5">on</text:span><text:span text:style-name="T4"> </text:span><text:span text:style-name="T5">this</text:span><text:span text:style-name="T4"> </text:span><text:span text:style-name="T5">land,</text:span><text:span text:style-name="T4"> </text:span><text:span text:style-name="T5">and</text:span><text:span text:style-name="T4"> </text:span><text:span text:style-name="T5">here</text:span><text:span text:style-name="T4">’</text:span><text:span text:style-name="T5">s</text:span><text:span text:style-name="T4"> </text:span><text:span text:style-name="T5">our</text:span><text:span text:style-name="T4"> </text:span><text:span text:style-name="T5">greeting.</text:span><text:span text:style-name="T4"> </text:span><text:span text:style-name="T5">Couldn</text:span><text:span text:style-name="T4">’</text:span><text:span text:style-name="T5">t</text:span><text:span text:style-name="T4"> </text:span><text:span text:style-name="T5">resist</text:span><text:span text:style-name="T4"> </text:span><text:span text:style-name="T5">our</text:span><text:span text:style-name="T4"> </text:span><text:span text:style-name="T5">riches,</text:span><text:span text:style-name="T4"> </text:span><text:span text:style-name="T5">little</text:span><text:span text:style-name="T4"> </text:span><text:span text:style-name="T5">man?</text:span><text:span text:style-name="T4">” </text:span><text:span text:style-name="T5">asked</text:span><text:span text:style-name="T4"> </text:span><text:span text:style-name="T5">Parcifal,</text:span><text:span text:style-name="T4"> </text:span><text:span text:style-name="T5">her</text:span><text:span text:style-name="T4"> </text:span><text:span text:style-name="T5">shiny</text:span><text:span text:style-name="T4"> </text:span><text:span text:style-name="T5">breastplate</text:span><text:span text:style-name="T4"> </text:span><text:span text:style-name="T5">protruding</text:span><text:span text:style-name="T4"> </text:span><text:span text:style-name="T5">from</text:span><text:span text:style-name="T4"> </text:span><text:span text:style-name="T5">the</text:span><text:span text:style-name="T4"> </text:span><text:span text:style-name="T5">rest</text:span><text:span text:style-name="T4"> </text:span><text:span text:style-name="T5">of</text:span><text:span text:style-name="T4"> </text:span><text:span text:style-name="T5">her</text:span><text:span text:style-name="T4"> </text:span><text:span text:style-name="T5">body</text:span><text:span text:style-name="T4"> </text:span><text:span text:style-name="T5">armor</text:span><text:span text:style-name="T4"> </text:span><text:span text:style-name="T5">straight</text:span><text:span text:style-name="T4"> </text:span><text:span text:style-name="T5">at</text:span><text:span text:style-name="T4"> </text:span><text:span text:style-name="T5">the</text:span><text:span text:style-name="T4"> </text:span><text:span text:style-name="T5">thief</text:span><text:span text:style-name="T4">’</text:span><text:span text:style-name="T5">s</text:span><text:span text:style-name="T4"> </text:span><text:span text:style-name="T5">face.</text:span></text:p>
      <text:p text:style-name="P1"><text:span text:style-name="T4">“</text:span><text:span text:style-name="T5">Be</text:span><text:span text:style-name="T4"> </text:span><text:span text:style-name="T5">fair,</text:span><text:span text:style-name="T4"> </text:span><text:span text:style-name="T5">my</text:span><text:span text:style-name="T4"> </text:span><text:span text:style-name="T5">fair</text:span><text:span text:style-name="T4"> </text:span><text:span text:style-name="T5">lady!</text:span><text:span text:style-name="T4"> </text:span><text:span text:style-name="T5">Wasn</text:span><text:span text:style-name="T4">’</text:span><text:span text:style-name="T5">t</text:span><text:span text:style-name="T4"> </text:span><text:span text:style-name="T5">ogling</text:span><text:span text:style-name="T4"> </text:span><text:span text:style-name="T5">your,</text:span><text:span text:style-name="T4"> </text:span><text:span text:style-name="T5">ehm,</text:span><text:span text:style-name="T4"> </text:span><text:span text:style-name="T5">lady</text:span><text:span text:style-name="T4"> </text:span><text:span text:style-name="T5">parts</text:span><text:span text:style-name="T4"> </text:span><text:span text:style-name="T5">or</text:span><text:span text:style-name="T4"> </text:span><text:span text:style-name="T5">anything,</text:span><text:span text:style-name="T4"> </text:span><text:span text:style-name="T5">your</text:span><text:span text:style-name="T4"> </text:span><text:span text:style-name="T5">gracefulness.</text:span><text:span text:style-name="T4"> </text:span><text:span text:style-name="T5">Not</text:span><text:span text:style-name="T4"> </text:span><text:span text:style-name="T5">that</text:span><text:span text:style-name="T4"> </text:span><text:span text:style-name="T5">they</text:span><text:span text:style-name="T4">’</text:span><text:span text:style-name="T5">re</text:span><text:span text:style-name="T4"> </text:span><text:span text:style-name="T5">not</text:span><text:span text:style-name="T4"> </text:span><text:span text:style-name="T5">worth</text:span><text:span text:style-name="T4"> </text:span><text:span text:style-name="T5">to,</text:span><text:span text:style-name="T4"> </text:span><text:span text:style-name="T5">well,</text:span><text:span text:style-name="T4"> </text:span><text:span text:style-name="T5">ogle,</text:span><text:span text:style-name="T4">” </text:span><text:span text:style-name="T5">he</text:span><text:span text:style-name="T4"> </text:span><text:span text:style-name="T5">said</text:span><text:span text:style-name="T4"> </text:span><text:span text:style-name="T5">with</text:span><text:span text:style-name="T4"> </text:span><text:span text:style-name="T5">an</text:span><text:span text:style-name="T4"> </text:span><text:span text:style-name="T5">awkward</text:span><text:span text:style-name="T4"> </text:span><text:span text:style-name="T5">smile</text:span><text:span text:style-name="T4"> </text:span><text:span text:style-name="T5">and</text:span><text:span text:style-name="T4"> </text:span><text:span text:style-name="T5">looked</text:span><text:span text:style-name="T4"> </text:span><text:span text:style-name="T5">up</text:span><text:span text:style-name="T4"> </text:span><text:span text:style-name="T5">to</text:span><text:span text:style-name="T4"> </text:span><text:span text:style-name="T5">Parcifal</text:span><text:span text:style-name="T4"> </text:span><text:span text:style-name="T5">like</text:span><text:span text:style-name="T4"> </text:span><text:span text:style-name="T5">a</text:span><text:span text:style-name="T4"> </text:span><text:span text:style-name="T5">man</text:span><text:span text:style-name="T4"> </text:span><text:span text:style-name="T5">seeking</text:span><text:span text:style-name="T4"> </text:span><text:span text:style-name="T5">redemption</text:span><text:span text:style-name="T4"> </text:span><text:span text:style-name="T5">in</text:span><text:span text:style-name="T4"> </text:span><text:span text:style-name="T5">prayer.</text:span></text:p>
      <text:p text:style-name="P2">Lernea<text:span text:style-name="T3"> </text:span>punched<text:span text:style-name="T3"> </text:span>him<text:span text:style-name="T3"> </text:span>in<text:span text:style-name="T3"> </text:span>the<text:span text:style-name="T3"> </text:span>gut<text:span text:style-name="T3"> </text:span>without<text:span text:style-name="T3"> </text:span>warning;<text:span text:style-name="T3"> </text:span>the<text:span text:style-name="T3"> </text:span>short<text:span text:style-name="T3"> </text:span>little<text:span text:style-name="T3"> </text:span>man<text:span text:style-name="T3"> </text:span>doubled<text:span text:style-name="T3"> </text:span>over,<text:span text:style-name="T3"> </text:span>his<text:span text:style-name="T3"> </text:span>face<text:span text:style-name="T3"> </text:span>flustered.<text:span text:style-name="T3"> </text:span>He<text:span text:style-name="T3"> </text:span>looked<text:span text:style-name="T3"> </text:span>momentously<text:span text:style-name="T3"> </text:span>surprised<text:span text:style-name="T3"> </text:span>and<text:span text:style-name="T3"> </text:span>awestruck,<text:span text:style-name="T3"> </text:span>rather<text:span text:style-name="T3"> </text:span>than<text:span text:style-name="T3"> </text:span>simply<text:span text:style-name="T3"> </text:span>hurt;<text:span text:style-name="T3"> </text:span>he<text:span text:style-name="T3"> </text:span>seemed<text:span text:style-name="T3"> </text:span>to<text:span text:style-name="T3"> </text:span>have<text:span text:style-name="T3"> </text:span>some<text:span text:style-name="T3"> </text:span>trouble<text:span text:style-name="T3"> </text:span>breathing.</text:p>
      <text:p text:style-name="P1"><text:span text:style-name="T4">“</text:span><text:span text:style-name="T5">She</text:span><text:span text:style-name="T4"> </text:span><text:span text:style-name="T5">was</text:span><text:span text:style-name="T4"> </text:span><text:span text:style-name="T5">talking</text:span><text:span text:style-name="T4"> </text:span><text:span text:style-name="T5">about</text:span><text:span text:style-name="T4"> </text:span><text:span text:style-name="T5">our</text:span><text:span text:style-name="T4"> </text:span><text:span text:style-name="T5">money,</text:span><text:span text:style-name="T4"> </text:span><text:span text:style-name="T5">our</text:span><text:span text:style-name="T4"> </text:span><text:span text:style-name="T5">armor,</text:span><text:span text:style-name="T4"> </text:span><text:span text:style-name="T5">our</text:span><text:span text:style-name="T4"> </text:span><text:span text:style-name="T5">valuables!</text:span><text:span text:style-name="T4"> </text:span><text:span text:style-name="T5">Really,</text:span><text:span text:style-name="T4"> </text:span><text:span text:style-name="T5">to</text:span><text:span text:style-name="T4"> </text:span><text:span text:style-name="T5">address</text:span><text:span text:style-name="T4"> </text:span><text:span text:style-name="T5">any</text:span><text:span text:style-name="T4"> </text:span><text:span text:style-name="T5">woman</text:span><text:span text:style-name="T4"> </text:span><text:span text:style-name="T5">in</text:span><text:span text:style-name="T4"> </text:span><text:span text:style-name="T5">such</text:span><text:span text:style-name="T4"> </text:span><text:span text:style-name="T5">a</text:span><text:span text:style-name="T4"> </text:span><text:span text:style-name="T5">fashion.</text:span><text:span text:style-name="T4">”</text:span></text:p>
      <text:p text:style-name="P2">Parcifal<text:span text:style-name="T3"> </text:span>turned<text:span text:style-name="T3"> </text:span>and<text:span text:style-name="T3"> </text:span>looked<text:span text:style-name="T3"> </text:span>at<text:span text:style-name="T3"> </text:span>her<text:span text:style-name="T3"> </text:span>sister<text:span text:style-name="T3"> </text:span>with<text:span text:style-name="T3"> </text:span>a<text:span text:style-name="T3"> </text:span>bewildered<text:span text:style-name="T3"> </text:span>expression,<text:span text:style-name="T3"> </text:span>squinting<text:span text:style-name="T3"> </text:span>her<text:span text:style-name="T3"> </text:span>eyes<text:span text:style-name="T3"> </text:span>slightly,<text:span text:style-name="T3"> </text:span>her<text:span text:style-name="T3"> </text:span>knife<text:span text:style-name="T3"> </text:span>still<text:span text:style-name="T3"> </text:span>aimed<text:span text:style-name="T3"> </text:span>at<text:span text:style-name="T3"> </text:span>the<text:span text:style-name="T3"> </text:span>thief<text:span text:style-name="T3">’</text:span>s<text:span text:style-name="T3"> </text:span>general<text:span text:style-name="T3"> </text:span>direction<text:span text:style-name="T3"> </text:span>who<text:span text:style-name="T3"> </text:span>was<text:span text:style-name="T3"> </text:span>trying<text:span text:style-name="T3"> </text:span>to<text:span text:style-name="T3"> </text:span>stand<text:span text:style-name="T3"> </text:span>up<text:span text:style-name="T3"> </text:span>again<text:span text:style-name="T3"> </text:span>to<text:span text:style-name="T3"> </text:span>his<text:span text:style-name="T3"> </text:span>full<text:span text:style-name="T3"> </text:span>four<text:span text:style-name="T3"> </text:span>feet<text:span text:style-name="T3"> </text:span>of<text:span text:style-name="T3"> </text:span>height.</text:p>
      <text:p text:style-name="P1"><text:span text:style-name="T4">“</text:span><text:span text:style-name="T5">It</text:span><text:span text:style-name="T4">’</text:span><text:span text:style-name="T5">s</text:span><text:span text:style-name="T4"> </text:span><text:span text:style-name="T5">all</text:span><text:span text:style-name="T4"> </text:span><text:span text:style-name="T5">about</text:span><text:span text:style-name="T4"> </text:span><text:span text:style-name="T5">being</text:span><text:span text:style-name="T4"> </text:span><text:span text:style-name="T5">a</text:span><text:span text:style-name="T4"> </text:span><text:span text:style-name="T5">queen</text:span><text:span text:style-name="T4"> </text:span><text:span text:style-name="T5">proper,</text:span><text:span text:style-name="T4"> </text:span><text:span text:style-name="T5">isn</text:span><text:span text:style-name="T4">’</text:span><text:span text:style-name="T5">t</text:span><text:span text:style-name="T4"> </text:span><text:span text:style-name="T5">it?</text:span><text:span text:style-name="T4"> </text:span><text:span text:style-name="T5">He</text:span><text:span text:style-name="T4"> </text:span><text:span text:style-name="T5">was</text:span><text:span text:style-name="T4"> </text:span><text:span text:style-name="T5">addressing</text:span><text:span text:style-name="T4"> </text:span><text:span text:style-name="T5">me,</text:span><text:span text:style-name="T4"> </text:span><text:span text:style-name="T5">not</text:span><text:span text:style-name="T4"> </text:span><text:span text:style-name="T5">you!</text:span><text:span text:style-name="T4">”</text:span></text:p>
      <text:p text:style-name="P2">Lernea<text:span text:style-name="T3"> </text:span>grinned<text:span text:style-name="T3"> </text:span>and<text:span text:style-name="T3"> </text:span>straightened<text:span text:style-name="T3"> </text:span>her<text:span text:style-name="T3"> </text:span>hair<text:span text:style-name="T3"> </text:span>before<text:span text:style-name="T3"> </text:span>she<text:span text:style-name="T3"> </text:span>mused<text:span text:style-name="T3"> </text:span>mostly<text:span text:style-name="T3"> </text:span><text:soft-page-break/>to<text:span text:style-name="T3"> </text:span>herself:</text:p>
      <text:p text:style-name="P1"><text:span text:style-name="T4">“</text:span><text:span text:style-name="T5">You</text:span><text:span text:style-name="T4"> </text:span><text:span text:style-name="T5">really</text:span><text:span text:style-name="T4"> </text:span><text:span text:style-name="T5">can</text:span><text:span text:style-name="T4">’</text:span><text:span text:style-name="T5">t</text:span><text:span text:style-name="T4"> </text:span><text:span text:style-name="T5">get</text:span><text:span text:style-name="T4"> </text:span><text:span text:style-name="T5">over</text:span><text:span text:style-name="T4"> </text:span><text:span text:style-name="T5">the</text:span><text:span text:style-name="T4"> </text:span><text:span text:style-name="T5">fact</text:span><text:span text:style-name="T4"> </text:span><text:span text:style-name="T5">I</text:span><text:span text:style-name="T4"> </text:span><text:span text:style-name="T5">am</text:span><text:span text:style-name="T4"> </text:span><text:span text:style-name="T5">the</text:span><text:span text:style-name="T4"> </text:span><text:span text:style-name="T5">firstborn,</text:span><text:span text:style-name="T4"> </text:span><text:span text:style-name="T5">rightful</text:span><text:span text:style-name="T4"> </text:span><text:span text:style-name="T5">heir</text:span><text:span text:style-name="T4"> </text:span><text:span text:style-name="T5">to</text:span><text:span text:style-name="T4"> </text:span><text:span text:style-name="T5">the</text:span><text:span text:style-name="T4"> </text:span><text:span text:style-name="T5">throne</text:span><text:span text:style-name="T4"> </text:span><text:span text:style-name="T5">and</text:span><text:span text:style-name="T4"> </text:span><text:span text:style-name="T5">all</text:span><text:span text:style-name="T4"> </text:span><text:span text:style-name="T5">that,</text:span><text:span text:style-name="T4"> </text:span><text:span text:style-name="T5">can</text:span><text:span text:style-name="T4"> </text:span><text:span text:style-name="T5">you?</text:span><text:span text:style-name="T4">”</text:span></text:p>
      <text:p text:style-name="P1"><text:span text:style-name="T4">“</text:span><text:span text:style-name="T5">The</text:span><text:span text:style-name="T4"> </text:span><text:span text:style-name="T5">fact</text:span><text:span text:style-name="T4"> </text:span><text:span text:style-name="T5">is,</text:span><text:span text:style-name="T4"> </text:span><text:span text:style-name="T5">you</text:span><text:span text:style-name="T4">’</text:span><text:span text:style-name="T5">re</text:span><text:span text:style-name="T4"> </text:span><text:span text:style-name="T5">a</text:span><text:span text:style-name="T4"> </text:span><text:span text:style-name="T5">spoiled</text:span><text:span text:style-name="T4"> </text:span><text:span text:style-name="T5">brat</text:span><text:span text:style-name="T4"> </text:span><text:span text:style-name="T5">if</text:span><text:span text:style-name="T4"> </text:span><text:span text:style-name="T5">I</text:span><text:span text:style-name="T4">’</text:span><text:span text:style-name="T5">ve</text:span><text:span text:style-name="T4"> </text:span><text:span text:style-name="T5">ever</text:span><text:span text:style-name="T4"> </text:span><text:span text:style-name="T5">se-</text:span><text:span text:style-name="T4">”</text:span></text:p>
      <text:p text:style-name="P2">Parcifal<text:span text:style-name="T3"> </text:span>left<text:span text:style-name="T3"> </text:span>her<text:span text:style-name="T3"> </text:span>sentence<text:span text:style-name="T3"> </text:span>incomplete<text:span text:style-name="T3"> </text:span>as<text:span text:style-name="T3"> </text:span>she<text:span text:style-name="T3"> </text:span>noticed<text:span text:style-name="T3"> </text:span>the<text:span text:style-name="T3"> </text:span>coinpurse,<text:span text:style-name="T3"> </text:span>as<text:span text:style-name="T3"> </text:span>well<text:span text:style-name="T3"> </text:span>as<text:span text:style-name="T3"> </text:span>the<text:span text:style-name="T3"> </text:span>thief,<text:span text:style-name="T3"> </text:span>had<text:span text:style-name="T3"> </text:span>simply<text:span text:style-name="T3"> </text:span>vanished<text:span text:style-name="T3"> </text:span>out<text:span text:style-name="T3"> </text:span>of<text:span text:style-name="T3"> </text:span>sight.<text:span text:style-name="T3"> </text:span>She<text:span text:style-name="T3"> </text:span>looked<text:span text:style-name="T3"> </text:span>at<text:span text:style-name="T3"> </text:span>the<text:span text:style-name="T3"> </text:span>milling<text:span text:style-name="T3"> </text:span>crowd<text:span text:style-name="T3"> </text:span>behind<text:span text:style-name="T3"> </text:span>them<text:span text:style-name="T3"> </text:span>reflexively.<text:span text:style-name="T3"> </text:span>In<text:span text:style-name="T3"> </text:span>the<text:span text:style-name="T3"> </text:span>scarce<text:span text:style-name="T3"> </text:span>light<text:span text:style-name="T3"> </text:span>of<text:span text:style-name="T3"> </text:span>the<text:span text:style-name="T3"> </text:span>setting<text:span text:style-name="T3"> </text:span>sun<text:span text:style-name="T3"> </text:span>she<text:span text:style-name="T3"> </text:span>spotted<text:span text:style-name="T3"> </text:span>the<text:span text:style-name="T3"> </text:span>rather<text:span text:style-name="T3"> </text:span>short<text:span text:style-name="T3"> </text:span>leather-clad<text:span text:style-name="T3"> </text:span>thief,<text:span text:style-name="T3"> </text:span>idly<text:span text:style-name="T3"> </text:span>walking<text:span text:style-name="T3"> </text:span>about<text:span text:style-name="T3"> </text:span>with<text:span text:style-name="T3"> </text:span>his<text:span text:style-name="T3"> </text:span>hands<text:span text:style-name="T3"> </text:span>in<text:span text:style-name="T3"> </text:span>his<text:span text:style-name="T3"> </text:span>pockets.</text:p>
      <text:p text:style-name="P2">She<text:span text:style-name="T3"> </text:span>ran<text:span text:style-name="T3"> </text:span>after<text:span text:style-name="T3"> </text:span>him<text:span text:style-name="T3"> </text:span>while<text:span text:style-name="T3"> </text:span>Lernea<text:span text:style-name="T3"> </text:span>hurriedly<text:span text:style-name="T3"> </text:span>put<text:span text:style-name="T3"> </text:span>on<text:span text:style-name="T3"> </text:span>her<text:span text:style-name="T3"> </text:span>boots<text:span text:style-name="T3"> </text:span>and<text:span text:style-name="T3"> </text:span>followed<text:span text:style-name="T3"> </text:span>close<text:span text:style-name="T3"> </text:span>behind.<text:span text:style-name="T3"> </text:span>With<text:span text:style-name="T3"> </text:span>little<text:span text:style-name="T3"> </text:span>effort<text:span text:style-name="T3"> </text:span>she<text:span text:style-name="T3"> </text:span>nudged<text:span text:style-name="T3"> </text:span>her<text:span text:style-name="T3"> </text:span>way<text:span text:style-name="T3"> </text:span>past<text:span text:style-name="T3"> </text:span>a<text:span text:style-name="T3"> </text:span>couple<text:span text:style-name="T3"> </text:span>of<text:span text:style-name="T3"> </text:span>bystanders<text:span text:style-name="T3"> </text:span>who<text:span text:style-name="T3"> </text:span>were<text:span text:style-name="T3"> </text:span>idly<text:span text:style-name="T3"> </text:span>having<text:span text:style-name="T3"> </text:span>a<text:span text:style-name="T3"> </text:span>smoke<text:span text:style-name="T3"> </text:span>and<text:span text:style-name="T3"> </text:span>grabbed<text:span text:style-name="T3"> </text:span>the<text:span text:style-name="T3"> </text:span>man<text:span text:style-name="T3"> </text:span>by<text:span text:style-name="T3"> </text:span>his<text:span text:style-name="T3"> </text:span>cloak.<text:span text:style-name="T3"> </text:span>She<text:span text:style-name="T3"> </text:span>lifted<text:span text:style-name="T3"> </text:span>him<text:span text:style-name="T3"> </text:span>up<text:span text:style-name="T3"> </text:span>like<text:span text:style-name="T3"> </text:span>a<text:span text:style-name="T3"> </text:span>runaway<text:span text:style-name="T3"> </text:span>child<text:span text:style-name="T3"> </text:span>and<text:span text:style-name="T3"> </text:span>handed<text:span text:style-name="T3"> </text:span>him<text:span text:style-name="T3"> </text:span>over<text:span text:style-name="T3"> </text:span>to<text:span text:style-name="T3"> </text:span>Lernea,<text:span text:style-name="T3"> </text:span>who<text:span text:style-name="T3"> </text:span>grabbed<text:span text:style-name="T3"> </text:span>him<text:span text:style-name="T3"> </text:span>with<text:span text:style-name="T3"> </text:span>both<text:span text:style-name="T3"> </text:span>hands<text:span text:style-name="T3"> </text:span>from<text:span text:style-name="T3"> </text:span>his<text:span text:style-name="T3"> </text:span>vest<text:span text:style-name="T3">’</text:span>s<text:span text:style-name="T3"> </text:span>collar.<text:span text:style-name="T3"> </text:span>The<text:span text:style-name="T3"> </text:span>sisters<text:span text:style-name="T3"> </text:span>sported<text:span text:style-name="T3"> </text:span>positively<text:span text:style-name="T3"> </text:span>miffed,<text:span text:style-name="T3"> </text:span>if<text:span text:style-name="T3"> </text:span>not<text:span text:style-name="T3"> </text:span>thunderous,<text:span text:style-name="T3"> </text:span>looks.<text:span text:style-name="T3"> </text:span>The<text:span text:style-name="T3"> </text:span>short<text:span text:style-name="T3"> </text:span>little<text:span text:style-name="T3"> </text:span>man<text:span text:style-name="T3"> </text:span>exploded<text:span text:style-name="T3"> </text:span>with<text:span text:style-name="T3"> </text:span>furious<text:span text:style-name="T3"> </text:span>indignation:</text:p>
      <text:p text:style-name="P1"><text:span text:style-name="T4">“</text:span><text:span text:style-name="T5">I</text:span><text:span text:style-name="T4"> </text:span><text:span text:style-name="T5">do</text:span><text:span text:style-name="T4"> </text:span><text:span text:style-name="T5">say!</text:span><text:span text:style-name="T4"> </text:span><text:span text:style-name="T5">What</text:span><text:span text:style-name="T4"> </text:span><text:span text:style-name="T5">manner</text:span><text:span text:style-name="T4"> </text:span><text:span text:style-name="T5">of</text:span><text:span text:style-name="T4"> </text:span><text:span text:style-name="T5">outrage</text:span><text:span text:style-name="T4"> </text:span><text:span text:style-name="T5">is</text:span><text:span text:style-name="T4"> </text:span><text:span text:style-name="T5">this</text:span><text:span text:style-name="T4"> </text:span><text:span text:style-name="T5">now?</text:span><text:span text:style-name="T4"> </text:span><text:span text:style-name="T5">Bellicose</text:span><text:span text:style-name="T4"> </text:span><text:span text:style-name="T5">women</text:span><text:span text:style-name="T4"> </text:span><text:span text:style-name="T5">running</text:span><text:span text:style-name="T4"> </text:span><text:span text:style-name="T5">rampant</text:span><text:span text:style-name="T4"> </text:span><text:span text:style-name="T5">in</text:span><text:span text:style-name="T4"> </text:span><text:span text:style-name="T5">the</text:span><text:span text:style-name="T4"> </text:span><text:span text:style-name="T5">streets?</text:span><text:span text:style-name="T4"> </text:span><text:span text:style-name="T5">Is</text:span><text:span text:style-name="T4"> </text:span><text:span text:style-name="T5">there</text:span><text:span text:style-name="T4"> </text:span><text:span text:style-name="T5">no</text:span><text:span text:style-name="T4"> </text:span><text:span text:style-name="T5">law,</text:span><text:span text:style-name="T4"> </text:span><text:span text:style-name="T5">no</text:span><text:span text:style-name="T4"> </text:span><text:span text:style-name="T5">order</text:span><text:span text:style-name="T4"> </text:span><text:span text:style-name="T5">in</text:span><text:span text:style-name="T4"> </text:span><text:span text:style-name="T5">this</text:span><text:span text:style-name="T4"> </text:span><text:span text:style-name="T5">cauldron</text:span><text:span text:style-name="T4"> </text:span><text:span text:style-name="T5">of</text:span><text:span text:style-name="T4"> </text:span><text:span text:style-name="T5">misery</text:span><text:span text:style-name="T4"> </text:span><text:span text:style-name="T5">and</text:span><text:span text:style-name="T4"> </text:span><text:span text:style-name="T5">debauchery?</text:span><text:span text:style-name="T4"> </text:span><text:span text:style-name="T5">Guards!</text:span><text:span text:style-name="T4"> </text:span><text:span text:style-name="T5">Guards!</text:span><text:span text:style-name="T4">”</text:span></text:p>
      <text:p text:style-name="P2">The<text:span text:style-name="T3"> </text:span>sisters<text:span text:style-name="T3"> </text:span>looked<text:span text:style-name="T3"> </text:span>at<text:span text:style-name="T3"> </text:span>the<text:span text:style-name="T3"> </text:span>man<text:span text:style-name="T3"> </text:span>intently<text:span text:style-name="T3"> </text:span>for<text:span text:style-name="T3"> </text:span>a<text:span text:style-name="T3"> </text:span>moment,<text:span text:style-name="T3"> </text:span>examining<text:span text:style-name="T3"> </text:span>him<text:span text:style-name="T3"> </text:span>like<text:span text:style-name="T3"> </text:span>some<text:span text:style-name="T3"> </text:span>sort<text:span text:style-name="T3"> </text:span>of<text:span text:style-name="T3"> </text:span>exotic<text:span text:style-name="T3"> </text:span>bug.</text:p>
      <text:p text:style-name="P1"><text:span text:style-name="T4">“</text:span><text:span text:style-name="T5">It</text:span><text:span text:style-name="T4">’</text:span><text:span text:style-name="T5">s</text:span><text:span text:style-name="T4"> </text:span><text:span text:style-name="T5">him,</text:span><text:span text:style-name="T4">” </text:span><text:span text:style-name="T5">said</text:span><text:span text:style-name="T4"> </text:span><text:span text:style-name="T5">Parcifal</text:span><text:span text:style-name="T4"> </text:span><text:span text:style-name="T5">and</text:span><text:span text:style-name="T4"> </text:span><text:span text:style-name="T5">Lernea</text:span><text:span text:style-name="T4"> </text:span><text:span text:style-name="T5">nodded</text:span><text:span text:style-name="T4"> </text:span><text:span text:style-name="T5">affirmatively</text:span><text:span text:style-name="T4"> </text:span><text:span text:style-name="T5">and</text:span><text:span text:style-name="T4"> </text:span><text:span text:style-name="T5">added,</text:span><text:span text:style-name="T4"> “</text:span><text:span text:style-name="T5">There</text:span><text:span text:style-name="T4">’</text:span><text:span text:style-name="T5">s</text:span><text:span text:style-name="T4"> </text:span><text:span text:style-name="T5">no</text:span><text:span text:style-name="T4"> </text:span><text:span text:style-name="T5">mistaking</text:span><text:span text:style-name="T4"> </text:span><text:span text:style-name="T5">that</text:span><text:span text:style-name="T4"> </text:span><text:span text:style-name="T5">breath.</text:span><text:span text:style-name="T4">”</text:span></text:p>
      <text:p text:style-name="P2">The<text:span text:style-name="T3"> </text:span>man<text:span text:style-name="T3"> </text:span>looked<text:span text:style-name="T3"> </text:span>at<text:span text:style-name="T3"> </text:span>each<text:span text:style-name="T3"> </text:span>of<text:span text:style-name="T3"> </text:span>them<text:span text:style-name="T3"> </text:span>with<text:span text:style-name="T3"> </text:span>a<text:span text:style-name="T3"> </text:span>deeply<text:span text:style-name="T3"> </text:span>hurt,<text:span text:style-name="T3"> </text:span>vastly<text:span text:style-name="T3"> </text:span>presumptuous<text:span text:style-name="T3"> </text:span>look<text:span text:style-name="T3"> </text:span>and<text:span text:style-name="T3"> </text:span>raised<text:span text:style-name="T3"> </text:span>a<text:span text:style-name="T3"> </text:span>hand<text:span text:style-name="T3"> </text:span>before<text:span text:style-name="T3"> </text:span>speaking.<text:span text:style-name="T3"> </text:span>His<text:span text:style-name="T3"> </text:span>eyes<text:span text:style-name="T3"> </text:span>remained<text:span text:style-name="T3"> </text:span>closed<text:span text:style-name="T3"> </text:span>haughtily<text:span text:style-name="T3"> </text:span>for<text:span text:style-name="T3"> </text:span>the<text:span text:style-name="T3"> </text:span>better<text:span text:style-name="T3"> </text:span>part<text:span text:style-name="T3"> </text:span>of<text:span text:style-name="T3"> </text:span>his<text:span text:style-name="T3"> </text:span>little<text:span text:style-name="T3"> </text:span>speech:</text:p>
      <text:p text:style-name="P1"><text:span text:style-name="T4">“</text:span><text:span text:style-name="T5">I</text:span><text:span text:style-name="T4"> </text:span><text:span text:style-name="T5">can</text:span><text:span text:style-name="T4"> </text:span><text:span text:style-name="T5">dispense</text:span><text:span text:style-name="T4"> </text:span><text:span text:style-name="T5">with</text:span><text:span text:style-name="T4"> </text:span><text:span text:style-name="T5">the</text:span><text:span text:style-name="T4"> </text:span><text:span text:style-name="T5">insult</text:span><text:span text:style-name="T4"> </text:span><text:span text:style-name="T5">to</text:span><text:span text:style-name="T4"> </text:span><text:span text:style-name="T5">my</text:span><text:span text:style-name="T4"> </text:span><text:span text:style-name="T5">dwarven</text:span><text:span text:style-name="T4"> </text:span><text:span text:style-name="T5">heritage</text:span><text:span text:style-name="T4"> </text:span><text:span text:style-name="T5">concerning</text:span><text:span text:style-name="T4"> </text:span><text:span text:style-name="T5">my</text:span><text:span text:style-name="T4"> </text:span><text:span text:style-name="T5">breath</text:span><text:span text:style-name="T4"> </text:span><text:span text:style-name="T5">since</text:span><text:span text:style-name="T4"> </text:span><text:span text:style-name="T5">as</text:span><text:span text:style-name="T4"> </text:span><text:span text:style-name="T5">a</text:span><text:span text:style-name="T4"> </text:span><text:span text:style-name="T5">gentleman,</text:span><text:span text:style-name="T4"> </text:span><text:span text:style-name="T5">I</text:span><text:span text:style-name="T4"> </text:span><text:span text:style-name="T5">am</text:span><text:span text:style-name="T4"> </text:span><text:span text:style-name="T5">aware</text:span><text:span text:style-name="T4"> </text:span><text:span text:style-name="T5">that</text:span><text:span text:style-name="T4"> </text:span><text:span text:style-name="T5">great</text:span><text:span text:style-name="T4"> </text:span><text:span text:style-name="T5">allowances</text:span><text:span text:style-name="T4"> </text:span><text:span text:style-name="T5">should</text:span><text:span text:style-name="T4"> </text:span><text:span text:style-name="T5">be</text:span><text:span text:style-name="T4"> </text:span><text:span text:style-name="T5">made</text:span><text:span text:style-name="T4"> </text:span><text:span text:style-name="T5">for</text:span><text:span text:style-name="T4"> </text:span><text:span text:style-name="T5">differences</text:span><text:span text:style-name="T4"> </text:span><text:span text:style-name="T5">of</text:span><text:span text:style-name="T4"> </text:span><text:span text:style-name="T5">custom</text:span><text:span text:style-name="T4"> </text:span><text:span text:style-name="T5">and</text:span><text:span text:style-name="T4"> </text:span><text:span text:style-name="T5">training.</text:span><text:span text:style-name="T4"> </text:span><text:span text:style-name="T5">I</text:span><text:span text:style-name="T4"> </text:span><text:span text:style-name="T5">can</text:span><text:span text:style-name="T4"> </text:span><text:span text:style-name="T5">understand</text:span><text:span text:style-name="T4"> </text:span><text:span text:style-name="T5">from</text:span><text:span text:style-name="T4"> </text:span><text:span text:style-name="T5">your</text:span><text:span text:style-name="T4"> </text:span><text:span text:style-name="T5">appearance</text:span><text:span text:style-name="T4"> </text:span><text:span text:style-name="T5">you</text:span><text:span text:style-name="T4"> </text:span><text:span text:style-name="T5">are</text:span><text:span text:style-name="T4"> </text:span><text:span text:style-name="T5">foreigners,</text:span><text:span text:style-name="T4"> </text:span><text:span text:style-name="T5">probably</text:span><text:span text:style-name="T4"> </text:span><text:span text:style-name="T5">fresh</text:span><text:span text:style-name="T4"> </text:span><text:span text:style-name="T5">off</text:span><text:span text:style-name="T4"> </text:span><text:span text:style-name="T5">the</text:span><text:span text:style-name="T4"> </text:span><text:span text:style-name="T5">boat,</text:span><text:span text:style-name="T4"> </text:span><text:span text:style-name="T5">clearly</text:span><text:span text:style-name="T4"> </text:span><text:span text:style-name="T5">confused</text:span><text:span text:style-name="T4"> </text:span><text:span text:style-name="T5">and</text:span><text:span text:style-name="T4"> </text:span><text:span text:style-name="T5">utterly</text:span><text:span text:style-name="T4"> </text:span><text:span text:style-name="T5">misguided</text:span><text:span text:style-name="T4"> </text:span><text:span text:style-name="T5">as</text:span><text:span text:style-name="T4"> </text:span><text:span text:style-name="T5">to</text:span><text:span text:style-name="T4"> </text:span><text:span text:style-name="T5">the</text:span><text:span text:style-name="T4"> </text:span><text:span text:style-name="T5">identity</text:span><text:span text:style-name="T4"> </text:span><text:span text:style-name="T5">of</text:span><text:span text:style-name="T4"> </text:span><text:span text:style-name="T5">my</text:span><text:span text:style-name="T4"> </text:span><text:span text:style-name="T5">person.</text:span><text:span text:style-name="T4"> </text:span><text:span text:style-name="T5">Although</text:span><text:span text:style-name="T4"> </text:span><text:span text:style-name="T5">you</text:span><text:span text:style-name="T4"> </text:span><text:span text:style-name="T5">are</text:span><text:span text:style-name="T4"> </text:span><text:span text:style-name="T5">clearly</text:span><text:span text:style-name="T4"> </text:span><text:span text:style-name="T5">lacking</text:span><text:span text:style-name="T4"> </text:span><text:span text:style-name="T5">in</text:span><text:span text:style-name="T4"> </text:span><text:span text:style-name="T5">proper</text:span><text:span text:style-name="T4"> </text:span><text:span text:style-name="T5">lady-like</text:span><text:span text:style-name="T4"> </text:span><text:span text:style-name="T5">training</text:span><text:span text:style-name="T4"> </text:span><text:span text:style-name="T5">and</text:span><text:span text:style-name="T4"> </text:span><text:span text:style-name="T5">manners,</text:span><text:span text:style-name="T4"> </text:span><text:span text:style-name="T5">such</text:span><text:span text:style-name="T4"> </text:span><text:span text:style-name="T5">is</text:span><text:span text:style-name="T4"> </text:span><text:span text:style-name="T5">my</text:span><text:span text:style-name="T4"> </text:span><text:span text:style-name="T5">gentleness</text:span><text:span text:style-name="T4"> </text:span><text:span text:style-name="T5">and</text:span><text:span text:style-name="T4"> </text:span><text:span text:style-name="T5">strength</text:span><text:span text:style-name="T4"> </text:span><text:span text:style-name="T5">of</text:span><text:span text:style-name="T4"> </text:span><text:span text:style-name="T5">character,</text:span><text:span text:style-name="T4"> </text:span><text:span text:style-name="T5">that</text:span><text:span text:style-name="T4"> </text:span><text:span text:style-name="T5">I</text:span><text:span text:style-name="T4"> </text:span><text:span text:style-name="T5">am</text:span><text:span text:style-name="T4"> </text:span><text:span text:style-name="T5">willing</text:span><text:span text:style-name="T4"> </text:span><text:span text:style-name="T5">to</text:span><text:span text:style-name="T4"> </text:span><text:span text:style-name="T5">forgo</text:span><text:span text:style-name="T4"> </text:span><text:span text:style-name="T5">any</text:span><text:span text:style-name="T4"> </text:span><text:span text:style-name="T5">and</text:span><text:span text:style-name="T4"> </text:span><text:span text:style-name="T5">all</text:span><text:span text:style-name="T4"> </text:span><text:span text:style-name="T5">legal</text:span><text:span text:style-name="T4"> </text:span><text:span text:style-name="T5">accusations</text:span><text:span text:style-name="T4"> </text:span><text:span text:style-name="T5">and</text:span><text:span text:style-name="T4"> </text:span><text:span text:style-name="T5">forthcoming</text:span><text:span text:style-name="T4"> </text:span><text:span text:style-name="T5">tribulations</text:span><text:span text:style-name="T4"> </text:span><text:span text:style-name="T5">against</text:span><text:span text:style-name="T4"> </text:span><text:span text:style-name="T5">your</text:span><text:span text:style-name="T4"> </text:span><text:span text:style-name="T5">persons,</text:span><text:span text:style-name="T4"> </text:span><text:span text:style-name="T5">should</text:span><text:span text:style-name="T4"> </text:span><text:span text:style-name="T5">you</text:span><text:span text:style-name="T4"> </text:span><text:span text:style-name="T5">deposit</text:span><text:span text:style-name="T4"> </text:span><text:span text:style-name="T5">me</text:span><text:span text:style-name="T4"> </text:span><text:span text:style-name="T5">safely</text:span><text:span text:style-name="T4"> </text:span><text:span text:style-name="T5">and</text:span><text:span text:style-name="T4"> </text:span><text:span text:style-name="T5">unharmed</text:span><text:span text:style-name="T4"> </text:span><text:span text:style-name="T5">on</text:span><text:span text:style-name="T4"> </text:span><text:span text:style-name="T5">the</text:span><text:span text:style-name="T4"> </text:span><text:span text:style-name="T5">ground</text:span><text:span text:style-name="T4"> </text:span><text:span text:style-name="T5">so</text:span><text:span text:style-name="T4"> </text:span><text:span text:style-name="T5">I</text:span><text:span text:style-name="T4"> </text:span><text:span text:style-name="T5">may</text:span><text:span text:style-name="T4"> </text:span><text:span text:style-name="T5">go</text:span><text:span text:style-name="T4"> </text:span><text:span text:style-name="T5">about</text:span><text:span text:style-name="T4"> </text:span><text:span text:style-name="T5">my</text:span><text:span text:style-name="T4"> </text:span><text:span text:style-name="T5">business.</text:span><text:span text:style-name="T4">”</text:span></text:p>
      <text:p text:style-name="P2">Parcifal<text:span text:style-name="T3"> </text:span>turned<text:span text:style-name="T3"> </text:span>her<text:span text:style-name="T3"> </text:span>head<text:span text:style-name="T3"> </text:span>and<text:span text:style-name="T3"> </text:span>looked<text:span text:style-name="T3"> </text:span>at<text:span text:style-name="T3"> </text:span>Lernea<text:span text:style-name="T3"> </text:span>with<text:span text:style-name="T3"> </text:span>a<text:span text:style-name="T3"> </text:span>raised<text:span text:style-name="T3"> </text:span>eyebrow.<text:span text:style-name="T3"> </text:span>Lernea<text:span text:style-name="T3"> </text:span>shot<text:span text:style-name="T3"> </text:span>back<text:span text:style-name="T3"> </text:span>her<text:span text:style-name="T3"> </text:span>sister<text:span text:style-name="T3"> </text:span>a<text:span text:style-name="T3"> </text:span>familiar<text:span text:style-name="T3"> </text:span>look<text:span text:style-name="T3"> </text:span>and<text:span text:style-name="T3"> </text:span>nodded,<text:span text:style-name="T3"> </text:span>before<text:span text:style-name="T3"> </text:span>upending<text:span text:style-name="T3"> </text:span>the<text:span text:style-name="T3"> </text:span>short<text:span text:style-name="T3"> </text:span>man<text:span text:style-name="T3"> </text:span>who<text:span text:style-name="T3"> </text:span>claimed<text:span text:style-name="T3"> </text:span>to<text:span text:style-name="T3"> </text:span>be<text:span text:style-name="T3"> </text:span>a<text:span text:style-name="T3"> </text:span>dwarf.<text:span text:style-name="T3"> </text:span>She<text:span text:style-name="T3"> </text:span>then<text:span text:style-name="T3"> </text:span>proceeded<text:span text:style-name="T3"> </text:span>to<text:span text:style-name="T3"> </text:span>hold<text:span text:style-name="T3"> </text:span>him<text:span text:style-name="T3"> </text:span>by<text:span text:style-name="T3"> </text:span>his<text:span text:style-name="T3"> </text:span>legs<text:span text:style-name="T3"> </text:span>and<text:span text:style-name="T3"> </text:span>shake<text:span text:style-name="T3"> </text:span>him<text:span text:style-name="T3"> </text:span>vigorously.<text:span text:style-name="T3"> </text:span>Other<text:span text:style-name="T3"> </text:span>than<text:span text:style-name="T3"> </text:span>a<text:span text:style-name="T3"> </text:span>couple<text:span text:style-name="T3"> </text:span>of<text:span text:style-name="T3"> </text:span>bored,<text:span text:style-name="T3"> </text:span>curious<text:span text:style-name="T3"> </text:span>looks,<text:span text:style-name="T3"> </text:span>no-one<text:span text:style-name="T3"> </text:span>seemed<text:span text:style-name="T3"> </text:span>particularly<text:span text:style-name="T3"> </text:span>inclined<text:span text:style-name="T3"> </text:span>to<text:span text:style-name="T3"> </text:span>question<text:span text:style-name="T3"> </text:span>what<text:span text:style-name="T3"> </text:span>has<text:span text:style-name="T3"> </text:span>happening.<text:span text:style-name="T3"> </text:span>In<text:span text:style-name="T3"> </text:span>Hobb<text:span text:style-name="T3">’</text:span>s<text:span text:style-name="T3"> </text:span>Bay,<text:span text:style-name="T3"> </text:span>anything<text:span text:style-name="T3"> </text:span>less<text:span text:style-name="T3"> </text:span>than<text:span text:style-name="T3"> </text:span>a<text:span text:style-name="T3"> </text:span>stabbing<text:span text:style-name="T3"> </text:span>wasn<text:span text:style-name="T3">’</text:span>t<text:span text:style-name="T3"> </text:span>a<text:span text:style-name="T3"> </text:span>matter<text:span text:style-name="T3"> </text:span>of<text:span text:style-name="T3"> </text:span>interest.</text:p>
      <text:p text:style-name="P2"><text:soft-page-break/>A<text:span text:style-name="T3"> </text:span>few<text:span text:style-name="T3"> </text:span>moments<text:span text:style-name="T3"> </text:span>later<text:span text:style-name="T3"> </text:span>a<text:span text:style-name="T3"> </text:span>rush<text:span text:style-name="T3"> </text:span>of<text:span text:style-name="T3"> </text:span>metallic<text:span text:style-name="T3"> </text:span>clangs<text:span text:style-name="T3"> </text:span>was<text:span text:style-name="T3"> </text:span>heard<text:span text:style-name="T3"> </text:span>as<text:span text:style-name="T3"> </text:span>various<text:span text:style-name="T3"> </text:span>items<text:span text:style-name="T3"> </text:span>fell<text:span text:style-name="T3"> </text:span>on<text:span text:style-name="T3"> </text:span>the<text:span text:style-name="T3"> </text:span>cobbled<text:span text:style-name="T3"> </text:span>street.</text:p>
      <text:p text:style-name="P1"><text:span text:style-name="T4">“</text:span><text:span text:style-name="T5">Aha!</text:span><text:span text:style-name="T4">” </text:span><text:span text:style-name="T5">said</text:span><text:span text:style-name="T4"> </text:span><text:span text:style-name="T5">Lernea</text:span><text:span text:style-name="T4"> </text:span><text:span text:style-name="T5">gleefully,</text:span><text:span text:style-name="T4"> </text:span><text:span text:style-name="T5">while</text:span><text:span text:style-name="T4"> </text:span><text:span text:style-name="T5">her</text:span><text:span text:style-name="T4"> </text:span><text:span text:style-name="T5">sister</text:span><text:span text:style-name="T4"> </text:span><text:span text:style-name="T5">shook</text:span><text:span text:style-name="T4"> </text:span><text:span text:style-name="T5">her</text:span><text:span text:style-name="T4"> </text:span><text:span text:style-name="T5">head</text:span><text:span text:style-name="T4"> </text:span><text:span text:style-name="T5">with</text:span><text:span text:style-name="T4"> </text:span><text:span text:style-name="T5">an</text:span><text:span text:style-name="T4"> </text:span><text:span text:style-name="T5">uncertain</text:span><text:span text:style-name="T4"> </text:span><text:span text:style-name="T5">look</text:span><text:span text:style-name="T4"> </text:span><text:span text:style-name="T5">on</text:span><text:span text:style-name="T4"> </text:span><text:span text:style-name="T5">her</text:span><text:span text:style-name="T4"> </text:span><text:span text:style-name="T5">face.</text:span><text:span text:style-name="T4"> </text:span><text:span text:style-name="T5">The</text:span><text:span text:style-name="T4"> </text:span><text:span text:style-name="T5">short</text:span><text:span text:style-name="T4"> </text:span><text:span text:style-name="T5">little</text:span><text:span text:style-name="T4"> </text:span><text:span text:style-name="T5">man</text:span><text:span text:style-name="T4"> </text:span><text:span text:style-name="T5">who</text:span><text:span text:style-name="T4"> </text:span><text:span text:style-name="T5">claimed</text:span><text:span text:style-name="T4"> </text:span><text:span text:style-name="T5">to</text:span><text:span text:style-name="T4"> </text:span><text:span text:style-name="T5">be</text:span><text:span text:style-name="T4"> </text:span><text:span text:style-name="T5">a</text:span><text:span text:style-name="T4"> </text:span><text:span text:style-name="T5">dwarf</text:span><text:span text:style-name="T4"> </text:span><text:span text:style-name="T5">and</text:span><text:span text:style-name="T4"> </text:span><text:span text:style-name="T5">a</text:span><text:span text:style-name="T4"> </text:span><text:span text:style-name="T5">gentleman</text:span><text:span text:style-name="T4"> </text:span><text:span text:style-name="T5">no</text:span><text:span text:style-name="T4"> </text:span><text:span text:style-name="T5">less</text:span><text:span text:style-name="T4"> </text:span><text:span text:style-name="T5">was</text:span><text:span text:style-name="T4"> </text:span><text:span text:style-name="T5">looking</text:span><text:span text:style-name="T4"> </text:span><text:span text:style-name="T5">at</text:span><text:span text:style-name="T4"> </text:span><text:span text:style-name="T5">the</text:span><text:span text:style-name="T4"> </text:span><text:span text:style-name="T5">two</text:span><text:span text:style-name="T4"> </text:span><text:span text:style-name="T5">ladies</text:span><text:span text:style-name="T4"> </text:span><text:span text:style-name="T5">sternly,</text:span><text:span text:style-name="T4"> </text:span><text:span text:style-name="T5">his</text:span><text:span text:style-name="T4"> </text:span><text:span text:style-name="T5">short</text:span><text:span text:style-name="T4"> </text:span><text:span text:style-name="T5">grey</text:span><text:span text:style-name="T4"> </text:span><text:span text:style-name="T5">ponytail</text:span><text:span text:style-name="T4"> </text:span><text:span text:style-name="T5">swinging</text:span><text:span text:style-name="T4"> </text:span><text:span text:style-name="T5">as</text:span><text:span text:style-name="T4"> </text:span><text:span text:style-name="T5">he</text:span><text:span text:style-name="T4"> </text:span><text:span text:style-name="T5">lay</text:span><text:span text:style-name="T4"> </text:span><text:span text:style-name="T5">hanging</text:span><text:span text:style-name="T4"> </text:span><text:span text:style-name="T5">upside</text:span><text:span text:style-name="T4"> </text:span><text:span text:style-name="T5">down,</text:span><text:span text:style-name="T4"> </text:span><text:span text:style-name="T5">his</text:span><text:span text:style-name="T4"> </text:span><text:span text:style-name="T5">hands</text:span><text:span text:style-name="T4"> </text:span><text:span text:style-name="T5">crossed</text:span><text:span text:style-name="T4"> </text:span><text:span text:style-name="T5">on</text:span><text:span text:style-name="T4"> </text:span><text:span text:style-name="T5">his</text:span><text:span text:style-name="T4"> </text:span><text:span text:style-name="T5">chest</text:span><text:span text:style-name="T4"> </text:span><text:span text:style-name="T5">like</text:span><text:span text:style-name="T4"> </text:span><text:span text:style-name="T5">some</text:span><text:span text:style-name="T4"> </text:span><text:span text:style-name="T5">sort</text:span><text:span text:style-name="T4"> </text:span><text:span text:style-name="T5">of</text:span><text:span text:style-name="T4"> </text:span><text:span text:style-name="T5">human-like</text:span><text:span text:style-name="T4"> </text:span><text:span text:style-name="T5">bat</text:span><text:span text:style-name="T4"> </text:span><text:span text:style-name="T5">having</text:span><text:span text:style-name="T4"> </text:span><text:span text:style-name="T5">a</text:span><text:span text:style-name="T4"> </text:span><text:span text:style-name="T5">difficult</text:span><text:span text:style-name="T4"> </text:span><text:span text:style-name="T5">time</text:span><text:span text:style-name="T4"> </text:span><text:span text:style-name="T5">sleeping.</text:span><text:span text:style-name="T4"> </text:span><text:span text:style-name="T5">His</text:span><text:span text:style-name="T4"> </text:span><text:span text:style-name="T5">cloak</text:span><text:span text:style-name="T4"> </text:span><text:span text:style-name="T5">brushed</text:span><text:span text:style-name="T4"> </text:span><text:span text:style-name="T5">against</text:span><text:span text:style-name="T4"> </text:span><text:span text:style-name="T5">the</text:span><text:span text:style-name="T4"> </text:span><text:span text:style-name="T5">items</text:span><text:span text:style-name="T4"> </text:span><text:span text:style-name="T5">that</text:span><text:span text:style-name="T4"> </text:span><text:span text:style-name="T5">had</text:span><text:span text:style-name="T4"> </text:span><text:span text:style-name="T5">fallen</text:span><text:span text:style-name="T4"> </text:span><text:span text:style-name="T5">from</text:span><text:span text:style-name="T4"> </text:span><text:span text:style-name="T5">his</text:span><text:span text:style-name="T4"> </text:span><text:span text:style-name="T5">person;</text:span><text:span text:style-name="T4"> </text:span><text:span text:style-name="T5">a</text:span><text:span text:style-name="T4"> </text:span><text:span text:style-name="T5">small</text:span><text:span text:style-name="T4"> </text:span><text:span text:style-name="T5">metallic</text:span><text:span text:style-name="T4"> </text:span><text:span text:style-name="T5">disc</text:span><text:span text:style-name="T4"> </text:span><text:span text:style-name="T5">with</text:span><text:span text:style-name="T4"> </text:span><text:span text:style-name="T5">a</text:span><text:span text:style-name="T4"> </text:span><text:span text:style-name="T5">chain,</text:span><text:span text:style-name="T4"> </text:span><text:span text:style-name="T5">a</text:span><text:span text:style-name="T4"> </text:span><text:span text:style-name="T5">gold,</text:span><text:span text:style-name="T4"> </text:span><text:span text:style-name="T5">flat</text:span><text:span text:style-name="T4"> </text:span><text:span text:style-name="T5">square</text:span><text:span text:style-name="T4"> </text:span><text:span text:style-name="T5">tin</text:span><text:span text:style-name="T4"> </text:span><text:span text:style-name="T5">like</text:span><text:span text:style-name="T4"> </text:span><text:span text:style-name="T5">a</text:span><text:span text:style-name="T4"> </text:span><text:span text:style-name="T5">cigar</text:span><text:span text:style-name="T4"> </text:span><text:span text:style-name="T5">holder,</text:span><text:span text:style-name="T4"> </text:span><text:span text:style-name="T5">and</text:span><text:span text:style-name="T4"> </text:span><text:span text:style-name="T5">a</text:span><text:span text:style-name="T4"> </text:span><text:span text:style-name="T5">small,</text:span><text:span text:style-name="T4"> </text:span><text:span text:style-name="T5">thin</text:span><text:span text:style-name="T4"> </text:span><text:span text:style-name="T5">stiletto.</text:span></text:p>
      <text:p text:style-name="P2">Parcifal<text:span text:style-name="T3"> </text:span>pouted<text:span text:style-name="T3"> </text:span>her<text:span text:style-name="T3"> </text:span>lips<text:span text:style-name="T3"> </text:span>and<text:span text:style-name="T3"> </text:span>made<text:span text:style-name="T3"> </text:span>a<text:span text:style-name="T3"> </text:span>rolling<text:span text:style-name="T3"> </text:span>motion<text:span text:style-name="T3"> </text:span>with<text:span text:style-name="T3"> </text:span>her<text:span text:style-name="T3"> </text:span>hands<text:span text:style-name="T3"> </text:span>to<text:span text:style-name="T3"> </text:span>Lernea,<text:span text:style-name="T3"> </text:span>which<text:span text:style-name="T3"> </text:span>went<text:span text:style-name="T3"> </text:span>largely<text:span text:style-name="T3"> </text:span>unnoticed.<text:span text:style-name="T3"> </text:span>Lernea<text:span text:style-name="T3"> </text:span>said<text:span text:style-name="T3"> </text:span>with<text:span text:style-name="T3"> </text:span>a<text:span text:style-name="T3"> </text:span>wide<text:span text:style-name="T3"> </text:span>grin:</text:p>
      <text:p text:style-name="P1"><text:span text:style-name="T4">“</text:span><text:span text:style-name="T5">What</text:span><text:span text:style-name="T4"> </text:span><text:span text:style-name="T5">say</text:span><text:span text:style-name="T4"> </text:span><text:span text:style-name="T5">you</text:span><text:span text:style-name="T4"> </text:span><text:span text:style-name="T5">now,</text:span><text:span text:style-name="T4"> </text:span><text:span text:style-name="T5">thief?</text:span><text:span text:style-name="T4">”</text:span></text:p>
      <text:p text:style-name="P2">She<text:span text:style-name="T3"> </text:span>made<text:span text:style-name="T3"> </text:span>sure<text:span text:style-name="T3"> </text:span>to<text:span text:style-name="T3"> </text:span>intone<text:span text:style-name="T3"> </text:span>the<text:span text:style-name="T3"> </text:span>word<text:span text:style-name="T3"> </text:span>thief<text:span text:style-name="T3"> </text:span>as<text:span text:style-name="T3"> </text:span>it<text:span text:style-name="T3"> </text:span>meant<text:span text:style-name="T3"> </text:span>someone<text:span text:style-name="T3"> </text:span>oozing<text:span text:style-name="T3"> </text:span>gritty,<text:span text:style-name="T3"> </text:span>unhealthy<text:span text:style-name="T3"> </text:span>amounts<text:span text:style-name="T3"> </text:span>of<text:span text:style-name="T3"> </text:span>slime<text:span text:style-name="T3"> </text:span>from<text:span text:style-name="T3"> </text:span>every<text:span text:style-name="T3"> </text:span>available<text:span text:style-name="T3"> </text:span>orifice.</text:p>
      <text:p text:style-name="P2">Parcifal<text:span text:style-name="T3"> </text:span>bulged<text:span text:style-name="T3"> </text:span>her<text:span text:style-name="T3"> </text:span>eyes<text:span text:style-name="T3"> </text:span>and<text:span text:style-name="T3"> </text:span>made<text:span text:style-name="T3"> </text:span>frantic<text:span text:style-name="T3"> </text:span>motions<text:span text:style-name="T3"> </text:span>to<text:span text:style-name="T3"> </text:span>Lernea<text:span text:style-name="T3"> </text:span>to<text:span text:style-name="T3"> </text:span>put<text:span text:style-name="T3"> </text:span>the<text:span text:style-name="T3"> </text:span>man<text:span text:style-name="T3"> </text:span>down,<text:span text:style-name="T3"> </text:span>pointing<text:span text:style-name="T3"> </text:span>to<text:span text:style-name="T3"> </text:span>the<text:span text:style-name="T3"> </text:span>unfamiliar<text:span text:style-name="T3"> </text:span>items<text:span text:style-name="T3"> </text:span>that<text:span text:style-name="T3"> </text:span>had<text:span text:style-name="T3"> </text:span>fallen<text:span text:style-name="T3"> </text:span>on<text:span text:style-name="T3"> </text:span>the<text:span text:style-name="T3"> </text:span>ground<text:span text:style-name="T3"> </text:span>instead<text:span text:style-name="T3"> </text:span>of<text:span text:style-name="T3"> </text:span>the<text:span text:style-name="T3"> </text:span>expected<text:span text:style-name="T3"> </text:span>loot,<text:span text:style-name="T3"> </text:span>their<text:span text:style-name="T3"> </text:span>property.<text:span text:style-name="T3"> </text:span>Lernea<text:span text:style-name="T3"> </text:span>finally<text:span text:style-name="T3"> </text:span>took<text:span text:style-name="T3"> </text:span>a<text:span text:style-name="T3"> </text:span>look<text:span text:style-name="T3"> </text:span>on<text:span text:style-name="T3"> </text:span>her<text:span text:style-name="T3"> </text:span>own<text:span text:style-name="T3"> </text:span>and<text:span text:style-name="T3"> </text:span>hesitantly<text:span text:style-name="T3"> </text:span>put<text:span text:style-name="T3"> </text:span>the<text:span text:style-name="T3"> </text:span>short<text:span text:style-name="T3"> </text:span>man<text:span text:style-name="T3"> </text:span>back<text:span text:style-name="T3"> </text:span>on<text:span text:style-name="T3"> </text:span>his<text:span text:style-name="T3"> </text:span>own<text:span text:style-name="T3"> </text:span>two<text:span text:style-name="T3"> </text:span>feet.<text:span text:style-name="T3"> </text:span>He<text:span text:style-name="T3"> </text:span>looked<text:span text:style-name="T3"> </text:span>at<text:span text:style-name="T3"> </text:span>them<text:span text:style-name="T3"> </text:span>with<text:span text:style-name="T3"> </text:span>a<text:span text:style-name="T3"> </text:span>most<text:span text:style-name="T3"> </text:span>severe<text:span text:style-name="T3"> </text:span>look<text:span text:style-name="T3"> </text:span>that<text:span text:style-name="T3"> </text:span>implied<text:span text:style-name="T3"> </text:span>he<text:span text:style-name="T3"> </text:span>could<text:span text:style-name="T3"> </text:span>not<text:span text:style-name="T3"> </text:span>find<text:span text:style-name="T3"> </text:span>the<text:span text:style-name="T3"> </text:span>words<text:span text:style-name="T3"> </text:span>to<text:span text:style-name="T3"> </text:span>begin<text:span text:style-name="T3"> </text:span>to<text:span text:style-name="T3"> </text:span>describe<text:span text:style-name="T3"> </text:span>his<text:span text:style-name="T3"> </text:span>feelings.</text:p>
      <text:p text:style-name="P1"><text:span text:style-name="T4">“</text:span><text:span text:style-name="T5">I</text:span><text:span text:style-name="T4"> </text:span><text:span text:style-name="T5">cannot</text:span><text:span text:style-name="T4"> </text:span><text:span text:style-name="T5">find</text:span><text:span text:style-name="T4"> </text:span><text:span text:style-name="T5">the</text:span><text:span text:style-name="T4"> </text:span><text:span text:style-name="T5">words</text:span><text:span text:style-name="T4"> </text:span><text:span text:style-name="T5">to</text:span><text:span text:style-name="T4"> </text:span><text:span text:style-name="T5">even</text:span><text:span text:style-name="T4"> </text:span><text:span text:style-name="T5">begin</text:span><text:span text:style-name="T4"> </text:span><text:span text:style-name="T5">to</text:span><text:span text:style-name="T4"> </text:span><text:span text:style-name="T5">describe</text:span><text:span text:style-name="T4"> </text:span><text:span text:style-name="T5">my</text:span><text:span text:style-name="T4"> </text:span><text:span text:style-name="T5">feelings,</text:span><text:span text:style-name="T4">” </text:span><text:span text:style-name="T5">he</text:span><text:span text:style-name="T4"> </text:span><text:span text:style-name="T5">said</text:span><text:span text:style-name="T4"> </text:span><text:span text:style-name="T5">with</text:span><text:span text:style-name="T4"> </text:span><text:span text:style-name="T5">a</text:span><text:span text:style-name="T4"> </text:span><text:span text:style-name="T5">face</text:span><text:span text:style-name="T4"> </text:span><text:span text:style-name="T5">torn</text:span><text:span text:style-name="T4"> </text:span><text:span text:style-name="T5">from</text:span><text:span text:style-name="T4"> </text:span><text:span text:style-name="T5">disgust</text:span><text:span text:style-name="T4"> </text:span><text:span text:style-name="T5">and</text:span><text:span text:style-name="T4"> </text:span><text:span text:style-name="T5">disdain.</text:span><text:span text:style-name="T4"> “</text:span><text:span text:style-name="T5">You</text:span><text:span text:style-name="T4"> </text:span><text:span text:style-name="T5">should</text:span><text:span text:style-name="T4"> </text:span><text:span text:style-name="T5">be</text:span><text:span text:style-name="T4"> </text:span><text:span text:style-name="T5">ashamed.</text:span><text:span text:style-name="T4"> </text:span><text:span text:style-name="T5">I</text:span><text:span text:style-name="T4"> </text:span><text:span text:style-name="T5">fear,</text:span><text:span text:style-name="T4"> </text:span><text:span text:style-name="T5">I</text:span><text:span text:style-name="T4"> </text:span><text:span text:style-name="T5">cannot</text:span><text:span text:style-name="T4"> </text:span><text:span text:style-name="T5">in</text:span><text:span text:style-name="T4"> </text:span><text:span text:style-name="T5">right</text:span><text:span text:style-name="T4"> </text:span><text:span text:style-name="T5">conscience</text:span><text:span text:style-name="T4"> </text:span><text:span text:style-name="T5">call</text:span><text:span text:style-name="T4"> </text:span><text:span text:style-name="T5">you</text:span><text:span text:style-name="T4"> </text:span><text:span text:style-name="T5">ladies,</text:span><text:span text:style-name="T4">” </text:span><text:span text:style-name="T5">he</text:span><text:span text:style-name="T4"> </text:span><text:span text:style-name="T5">said,</text:span><text:span text:style-name="T4"> </text:span><text:span text:style-name="T5">dusted</text:span><text:span text:style-name="T4"> </text:span><text:span text:style-name="T5">off</text:span><text:span text:style-name="T4"> </text:span><text:span text:style-name="T5">his</text:span><text:span text:style-name="T4"> </text:span><text:span text:style-name="T5">cloak,</text:span><text:span text:style-name="T4"> </text:span><text:span text:style-name="T5">straightened</text:span><text:span text:style-name="T4"> </text:span><text:span text:style-name="T5">his</text:span><text:span text:style-name="T4"> </text:span><text:span text:style-name="T5">vest</text:span><text:span text:style-name="T4"> </text:span><text:span text:style-name="T5">and</text:span><text:span text:style-name="T4"> </text:span><text:span text:style-name="T5">pants</text:span><text:span text:style-name="T4"> </text:span><text:span text:style-name="T5">and</text:span><text:span text:style-name="T4"> </text:span><text:span text:style-name="T5">walked</text:span><text:span text:style-name="T4"> </text:span><text:span text:style-name="T5">away</text:span><text:span text:style-name="T4"> </text:span><text:span text:style-name="T5">briskly</text:span><text:span text:style-name="T4"> </text:span><text:span text:style-name="T5">without</text:span><text:span text:style-name="T4"> </text:span><text:span text:style-name="T5">another</text:span><text:span text:style-name="T4"> </text:span><text:span text:style-name="T5">word.</text:span></text:p>
      <text:p text:style-name="P2">Parcifal<text:span text:style-name="T3"> </text:span>looked<text:span text:style-name="T3"> </text:span>at<text:span text:style-name="T3"> </text:span>him<text:span text:style-name="T3"> </text:span>in<text:span text:style-name="T3"> </text:span>mute<text:span text:style-name="T3"> </text:span>disbelief,<text:span text:style-name="T3"> </text:span>while<text:span text:style-name="T3"> </text:span>Lernea<text:span text:style-name="T3"> </text:span>picked<text:span text:style-name="T3"> </text:span>up<text:span text:style-name="T3"> </text:span>the<text:span text:style-name="T3"> </text:span>man<text:span text:style-name="T3">’</text:span>s<text:span text:style-name="T3"> </text:span>items<text:span text:style-name="T3"> </text:span>from<text:span text:style-name="T3"> </text:span>the<text:span text:style-name="T3"> </text:span>ground,<text:span text:style-name="T3"> </text:span>spending<text:span text:style-name="T3"> </text:span>a<text:span text:style-name="T3"> </text:span>mere<text:span text:style-name="T3"> </text:span>moment<text:span text:style-name="T3"> </text:span>to<text:span text:style-name="T3"> </text:span>examine<text:span text:style-name="T3"> </text:span>them.<text:span text:style-name="T3"> </text:span>His<text:span text:style-name="T3"> </text:span>small<text:span text:style-name="T3"> </text:span>figure<text:span text:style-name="T3"> </text:span>had<text:span text:style-name="T3"> </text:span>almost<text:span text:style-name="T3"> </text:span>disappeared<text:span text:style-name="T3"> </text:span>into<text:span text:style-name="T3"> </text:span>the<text:span text:style-name="T3"> </text:span>mass<text:span text:style-name="T3"> </text:span>of<text:span text:style-name="T3"> </text:span>people<text:span text:style-name="T3"> </text:span>crowding<text:span text:style-name="T3"> </text:span>the<text:span text:style-name="T3"> </text:span>busy<text:span text:style-name="T3"> </text:span>street<text:span text:style-name="T3"> </text:span>when<text:span text:style-name="T3"> </text:span>she<text:span text:style-name="T3"> </text:span>shouted<text:span text:style-name="T3"> </text:span>at<text:span text:style-name="T3"> </text:span>him:</text:p>
      <text:p text:style-name="P1"><text:span text:style-name="T4">“</text:span><text:span text:style-name="T5">Sir!</text:span><text:span text:style-name="T4"> </text:span><text:span text:style-name="T5">Terribly</text:span><text:span text:style-name="T4"> </text:span><text:span text:style-name="T5">sorry,</text:span><text:span text:style-name="T4"> </text:span><text:span text:style-name="T5">but</text:span><text:span text:style-name="T4"> </text:span><text:span text:style-name="T5">you</text:span><text:span text:style-name="T4"> </text:span><text:span text:style-name="T5">forgot</text:span><text:span text:style-name="T4"> </text:span><text:span text:style-name="T5">your</text:span><text:span text:style-name="T4"> </text:span><text:span text:style-name="T5">articles,</text:span><text:span text:style-name="T4"> </text:span><text:span text:style-name="T5">sir!</text:span><text:span text:style-name="T4">”</text:span></text:p>
      <text:p text:style-name="P2">Parcifal<text:span text:style-name="T3"> </text:span>looked<text:span text:style-name="T3"> </text:span>at<text:span text:style-name="T3"> </text:span>the<text:span text:style-name="T3"> </text:span>various<text:span text:style-name="T3"> </text:span>stuff<text:span text:style-name="T3"> </text:span>the<text:span text:style-name="T3"> </text:span>man<text:span text:style-name="T3"> </text:span>had<text:span text:style-name="T3"> </text:span>left<text:span text:style-name="T3"> </text:span>behind<text:span text:style-name="T3"> </text:span>and<text:span text:style-name="T3"> </text:span>had<text:span text:style-name="T3"> </text:span>a<text:span text:style-name="T3"> </text:span>moment<text:span text:style-name="T3"> </text:span>of<text:span text:style-name="T3"> </text:span>clarity;<text:span text:style-name="T3"> </text:span>she<text:span text:style-name="T3"> </text:span>sprang<text:span text:style-name="T3"> </text:span>into<text:span text:style-name="T3"> </text:span>action,<text:span text:style-name="T3"> </text:span>and<text:span text:style-name="T3"> </text:span>started<text:span text:style-name="T3"> </text:span>running<text:span text:style-name="T3"> </text:span>through<text:span text:style-name="T3"> </text:span>the<text:span text:style-name="T3"> </text:span>street<text:span text:style-name="T3"> </text:span>shouting<text:span text:style-name="T3"> </text:span>to<text:span text:style-name="T3"> </text:span>her<text:span text:style-name="T3"> </text:span>sister:</text:p>
      <text:p text:style-name="P1"><text:span text:style-name="T4">“</text:span><text:span text:style-name="T5">That</text:span><text:span text:style-name="T4">’</text:span><text:span text:style-name="T5">s</text:span><text:span text:style-name="T4"> </text:span><text:span text:style-name="T5">because</text:span><text:span text:style-name="T4"> </text:span><text:span text:style-name="T5">those</text:span><text:span text:style-name="T4"> </text:span><text:span text:style-name="T5">aren</text:span><text:span text:style-name="T4">’</text:span><text:span text:style-name="T5">t</text:span><text:span text:style-name="T4"> </text:span><text:span text:style-name="T5">his</text:span><text:span text:style-name="T4"> </text:span><text:span text:style-name="T5">either!</text:span><text:span text:style-name="T4">”</text:span></text:p>
      <text:p text:style-name="P2">Lernea<text:span text:style-name="T3"> </text:span>stood<text:span text:style-name="T3"> </text:span>motionless<text:span text:style-name="T3"> </text:span>for<text:span text:style-name="T3"> </text:span>moment,<text:span text:style-name="T3"> </text:span>idly<text:span text:style-name="T3"> </text:span>holding<text:span text:style-name="T3"> </text:span>the<text:span text:style-name="T3"> </text:span>stolen<text:span text:style-name="T3"> </text:span>goods<text:span text:style-name="T3"> </text:span>with<text:span text:style-name="T3"> </text:span>both<text:span text:style-name="T3"> </text:span>hands<text:span text:style-name="T3"> </text:span>in<text:span text:style-name="T3"> </text:span>her<text:span text:style-name="T3"> </text:span>lap.<text:span text:style-name="T3"> </text:span>Her<text:span text:style-name="T3"> </text:span>lips<text:span text:style-name="T3"> </text:span>formed<text:span text:style-name="T3"> </text:span>a<text:span text:style-name="T3"> </text:span>soundless<text:span text:style-name="T3"> </text:span>circle<text:span text:style-name="T3"> </text:span>while<text:span text:style-name="T3"> </text:span>her<text:span text:style-name="T3"> </text:span>eyes<text:span text:style-name="T3"> </text:span>shone<text:span text:style-name="T3"> </text:span>with<text:span text:style-name="T3"> </text:span>dazzling<text:span text:style-name="T3"> </text:span>ferocity.<text:span text:style-name="T3"> </text:span>Realizing<text:span text:style-name="T3"> </text:span>they<text:span text:style-name="T3"> </text:span>had<text:span text:style-name="T3"> </text:span>been<text:span text:style-name="T3"> </text:span>duped,<text:span text:style-name="T3"> </text:span>she<text:span text:style-name="T3"> </text:span>dropped<text:span text:style-name="T3"> </text:span>everything<text:span text:style-name="T3"> </text:span>and<text:span text:style-name="T3"> </text:span>ran<text:span text:style-name="T3"> </text:span>after<text:span text:style-name="T3"> </text:span>her<text:span text:style-name="T3"> </text:span>sister<text:span text:style-name="T3"> </text:span>and<text:span text:style-name="T3"> </text:span>the<text:span text:style-name="T3"> </text:span>dwarf<text:span text:style-name="T3"> </text:span>-<text:span text:style-name="T3"> </text:span>or<text:span text:style-name="T3"> </text:span>perhaps<text:span text:style-name="T3"> </text:span>a<text:span text:style-name="T3"> </text:span>simply<text:span text:style-name="T3"> </text:span>very<text:span text:style-name="T3"> </text:span>short<text:span text:style-name="T3"> </text:span>man<text:span text:style-name="T3"> </text:span>-<text:span text:style-name="T3"> </text:span>who<text:span text:style-name="T3"> </text:span>kept<text:span text:style-name="T3"> </text:span>surprising<text:span text:style-name="T3"> </text:span>them<text:span text:style-name="T3"> </text:span>with<text:span text:style-name="T3"> </text:span>his<text:span text:style-name="T3"> </text:span>sly<text:span text:style-name="T3"> </text:span>ways.</text:p>
      <text:p text:style-name="P2">The<text:span text:style-name="T3"> </text:span>man<text:span text:style-name="T3"> </text:span>shot<text:span text:style-name="T3"> </text:span>a<text:span text:style-name="T3"> </text:span>glance<text:span text:style-name="T3"> </text:span>behind<text:span text:style-name="T3"> </text:span>his<text:span text:style-name="T3"> </text:span>back<text:span text:style-name="T3"> </text:span>and<text:span text:style-name="T3"> </text:span>saw<text:span text:style-name="T3"> </text:span>the<text:span text:style-name="T3"> </text:span>sisters<text:span text:style-name="T3"> </text:span>were<text:span text:style-name="T3"> </text:span>right<text:span text:style-name="T3"> </text:span>on<text:span text:style-name="T3"> </text:span>his<text:span text:style-name="T3"> </text:span>tail,<text:span text:style-name="T3"> </text:span>shoving<text:span text:style-name="T3"> </text:span>and<text:span text:style-name="T3"> </text:span>brushing<text:span text:style-name="T3"> </text:span>people<text:span text:style-name="T3"> </text:span>aside<text:span text:style-name="T3"> </text:span>as<text:span text:style-name="T3"> </text:span>they<text:span text:style-name="T3"> </text:span>ran<text:span text:style-name="T3"> </text:span>after<text:span text:style-name="T3"> </text:span>him.<text:span text:style-name="T3"> “</text:span>Fire!<text:span text:style-name="T3"> </text:span>Fire!<text:span text:style-name="T3"> </text:span>I<text:span text:style-name="T3"> </text:span>say,<text:span text:style-name="T3"> </text:span>fire!<text:span text:style-name="T3">” </text:span>he<text:span text:style-name="T3"> </text:span>shouted<text:span text:style-name="T3"> </text:span>amidst<text:span text:style-name="T3"> </text:span>the<text:span text:style-name="T3"> </text:span>crowd<text:span text:style-name="T3"> </text:span><text:soft-page-break/>in<text:span text:style-name="T3"> </text:span>an<text:span text:style-name="T3"> </text:span>effort<text:span text:style-name="T3"> </text:span>to<text:span text:style-name="T3"> </text:span>cause<text:span text:style-name="T3"> </text:span>a<text:span text:style-name="T3"> </text:span>little<text:span text:style-name="T3"> </text:span>bit<text:span text:style-name="T3"> </text:span>of<text:span text:style-name="T3"> </text:span>hysterical<text:span text:style-name="T3"> </text:span>panic<text:span text:style-name="T3"> </text:span>to<text:span text:style-name="T3"> </text:span>make<text:span text:style-name="T3"> </text:span>his<text:span text:style-name="T3"> </text:span>escape<text:span text:style-name="T3"> </text:span>all<text:span text:style-name="T3"> </text:span>that<text:span text:style-name="T3"> </text:span>easier.<text:span text:style-name="T3"> </text:span>That<text:span text:style-name="T3"> </text:span>didn<text:span text:style-name="T3">’</text:span>t<text:span text:style-name="T3"> </text:span>work<text:span text:style-name="T3"> </text:span>though;<text:span text:style-name="T3"> </text:span>the<text:span text:style-name="T3"> </text:span>people<text:span text:style-name="T3"> </text:span>around<text:span text:style-name="T3"> </text:span>him<text:span text:style-name="T3"> </text:span>went<text:span text:style-name="T3"> </text:span>about<text:span text:style-name="T3"> </text:span>their<text:span text:style-name="T3"> </text:span>business,<text:span text:style-name="T3"> </text:span>a<text:span text:style-name="T3"> </text:span>few<text:span text:style-name="T3"> </text:span>casually<text:span text:style-name="T3"> </text:span>wondering<text:span text:style-name="T3"> </text:span>to<text:span text:style-name="T3"> </text:span>themselves<text:span text:style-name="T3"> </text:span>whether<text:span text:style-name="T3"> </text:span>or<text:span text:style-name="T3"> </text:span>not<text:span text:style-name="T3"> </text:span>they<text:span text:style-name="T3"> </text:span>had<text:span text:style-name="T3"> </text:span>heard<text:span text:style-name="T3"> </text:span>some<text:span text:style-name="T3"> </text:span>kind<text:span text:style-name="T3"> </text:span>of<text:span text:style-name="T3"> </text:span>voice;<text:span text:style-name="T3"> </text:span>those<text:span text:style-name="T3"> </text:span>who<text:span text:style-name="T3"> </text:span>did<text:span text:style-name="T3"> </text:span>hear<text:span text:style-name="T3"> </text:span>wondered<text:span text:style-name="T3"> </text:span>where<text:span text:style-name="T3"> </text:span>it<text:span text:style-name="T3"> </text:span>came<text:span text:style-name="T3"> </text:span>from.<text:span text:style-name="T3"> </text:span>He<text:span text:style-name="T3"> </text:span>had<text:span text:style-name="T3"> </text:span>to<text:span text:style-name="T3"> </text:span>make<text:span text:style-name="T3"> </text:span>himself<text:span text:style-name="T3"> </text:span>scarce<text:span text:style-name="T3"> </text:span>the<text:span text:style-name="T3"> </text:span>hard<text:span text:style-name="T3"> </text:span>way,<text:span text:style-name="T3"> </text:span>and<text:span text:style-name="T3"> </text:span>bolted<text:span text:style-name="T3"> </text:span>into<text:span text:style-name="T3"> </text:span>the<text:span text:style-name="T3"> </text:span>nearest<text:span text:style-name="T3"> </text:span>building.</text:p>
      <text:p text:style-name="P1"><text:span text:style-name="T4">“</text:span><text:span text:style-name="T5">Quick!</text:span><text:span text:style-name="T4"> </text:span><text:span text:style-name="T5">Into</text:span><text:span text:style-name="T4"> </text:span><text:span text:style-name="T5">that</text:span><text:span text:style-name="T4"> </text:span><text:span text:style-name="T5">establishment!</text:span><text:span text:style-name="T4">” </text:span><text:span text:style-name="T5">yelled</text:span><text:span text:style-name="T4"> </text:span><text:span text:style-name="T5">Parcifal</text:span><text:span text:style-name="T4"> </text:span><text:span text:style-name="T5">to</text:span><text:span text:style-name="T4"> </text:span><text:span text:style-name="T5">Lernea,</text:span><text:span text:style-name="T4"> </text:span><text:span text:style-name="T5">her</text:span><text:span text:style-name="T4"> </text:span><text:span text:style-name="T5">finger</text:span><text:span text:style-name="T4"> </text:span><text:span text:style-name="T5">pointing</text:span><text:span text:style-name="T4"> </text:span><text:span text:style-name="T5">to</text:span><text:span text:style-name="T4"> </text:span><text:span text:style-name="T5">a</text:span><text:span text:style-name="T4"> </text:span><text:span text:style-name="T5">large</text:span><text:span text:style-name="T4"> </text:span><text:span text:style-name="T5">sign,</text:span><text:span text:style-name="T4"> </text:span><text:span text:style-name="T5">illuminated</text:span><text:span text:style-name="T4"> </text:span><text:span text:style-name="T5">by</text:span><text:span text:style-name="T4"> </text:span><text:span text:style-name="T5">a</text:span><text:span text:style-name="T4"> </text:span><text:span text:style-name="T5">nearby</text:span><text:span text:style-name="T4"> </text:span><text:span text:style-name="T5">lamp</text:span><text:span text:style-name="T4"> </text:span><text:span text:style-name="T5">post</text:span><text:span text:style-name="T4"> </text:span><text:span text:style-name="T5">which</text:span><text:span text:style-name="T4"> </text:span><text:span text:style-name="T5">had</text:span><text:span text:style-name="T4"> </text:span><text:span text:style-name="T5">just</text:span><text:span text:style-name="T4"> </text:span><text:span text:style-name="T5">been</text:span><text:span text:style-name="T4"> </text:span><text:span text:style-name="T5">lit,</text:span><text:span text:style-name="T4"> </text:span><text:span text:style-name="T5">as</text:span><text:span text:style-name="T4"> </text:span><text:span text:style-name="T5">night</text:span><text:span text:style-name="T4"> </text:span><text:span text:style-name="T5">proper</text:span><text:span text:style-name="T4"> </text:span><text:span text:style-name="T5">fell.</text:span></text:p>
      <text:p text:style-name="P1"><text:span text:style-name="T4">“</text:span><text:span text:style-name="T5">The</text:span><text:span text:style-name="T4"> </text:span><text:span text:style-name="T5">Sniggering</text:span><text:span text:style-name="T4"> </text:span><text:span text:style-name="T5">Pig?</text:span><text:span text:style-name="T4"> </text:span><text:span text:style-name="T5">That</text:span><text:span text:style-name="T4"> </text:span><text:span text:style-name="T5">sounds</text:span><text:span text:style-name="T4"> </text:span><text:span text:style-name="T5">like</text:span><text:span text:style-name="T4"> </text:span><text:span text:style-name="T5">a</text:span><text:span text:style-name="T4"> </text:span><text:span text:style-name="T5">piss-hole!</text:span><text:span text:style-name="T4">”</text:span></text:p>
      <text:p text:style-name="P1"><text:span text:style-name="T4">“</text:span><text:span text:style-name="T5">What</text:span><text:span text:style-name="T4"> </text:span><text:span text:style-name="T5">did</text:span><text:span text:style-name="T4"> </text:span><text:span text:style-name="T5">you</text:span><text:span text:style-name="T4"> </text:span><text:span text:style-name="T5">expect</text:span><text:span text:style-name="T4"> </text:span><text:span text:style-name="T5">this</text:span><text:span text:style-name="T4"> </text:span><text:span text:style-name="T5">far</text:span><text:span text:style-name="T4"> </text:span><text:span text:style-name="T5">south?</text:span><text:span text:style-name="T4"> </text:span><text:span text:style-name="T5">Come</text:span><text:span text:style-name="T4"> </text:span><text:span text:style-name="T5">on,</text:span><text:span text:style-name="T4"> </text:span><text:span text:style-name="T5">hurry!</text:span><text:span text:style-name="T4">” </text:span><text:span text:style-name="T5">replied</text:span><text:span text:style-name="T4"> </text:span><text:span text:style-name="T5">Parcifal</text:span><text:span text:style-name="T4"> </text:span><text:span text:style-name="T5">even</text:span><text:span text:style-name="T4"> </text:span><text:span text:style-name="T5">as</text:span><text:span text:style-name="T4"> </text:span><text:span text:style-name="T5">they</text:span><text:span text:style-name="T4"> </text:span><text:span text:style-name="T5">left</text:span><text:span text:style-name="T4"> </text:span><text:span text:style-name="T5">the</text:span><text:span text:style-name="T4"> </text:span><text:span text:style-name="T5">stream</text:span><text:span text:style-name="T4"> </text:span><text:span text:style-name="T5">of</text:span><text:span text:style-name="T4"> </text:span><text:span text:style-name="T5">people</text:span><text:span text:style-name="T4"> </text:span><text:span text:style-name="T5">in</text:span><text:span text:style-name="T4"> </text:span><text:span text:style-name="T5">the</text:span><text:span text:style-name="T4"> </text:span><text:span text:style-name="T5">street</text:span><text:span text:style-name="T4"> </text:span><text:span text:style-name="T5">and</text:span><text:span text:style-name="T4"> </text:span><text:span text:style-name="T5">saw</text:span><text:span text:style-name="T4"> </text:span><text:span text:style-name="T5">the</text:span><text:span text:style-name="T4"> </text:span><text:span text:style-name="T5">man</text:span><text:span text:style-name="T4"> </text:span><text:span text:style-name="T5">who</text:span><text:span text:style-name="T4"> </text:span><text:span text:style-name="T5">had</text:span><text:span text:style-name="T4"> </text:span><text:span text:style-name="T5">robbed</text:span><text:span text:style-name="T4"> </text:span><text:span text:style-name="T5">them</text:span><text:span text:style-name="T4"> </text:span><text:span text:style-name="T5">of</text:span><text:span text:style-name="T4"> </text:span><text:span text:style-name="T5">money</text:span><text:span text:style-name="T4"> </text:span><text:span text:style-name="T5">and</text:span><text:span text:style-name="T4"> </text:span><text:span text:style-name="T5">pride</text:span><text:span text:style-name="T4"> </text:span><text:span text:style-name="T5">hustle</text:span><text:span text:style-name="T4"> </text:span><text:span text:style-name="T5">past</text:span><text:span text:style-name="T4"> </text:span><text:span text:style-name="T5">the</text:span><text:span text:style-name="T4"> </text:span><text:span text:style-name="T5">tavern</text:span><text:span text:style-name="T4">’</text:span><text:span text:style-name="T5">s</text:span><text:span text:style-name="T4"> </text:span><text:span text:style-name="T5">doorway.</text:span><text:span text:style-name="T4"> </text:span><text:span text:style-name="T5">Sounds</text:span><text:span text:style-name="T4"> </text:span><text:span text:style-name="T5">of</text:span><text:span text:style-name="T4"> </text:span><text:span text:style-name="T5">drunken</text:span><text:span text:style-name="T4"> </text:span><text:span text:style-name="T5">merriment</text:span><text:span text:style-name="T4"> </text:span><text:span text:style-name="T5">and</text:span><text:span text:style-name="T4"> </text:span><text:span text:style-name="T5">folk</text:span><text:span text:style-name="T4"> </text:span><text:span text:style-name="T5">music</text:span><text:span text:style-name="T4"> </text:span><text:span text:style-name="T5">blasted</text:span><text:span text:style-name="T4"> </text:span><text:span text:style-name="T5">away</text:span><text:span text:style-name="T4"> </text:span><text:span text:style-name="T5">from</text:span><text:span text:style-name="T4"> </text:span><text:span text:style-name="T5">the</text:span><text:span text:style-name="T4"> </text:span><text:span text:style-name="T5">relatively</text:span><text:span text:style-name="T4"> </text:span><text:span text:style-name="T5">large</text:span><text:span text:style-name="T4"> </text:span><text:span text:style-name="T5">inn.</text:span></text:p>
      <text:p text:style-name="P1"><text:span text:style-name="T4">“</text:span><text:span text:style-name="T5">By</text:span><text:span text:style-name="T4"> </text:span><text:span text:style-name="T5">Skarla,</text:span><text:span text:style-name="T4"> </text:span><text:span text:style-name="T5">of</text:span><text:span text:style-name="T4"> </text:span><text:span text:style-name="T5">all</text:span><text:span text:style-name="T4"> </text:span><text:span text:style-name="T5">the</text:span><text:span text:style-name="T4"> </text:span><text:span text:style-name="T5">places..</text:span><text:span text:style-name="T4">” </text:span><text:span text:style-name="T5">said</text:span><text:span text:style-name="T4"> </text:span><text:span text:style-name="T5">Lernea</text:span><text:span text:style-name="T4"> </text:span><text:span text:style-name="T5">mostly</text:span><text:span text:style-name="T4"> </text:span><text:span text:style-name="T5">to</text:span><text:span text:style-name="T4"> </text:span><text:span text:style-name="T5">herself</text:span><text:span text:style-name="T4"> </text:span><text:span text:style-name="T5">but</text:span><text:span text:style-name="T4"> </text:span><text:span text:style-name="T5">followed</text:span><text:span text:style-name="T4"> </text:span><text:span text:style-name="T5">Parcifal</text:span><text:span text:style-name="T4"> </text:span><text:span text:style-name="T5">inside</text:span><text:span text:style-name="T4"> </text:span><text:span text:style-name="T5">reminding</text:span><text:span text:style-name="T4"> </text:span><text:span text:style-name="T5">herself</text:span><text:span text:style-name="T4"> </text:span><text:span text:style-name="T5">not</text:span><text:span text:style-name="T4"> </text:span><text:span text:style-name="T5">to</text:span><text:span text:style-name="T4"> </text:span><text:span text:style-name="T5">touch</text:span><text:span text:style-name="T4"> </text:span><text:span text:style-name="T5">anything.</text:span></text:p>
      <text:p text:style-name="P2">Inside<text:span text:style-name="T3"> </text:span>the<text:span text:style-name="T3"> </text:span>Sniggering<text:span text:style-name="T3"> </text:span>Pig,<text:span text:style-name="T3"> </text:span>there<text:span text:style-name="T3"> </text:span>was<text:span text:style-name="T3"> </text:span>ample<text:span text:style-name="T3"> </text:span>candle<text:span text:style-name="T3"> </text:span>light<text:span text:style-name="T3"> </text:span>from<text:span text:style-name="T3"> </text:span>chandeliers<text:span text:style-name="T3"> </text:span>on<text:span text:style-name="T3"> </text:span>the<text:span text:style-name="T3"> </text:span>high<text:span text:style-name="T3"> </text:span>ceiling,<text:span text:style-name="T3"> </text:span>as<text:span text:style-name="T3"> </text:span>well<text:span text:style-name="T3"> </text:span>as<text:span text:style-name="T3"> </text:span>candles<text:span text:style-name="T3"> </text:span>and<text:span text:style-name="T3"> </text:span>lamps<text:span text:style-name="T3"> </text:span>on<text:span text:style-name="T3"> </text:span>each<text:span text:style-name="T3"> </text:span>and<text:span text:style-name="T3"> </text:span>every<text:span text:style-name="T3"> </text:span>table<text:span text:style-name="T3"> </text:span>where<text:span text:style-name="T3"> </text:span>people<text:span text:style-name="T3"> </text:span>had<text:span text:style-name="T3"> </text:span>still<text:span text:style-name="T3"> </text:span>not<text:span text:style-name="T3"> </text:span>passed<text:span text:style-name="T3"> </text:span>out.<text:span text:style-name="T3"> </text:span>A<text:span text:style-name="T3"> </text:span>powerful<text:span text:style-name="T3"> </text:span>mix<text:span text:style-name="T3"> </text:span>of<text:span text:style-name="T3"> </text:span>heavy<text:span text:style-name="T3"> </text:span>scents<text:span text:style-name="T3"> </text:span>dominated<text:span text:style-name="T3"> </text:span>the<text:span text:style-name="T3"> </text:span>air;<text:span text:style-name="T3"> </text:span>rye,<text:span text:style-name="T3"> </text:span>ale<text:span text:style-name="T3"> </text:span>and<text:span text:style-name="T3"> </text:span>roasted<text:span text:style-name="T3"> </text:span>meat.<text:span text:style-name="T3"> </text:span>The<text:span text:style-name="T3"> </text:span>tables<text:span text:style-name="T3"> </text:span>were<text:span text:style-name="T3"> </text:span>mostly<text:span text:style-name="T3"> </text:span>occupied<text:span text:style-name="T3"> </text:span>by<text:span text:style-name="T3"> </text:span>rowdy<text:span text:style-name="T3"> </text:span>gangs<text:span text:style-name="T3"> </text:span>of<text:span text:style-name="T3"> </text:span>shady-looking<text:span text:style-name="T3"> </text:span>sailors;<text:span text:style-name="T3"> </text:span>everyone<text:span text:style-name="T3"> </text:span>seemed<text:span text:style-name="T3"> </text:span>to<text:span text:style-name="T3"> </text:span>be<text:span text:style-name="T3"> </text:span>having<text:span text:style-name="T3"> </text:span>fun<text:span text:style-name="T3"> </text:span>judging<text:span text:style-name="T3"> </text:span>by<text:span text:style-name="T3"> </text:span>the<text:span text:style-name="T3"> </text:span>spillage<text:span text:style-name="T3"> </text:span>on<text:span text:style-name="T3"> </text:span>the<text:span text:style-name="T3"> </text:span>floor,<text:span text:style-name="T3"> </text:span>when<text:span text:style-name="T3"> </text:span>the<text:span text:style-name="T3"> </text:span>music<text:span text:style-name="T3"> </text:span>suddenly<text:span text:style-name="T3"> </text:span>stopped.<text:span text:style-name="T3"> </text:span>The<text:span text:style-name="T3"> </text:span>hubbub<text:span text:style-name="T3"> </text:span>of<text:span text:style-name="T3"> </text:span>laughter<text:span text:style-name="T3"> </text:span>and<text:span text:style-name="T3"> </text:span>loud<text:span text:style-name="T3"> </text:span>conversation<text:span text:style-name="T3"> </text:span>filled<text:span text:style-name="T3"> </text:span>the<text:span text:style-name="T3"> </text:span>emptiness<text:span text:style-name="T3"> </text:span>until<text:span text:style-name="T3"> </text:span>a<text:span text:style-name="T3"> </text:span>rather<text:span text:style-name="T3"> </text:span>tall<text:span text:style-name="T3"> </text:span>and<text:span text:style-name="T3"> </text:span>lanky<text:span text:style-name="T3"> </text:span>fellow<text:span text:style-name="T3"> </text:span>appeared<text:span text:style-name="T3"> </text:span>at<text:span text:style-name="T3"> </text:span>the<text:span text:style-name="T3"> </text:span>far<text:span text:style-name="T3"> </text:span>end<text:span text:style-name="T3"> </text:span>of<text:span text:style-name="T3"> </text:span>tavern,<text:span text:style-name="T3"> </text:span>on<text:span text:style-name="T3"> </text:span>what<text:span text:style-name="T3"> </text:span>seemed<text:span text:style-name="T3"> </text:span>to<text:span text:style-name="T3"> </text:span>be<text:span text:style-name="T3"> </text:span>the<text:span text:style-name="T3"> </text:span>stage<text:span text:style-name="T3"> </text:span>where<text:span text:style-name="T3"> </text:span>the<text:span text:style-name="T3"> </text:span>band<text:span text:style-name="T3"> </text:span>of<text:span text:style-name="T3"> </text:span>musicians<text:span text:style-name="T3"> </text:span>sat.<text:span text:style-name="T3"> </text:span>Parcifal<text:span text:style-name="T3">’</text:span>s<text:span text:style-name="T3"> </text:span>eyes<text:span text:style-name="T3"> </text:span>had<text:span text:style-name="T3"> </text:span>the<text:span text:style-name="T3"> </text:span>chance<text:span text:style-name="T3"> </text:span>to<text:span text:style-name="T3"> </text:span>search<text:span text:style-name="T3"> </text:span>the<text:span text:style-name="T3"> </text:span>room<text:span text:style-name="T3"> </text:span>for<text:span text:style-name="T3"> </text:span>a<text:span text:style-name="T3"> </text:span>moment.<text:span text:style-name="T3"> </text:span>There<text:span text:style-name="T3"> </text:span>was<text:span text:style-name="T3"> </text:span>no<text:span text:style-name="T3"> </text:span>sign<text:span text:style-name="T3"> </text:span>of<text:span text:style-name="T3"> </text:span>the<text:span text:style-name="T3"> </text:span>thief.</text:p>
      <text:p text:style-name="P1"><text:span text:style-name="T4">“</text:span><text:span text:style-name="T5">Blasted</text:span><text:span text:style-name="T4"> </text:span><text:span text:style-name="T5">runt</text:span><text:span text:style-name="T4"> </text:span><text:span text:style-name="T5">of</text:span><text:span text:style-name="T4"> </text:span><text:span text:style-name="T5">a</text:span><text:span text:style-name="T4"> </text:span><text:span text:style-name="T5">man,</text:span><text:span text:style-name="T4">” </text:span><text:span text:style-name="T5">said</text:span><text:span text:style-name="T4"> </text:span><text:span text:style-name="T5">Parcifal,</text:span><text:span text:style-name="T4"> </text:span><text:span text:style-name="T5">this</text:span><text:span text:style-name="T4"> </text:span><text:span text:style-name="T5">time</text:span><text:span text:style-name="T4"> </text:span><text:span text:style-name="T5">gripping</text:span><text:span text:style-name="T4"> </text:span><text:span text:style-name="T5">her</text:span><text:span text:style-name="T4"> </text:span><text:span text:style-name="T5">sword</text:span><text:span text:style-name="T4">’</text:span><text:span text:style-name="T5">s</text:span><text:span text:style-name="T4"> </text:span><text:span text:style-name="T5">hilt</text:span><text:span text:style-name="T4"> </text:span><text:span text:style-name="T5">instead</text:span><text:span text:style-name="T4"> </text:span><text:span text:style-name="T5">of</text:span><text:span text:style-name="T4"> </text:span><text:span text:style-name="T5">her</text:span><text:span text:style-name="T4"> </text:span><text:span text:style-name="T5">knife.</text:span><text:span text:style-name="T4"> </text:span><text:span text:style-name="T5">Lernea</text:span><text:span text:style-name="T4"> </text:span><text:span text:style-name="T5">corrected</text:span><text:span text:style-name="T4"> </text:span><text:span text:style-name="T5">her</text:span><text:span text:style-name="T4"> </text:span><text:span text:style-name="T5">with</text:span><text:span text:style-name="T4"> </text:span><text:span text:style-name="T5">a</text:span><text:span text:style-name="T4"> </text:span><text:span text:style-name="T5">face</text:span><text:span text:style-name="T4"> </text:span><text:span text:style-name="T5">that</text:span><text:span text:style-name="T4"> </text:span><text:span text:style-name="T5">implied</text:span><text:span text:style-name="T4"> </text:span><text:span text:style-name="T5">every</text:span><text:span text:style-name="T4"> </text:span><text:span text:style-name="T5">second</text:span><text:span text:style-name="T4"> </text:span><text:span text:style-name="T5">in</text:span><text:span text:style-name="T4"> </text:span><text:span text:style-name="T5">there</text:span><text:span text:style-name="T4"> </text:span><text:span text:style-name="T5">was</text:span><text:span text:style-name="T4"> </text:span><text:span text:style-name="T5">making</text:span><text:span text:style-name="T4"> </text:span><text:span text:style-name="T5">her</text:span><text:span text:style-name="T4"> </text:span><text:span text:style-name="T5">feel</text:span><text:span text:style-name="T4"> </text:span><text:span text:style-name="T5">shamefully</text:span><text:span text:style-name="T4"> </text:span><text:span text:style-name="T5">unclean:</text:span><text:span text:style-name="T4"> “</text:span><text:span text:style-name="T5">Dwarf.</text:span><text:span text:style-name="T4"> </text:span><text:span text:style-name="T5">He</text:span><text:span text:style-name="T4"> </text:span><text:span text:style-name="T5">said</text:span><text:span text:style-name="T4"> </text:span><text:span text:style-name="T5">he</text:span><text:span text:style-name="T4"> </text:span><text:span text:style-name="T5">was</text:span><text:span text:style-name="T4"> </text:span><text:span text:style-name="T5">a</text:span><text:span text:style-name="T4"> </text:span><text:span text:style-name="T5">dwarf.</text:span><text:span text:style-name="T4">”</text:span></text:p>
      <text:p text:style-name="P2">As<text:span text:style-name="T3"> </text:span>if<text:span text:style-name="T3"> </text:span>on<text:span text:style-name="T3"> </text:span>cue,<text:span text:style-name="T3"> </text:span>the<text:span text:style-name="T3"> </text:span>tall<text:span text:style-name="T3"> </text:span>lank<text:span text:style-name="T3"> </text:span>man<text:span text:style-name="T3"> </text:span>who<text:span text:style-name="T3"> </text:span>had<text:span text:style-name="T3"> </text:span>appeared<text:span text:style-name="T3"> </text:span>on<text:span text:style-name="T3"> </text:span>stage<text:span text:style-name="T3"> </text:span>cleared<text:span text:style-name="T3"> </text:span>his<text:span text:style-name="T3"> </text:span>throat<text:span text:style-name="T3"> </text:span>loudly<text:span text:style-name="T3"> </text:span>and<text:span text:style-name="T3"> </text:span>bowed,<text:span text:style-name="T3"> </text:span>only<text:span text:style-name="T3"> </text:span>to<text:span text:style-name="T3"> </text:span>receive<text:span text:style-name="T3"> </text:span>a<text:span text:style-name="T3"> </text:span>handful<text:span text:style-name="T3"> </text:span>of<text:span text:style-name="T3"> </text:span>drunken<text:span text:style-name="T3"> </text:span>irrelevant<text:span text:style-name="T3"> </text:span>yells,<text:span text:style-name="T3"> </text:span>most<text:span text:style-name="T3"> </text:span>prominently,<text:span text:style-name="T3"> ‘</text:span>Show<text:span text:style-name="T3"> </text:span>us<text:span text:style-name="T3"> </text:span>yer<text:span text:style-name="T3"> </text:span>tittays!<text:span text:style-name="T3">’</text:span>.<text:span text:style-name="T3"> </text:span>Nevertheless,<text:span text:style-name="T3"> </text:span>he<text:span text:style-name="T3"> </text:span>smiled<text:span text:style-name="T3"> </text:span>courteously<text:span text:style-name="T3"> </text:span>and<text:span text:style-name="T3"> </text:span>said<text:span text:style-name="T3"> </text:span>to<text:span text:style-name="T3"> </text:span>the<text:span text:style-name="T3"> </text:span>crowd:</text:p>
      <text:p text:style-name="P1"><text:span text:style-name="T4">“</text:span><text:span text:style-name="T5">Well,</text:span><text:span text:style-name="T4"> </text:span><text:span text:style-name="T5">this</text:span><text:span text:style-name="T4"> </text:span><text:span text:style-name="T5">place</text:span><text:span text:style-name="T4"> </text:span><text:span text:style-name="T5">is</text:span><text:span text:style-name="T4"> </text:span><text:span text:style-name="T5">lively,</text:span><text:span text:style-name="T4"> </text:span><text:span text:style-name="T5">ain</text:span><text:span text:style-name="T4">’</text:span><text:span text:style-name="T5">t</text:span><text:span text:style-name="T4"> </text:span><text:span text:style-name="T5">it?</text:span><text:span text:style-name="T4"> </text:span><text:span text:style-name="T5">Feels</text:span><text:span text:style-name="T4"> </text:span><text:span text:style-name="T5">like</text:span><text:span text:style-name="T4"> </text:span><text:span text:style-name="T5">a</text:span><text:span text:style-name="T4"> </text:span><text:span text:style-name="T5">band</text:span><text:span text:style-name="T4"> </text:span><text:span text:style-name="T5">of</text:span><text:span text:style-name="T4"> </text:span><text:span text:style-name="T5">roaming</text:span><text:span text:style-name="T4"> </text:span><text:span text:style-name="T5">Dwarves</text:span><text:span text:style-name="T4"> </text:span><text:span text:style-name="T5">would</text:span><text:span text:style-name="T4"> </text:span><text:span text:style-name="T5">love</text:span><text:span text:style-name="T4"> </text:span><text:span text:style-name="T5">to</text:span><text:span text:style-name="T4"> </text:span><text:span text:style-name="T5">roll</text:span><text:span text:style-name="T4"> </text:span><text:span text:style-name="T5">by.</text:span><text:span text:style-name="T4"> </text:span><text:span text:style-name="T5">Hell,</text:span><text:span text:style-name="T4"> </text:span><text:span text:style-name="T5">it</text:span><text:span text:style-name="T4">’</text:span><text:span text:style-name="T5">s</text:span><text:span text:style-name="T4"> </text:span><text:span text:style-name="T5">not</text:span><text:span text:style-name="T4"> </text:span><text:span text:style-name="T5">like</text:span><text:span text:style-name="T4"> </text:span><text:span text:style-name="T5">they</text:span><text:span text:style-name="T4">’</text:span><text:span text:style-name="T5">re</text:span><text:span text:style-name="T4"> </text:span><text:span text:style-name="T5">set</text:span><text:span text:style-name="T4"> </text:span><text:span text:style-name="T5">in</text:span><text:span text:style-name="T4"> </text:span><text:span text:style-name="T5">stone</text:span><text:span text:style-name="T4"> </text:span><text:span text:style-name="T5">or</text:span><text:span text:style-name="T4"> </text:span><text:span text:style-name="T5">anything,</text:span><text:span text:style-name="T4">” </text:span><text:span text:style-name="T5">he</text:span><text:span text:style-name="T4"> </text:span><text:span text:style-name="T5">said,</text:span><text:span text:style-name="T4"> </text:span><text:span text:style-name="T5">grinning</text:span><text:span text:style-name="T4"> </text:span><text:span text:style-name="T5">widely</text:span><text:span text:style-name="T4"> </text:span><text:span text:style-name="T5">and</text:span><text:span text:style-name="T4"> </text:span><text:span text:style-name="T5">posing</text:span><text:span text:style-name="T4"> </text:span><text:span text:style-name="T5">to</text:span><text:span text:style-name="T4"> </text:span><text:span text:style-name="T5">the</text:span><text:span text:style-name="T4"> </text:span><text:span text:style-name="T5">crowd</text:span><text:span text:style-name="T4"> </text:span><text:span text:style-name="T5">which</text:span><text:span text:style-name="T4"> </text:span><text:span text:style-name="T5">hardly</text:span><text:span text:style-name="T4"> </text:span><text:span text:style-name="T5">noticed</text:span><text:span text:style-name="T4"> </text:span><text:span text:style-name="T5">anyone</text:span><text:span text:style-name="T4"> </text:span><text:span text:style-name="T5">was</text:span><text:span text:style-name="T4"> </text:span><text:span text:style-name="T5">talking</text:span><text:span text:style-name="T4"> </text:span><text:span text:style-name="T5">on</text:span><text:span text:style-name="T4"> </text:span><text:span text:style-name="T5">stage.</text:span><text:span text:style-name="T4"> </text:span><text:span text:style-name="T5">The</text:span><text:span text:style-name="T4"> </text:span><text:span text:style-name="T5">performer</text:span><text:span text:style-name="T4"> </text:span><text:span text:style-name="T5">was</text:span><text:span text:style-name="T4"> </text:span><text:span text:style-name="T5">facing</text:span><text:span text:style-name="T4"> </text:span><text:span text:style-name="T5">a</text:span><text:span text:style-name="T4"> </text:span><text:span text:style-name="T5">tough</text:span><text:span text:style-name="T4"> </text:span><text:span text:style-name="T5">crowd.</text:span><text:span text:style-name="T4"> </text:span><text:span text:style-name="T5">He</text:span><text:span text:style-name="T4"> </text:span><text:span text:style-name="T5">turned</text:span><text:span text:style-name="T4"> </text:span><text:span text:style-name="T5">to</text:span><text:span text:style-name="T4"> </text:span><text:span text:style-name="T5">the</text:span><text:span text:style-name="T4"> </text:span><text:span text:style-name="T5">band</text:span><text:span text:style-name="T4"> </text:span><text:span text:style-name="T5">of</text:span><text:span text:style-name="T4"> </text:span><text:span text:style-name="T5">musicians</text:span><text:span text:style-name="T4"> </text:span><text:span text:style-name="T5">and</text:span><text:span text:style-name="T4"> </text:span><text:span text:style-name="T5">said</text:span><text:span text:style-name="T4"> </text:span><text:span text:style-name="T5">in</text:span><text:span text:style-name="T4"> </text:span><text:span text:style-name="T5">voice</text:span><text:span text:style-name="T4"> </text:span><text:span text:style-name="T5">right</text:span><text:span text:style-name="T4"> </text:span><text:span text:style-name="T5">above</text:span><text:span text:style-name="T4"> </text:span><text:span text:style-name="T5">a</text:span><text:span text:style-name="T4"> </text:span><text:span text:style-name="T5">whisper:</text:span></text:p>
      <text:p text:style-name="P1"><text:span text:style-name="T4">“</text:span><text:span text:style-name="T5">Guys..</text:span><text:span text:style-name="T4"> </text:span><text:span text:style-name="T5">That</text:span><text:span text:style-name="T4"> </text:span><text:span text:style-name="T5">was</text:span><text:span text:style-name="T4"> </text:span><text:span text:style-name="T5">a</text:span><text:span text:style-name="T4"> </text:span><text:span text:style-name="T5">joke.</text:span><text:span text:style-name="T4">”</text:span></text:p>
      <text:p text:style-name="P2">The<text:span text:style-name="T3"> </text:span>percussionist<text:span text:style-name="T3"> </text:span>realised<text:span text:style-name="T3"> </text:span>that<text:span text:style-name="T3"> </text:span>was<text:span text:style-name="T3"> </text:span>meant<text:span text:style-name="T3"> </text:span>for<text:span text:style-name="T3"> </text:span>him,<text:span text:style-name="T3"> </text:span>nodded,<text:span text:style-name="T3"> </text:span>and<text:span text:style-name="T3"> </text:span>promptly<text:span text:style-name="T3"> </text:span>made<text:span text:style-name="T3"> </text:span>a<text:span text:style-name="T3"> </text:span>half-hearted<text:span text:style-name="T3"> </text:span>drum<text:span text:style-name="T3"> </text:span>roll,<text:span text:style-name="T3"> </text:span>followed<text:span text:style-name="T3"> </text:span>by<text:span text:style-name="T3"> </text:span>hitting<text:span text:style-name="T3"> </text:span>a<text:span text:style-name="T3"> </text:span>small<text:span text:style-name="T3"> </text:span>cowbell.<text:span text:style-name="T3"> </text:span>The<text:span text:style-name="T3"> </text:span>sound<text:span text:style-name="T3"> </text:span>was<text:span text:style-name="T3"> </text:span>not<text:span text:style-name="T3"> </text:span>unlike<text:span text:style-name="T3"> </text:span>a<text:span text:style-name="T3"> </text:span>couple<text:span text:style-name="T3"> </text:span>of<text:span text:style-name="T3"> </text:span>coconuts<text:span text:style-name="T3"> </text:span>banging<text:span text:style-name="T3"> </text:span>together.</text:p>
      <text:p text:style-name="P1"><text:soft-page-break/><text:span text:style-name="T4">“</text:span><text:span text:style-name="T5">Thank</text:span><text:span text:style-name="T4"> </text:span><text:span text:style-name="T5">you!</text:span><text:span text:style-name="T4">” </text:span><text:span text:style-name="T5">said</text:span><text:span text:style-name="T4"> </text:span><text:span text:style-name="T5">the</text:span><text:span text:style-name="T4"> </text:span><text:span text:style-name="T5">performer</text:span><text:span text:style-name="T4"> </text:span><text:span text:style-name="T5">on</text:span><text:span text:style-name="T4"> </text:span><text:span text:style-name="T5">stage,</text:span><text:span text:style-name="T4"> </text:span><text:span text:style-name="T5">clapping</text:span><text:span text:style-name="T4"> </text:span><text:span text:style-name="T5">his</text:span><text:span text:style-name="T4"> </text:span><text:span text:style-name="T5">hands</text:span><text:span text:style-name="T4"> </text:span><text:span text:style-name="T5">in</text:span><text:span text:style-name="T4"> </text:span><text:span text:style-name="T5">solitude.</text:span></text:p>
      <text:p text:style-name="P2">Parcifal,<text:span text:style-name="T3"> </text:span>equally<text:span text:style-name="T3"> </text:span>oblivious<text:span text:style-name="T3"> </text:span>to<text:span text:style-name="T3"> </text:span>what<text:span text:style-name="T3"> </text:span>sounded<text:span text:style-name="T3"> </text:span>like<text:span text:style-name="T3"> </text:span>a<text:span text:style-name="T3"> </text:span>bad<text:span text:style-name="T3"> </text:span>comedian<text:span text:style-name="T3"> </text:span>noticed<text:span text:style-name="T3"> </text:span>something<text:span text:style-name="T3"> </text:span>else.<text:span text:style-name="T3"> </text:span>She<text:span text:style-name="T3"> </text:span>told<text:span text:style-name="T3"> </text:span>Lernea:</text:p>
      <text:p text:style-name="P1"><text:span text:style-name="T4">“</text:span><text:span text:style-name="T5">Windows</text:span><text:span text:style-name="T4"> </text:span><text:span text:style-name="T5">just</text:span><text:span text:style-name="T4"> </text:span><text:span text:style-name="T5">on</text:span><text:span text:style-name="T4"> </text:span><text:span text:style-name="T5">the</text:span><text:span text:style-name="T4"> </text:span><text:span text:style-name="T5">front.</text:span><text:span text:style-name="T4"> </text:span><text:span text:style-name="T5">That</text:span><text:span text:style-name="T4"> </text:span><text:span text:style-name="T5">door</text:span><text:span text:style-name="T4"> </text:span><text:span text:style-name="T5">behind</text:span><text:span text:style-name="T4"> </text:span><text:span text:style-name="T5">the</text:span><text:span text:style-name="T4"> </text:span><text:span text:style-name="T5">barkeep,</text:span><text:span text:style-name="T4"> </text:span><text:span text:style-name="T5">that</text:span><text:span text:style-name="T4">’</text:span><text:span text:style-name="T5">s</text:span><text:span text:style-name="T4"> </text:span><text:span text:style-name="T5">locked</text:span><text:span text:style-name="T4"> </text:span><text:span text:style-name="T5">and</text:span><text:span text:style-name="T4"> </text:span><text:span text:style-name="T5">barred.</text:span><text:span text:style-name="T4"> </text:span><text:span text:style-name="T5">He</text:span><text:span text:style-name="T4">’</text:span><text:span text:style-name="T5">s</text:span><text:span text:style-name="T4"> </text:span><text:span text:style-name="T5">got</text:span><text:span text:style-name="T4"> </text:span><text:span text:style-name="T5">to</text:span><text:span text:style-name="T4"> </text:span><text:span text:style-name="T5">be</text:span><text:span text:style-name="T4"> </text:span><text:span text:style-name="T5">somewhere</text:span><text:span text:style-name="T4"> </text:span><text:span text:style-name="T5">in</text:span><text:span text:style-name="T4"> </text:span><text:span text:style-name="T5">here.</text:span><text:span text:style-name="T4"> </text:span><text:span text:style-name="T5">He</text:span><text:span text:style-name="T4">’</text:span><text:span text:style-name="T5">s</text:span><text:span text:style-name="T4"> </text:span><text:span text:style-name="T5">trapped!</text:span><text:span text:style-name="T4">”</text:span></text:p>
      <text:p text:style-name="P1"><text:span text:style-name="T4">“</text:span><text:span text:style-name="T5">And</text:span><text:span text:style-name="T4"> </text:span><text:span text:style-name="T5">us</text:span><text:span text:style-name="T4"> </text:span><text:span text:style-name="T5">along</text:span><text:span text:style-name="T4"> </text:span><text:span text:style-name="T5">with</text:span><text:span text:style-name="T4"> </text:span><text:span text:style-name="T5">him.</text:span><text:span text:style-name="T4"> </text:span><text:span text:style-name="T5">God,</text:span><text:span text:style-name="T4"> </text:span><text:span text:style-name="T5">is</text:span><text:span text:style-name="T4"> </text:span><text:span text:style-name="T5">that</text:span><text:span text:style-name="T4"> </text:span><text:span text:style-name="T5">man</text:span><text:span text:style-name="T4"> </text:span><text:span text:style-name="T5">heaving</text:span><text:span text:style-name="T4"> </text:span><text:span text:style-name="T5">his</text:span><text:span text:style-name="T4"> </text:span><text:span text:style-name="T5">insides?</text:span><text:span text:style-name="T4">” </text:span><text:span text:style-name="T5">asked</text:span><text:span text:style-name="T4"> </text:span><text:span text:style-name="T5">Lernea</text:span><text:span text:style-name="T4"> </text:span><text:span text:style-name="T5">with</text:span><text:span text:style-name="T4"> </text:span><text:span text:style-name="T5">a</text:span><text:span text:style-name="T4"> </text:span><text:span text:style-name="T5">tremor</text:span><text:span text:style-name="T4"> </text:span><text:span text:style-name="T5">of</text:span><text:span text:style-name="T4"> </text:span><text:span text:style-name="T5">disgust</text:span><text:span text:style-name="T4"> </text:span><text:span text:style-name="T5">in</text:span><text:span text:style-name="T4"> </text:span><text:span text:style-name="T5">her</text:span><text:span text:style-name="T4"> </text:span><text:span text:style-name="T5">voice.</text:span></text:p>
      <text:p text:style-name="P1"><text:span text:style-name="T4">“</text:span><text:span text:style-name="T5">Someone</text:span><text:span text:style-name="T4"> </text:span><text:span text:style-name="T5">will</text:span><text:span text:style-name="T4"> </text:span><text:span text:style-name="T5">mop</text:span><text:span text:style-name="T4"> </text:span><text:span text:style-name="T5">it</text:span><text:span text:style-name="T4"> </text:span><text:span text:style-name="T5">up</text:span><text:span text:style-name="T4"> </text:span><text:span text:style-name="T5">later,</text:span><text:span text:style-name="T4"> </text:span><text:span text:style-name="T5">I</text:span><text:span text:style-name="T4">’</text:span><text:span text:style-name="T5">m</text:span><text:span text:style-name="T4"> </text:span><text:span text:style-name="T5">sure.</text:span><text:span text:style-name="T4"> </text:span><text:span text:style-name="T5">Just</text:span><text:span text:style-name="T4"> </text:span><text:span text:style-name="T5">stay</text:span><text:span text:style-name="T4"> </text:span><text:span text:style-name="T5">right</text:span><text:span text:style-name="T4"> </text:span><text:span text:style-name="T5">here</text:span><text:span text:style-name="T4"> </text:span><text:span text:style-name="T5">at</text:span><text:span text:style-name="T4"> </text:span><text:span text:style-name="T5">the</text:span><text:span text:style-name="T4"> </text:span><text:span text:style-name="T5">door.</text:span><text:span text:style-name="T4"> </text:span><text:span text:style-name="T5">I</text:span><text:span text:style-name="T4">’</text:span><text:span text:style-name="T5">ll</text:span><text:span text:style-name="T4"> </text:span><text:span text:style-name="T5">flush</text:span><text:span text:style-name="T4"> </text:span><text:span text:style-name="T5">him</text:span><text:span text:style-name="T4"> </text:span><text:span text:style-name="T5">out.</text:span><text:span text:style-name="T4">”</text:span></text:p>
      <text:p text:style-name="P2">Lernea<text:span text:style-name="T3"> </text:span>let<text:span text:style-name="T3"> </text:span>out<text:span text:style-name="T3"> </text:span>a<text:span text:style-name="T3"> </text:span>little<text:span text:style-name="T3"> </text:span>laugh,<text:span text:style-name="T3"> </text:span>more<text:span text:style-name="T3"> </text:span>aptly<text:span text:style-name="T3"> </text:span>a<text:span text:style-name="T3"> </text:span>snigger,<text:span text:style-name="T3"> </text:span>and<text:span text:style-name="T3"> </text:span>put<text:span text:style-name="T3"> </text:span>a<text:span text:style-name="T3"> </text:span>hand<text:span text:style-name="T3"> </text:span>to<text:span text:style-name="T3"> </text:span>her<text:span text:style-name="T3"> </text:span>mouth.<text:span text:style-name="T3"> </text:span>Parcifal<text:span text:style-name="T3"> </text:span>eyed<text:span text:style-name="T3"> </text:span>her<text:span text:style-name="T3"> </text:span>in<text:span text:style-name="T3"> </text:span>puzzlement,<text:span text:style-name="T3"> </text:span>her<text:span text:style-name="T3"> </text:span>brow<text:span text:style-name="T3"> </text:span>furrowed.<text:span text:style-name="T3"> </text:span>Lernea<text:span text:style-name="T3"> </text:span>replied<text:span text:style-name="T3"> </text:span>with<text:span text:style-name="T3"> </text:span>a<text:span text:style-name="T3"> </text:span>giggly<text:span text:style-name="T3"> </text:span>voice:</text:p>
      <text:p text:style-name="P1"><text:span text:style-name="T4">“</text:span><text:span text:style-name="T5">That</text:span><text:span text:style-name="T4"> </text:span><text:span text:style-name="T5">sounded</text:span><text:span text:style-name="T4"> </text:span><text:span text:style-name="T5">like</text:span><text:span text:style-name="T4"> </text:span><text:span text:style-name="T5">a,</text:span><text:span text:style-name="T4"> </text:span><text:span text:style-name="T5">uhm..</text:span><text:span text:style-name="T4"> </text:span><text:span text:style-name="T5">A</text:span><text:span text:style-name="T4"> </text:span><text:span text:style-name="T5">poop</text:span><text:span text:style-name="T4"> </text:span><text:span text:style-name="T5">joke.</text:span><text:span text:style-name="T4"> ‘</text:span><text:span text:style-name="T5">Flush</text:span><text:span text:style-name="T4">’ </text:span><text:span text:style-name="T5">him</text:span><text:span text:style-name="T4"> </text:span><text:span text:style-name="T5">out</text:span><text:span text:style-name="T4"> </text:span><text:span text:style-name="T5">like</text:span><text:span text:style-name="T4"> </text:span><text:span text:style-name="T5">the</text:span><text:span text:style-name="T4"> </text:span><text:span text:style-name="T5">little,</text:span><text:span text:style-name="T4"> </text:span><text:span text:style-name="T5">uhm,</text:span><text:span text:style-name="T4"> </text:span><text:span text:style-name="T5">shit</text:span><text:span text:style-name="T4"> </text:span><text:span text:style-name="T5">he</text:span><text:span text:style-name="T4"> </text:span><text:span text:style-name="T5">is!</text:span><text:span text:style-name="T4"> </text:span><text:span text:style-name="T5">Oh,</text:span><text:span text:style-name="T4"> </text:span><text:span text:style-name="T5">my!</text:span><text:span text:style-name="T4">”</text:span></text:p>
      <text:p text:style-name="P2">Parcifal<text:span text:style-name="T3"> </text:span>closed<text:span text:style-name="T3"> </text:span>her<text:span text:style-name="T3"> </text:span>eyes,<text:span text:style-name="T3"> </text:span>said<text:span text:style-name="T3"> </text:span>nothing<text:span text:style-name="T3"> </text:span>and<text:span text:style-name="T3"> </text:span>sighed.<text:span text:style-name="T3"> </text:span>Then<text:span text:style-name="T3"> </text:span>she<text:span text:style-name="T3"> </text:span>slowly<text:span text:style-name="T3"> </text:span>started<text:span text:style-name="T3"> </text:span>wading<text:span text:style-name="T3"> </text:span>through<text:span text:style-name="T3"> </text:span>the<text:span text:style-name="T3"> </text:span>tables,<text:span text:style-name="T3"> </text:span>filled<text:span text:style-name="T3"> </text:span>with<text:span text:style-name="T3"> </text:span>passed-out<text:span text:style-name="T3"> </text:span>customers.<text:span text:style-name="T3"> </text:span>The<text:span text:style-name="T3"> </text:span>comedian<text:span text:style-name="T3"> </text:span>was<text:span text:style-name="T3"> </text:span>having<text:span text:style-name="T3"> </text:span>a<text:span text:style-name="T3"> </text:span>go<text:span text:style-name="T3"> </text:span>at<text:span text:style-name="T3"> </text:span>another<text:span text:style-name="T3"> </text:span>joke,<text:span text:style-name="T3"> </text:span>while<text:span text:style-name="T3"> </text:span>the<text:span text:style-name="T3"> </text:span>crowd<text:span text:style-name="T3"> </text:span>had<text:span text:style-name="T3"> </text:span>mysteriously<text:span text:style-name="T3"> </text:span>quietened<text:span text:style-name="T3"> </text:span>down.<text:span text:style-name="T3"> </text:span>Lots<text:span text:style-name="T3"> </text:span>of<text:span text:style-name="T3"> </text:span>sets<text:span text:style-name="T3"> </text:span>of<text:span text:style-name="T3"> </text:span>eyes<text:span text:style-name="T3"> </text:span>were<text:span text:style-name="T3"> </text:span>now<text:span text:style-name="T3"> </text:span>following<text:span text:style-name="T3"> </text:span>Parcifal<text:span text:style-name="T3">’</text:span>s<text:span text:style-name="T3"> </text:span>slender<text:span text:style-name="T3"> </text:span>form<text:span text:style-name="T3"> </text:span>as<text:span text:style-name="T3"> </text:span>she<text:span text:style-name="T3"> </text:span>moved<text:span text:style-name="T3"> </text:span>about<text:span text:style-name="T3"> </text:span>the<text:span text:style-name="T3"> </text:span>tavern.</text:p>
      <text:p text:style-name="P1"><text:span text:style-name="T4">“</text:span><text:span text:style-name="T5">Dwarves,</text:span><text:span text:style-name="T4"> </text:span><text:span text:style-name="T5">eh?</text:span><text:span text:style-name="T4"> </text:span><text:span text:style-name="T5">What</text:span><text:span text:style-name="T4"> </text:span><text:span text:style-name="T5">a</text:span><text:span text:style-name="T4"> </text:span><text:span text:style-name="T5">race,</text:span><text:span text:style-name="T4">” </text:span><text:span text:style-name="T5">he</text:span><text:span text:style-name="T4"> </text:span><text:span text:style-name="T5">said</text:span><text:span text:style-name="T4"> </text:span><text:span text:style-name="T5">and</text:span><text:span text:style-name="T4"> </text:span><text:span text:style-name="T5">pretended</text:span><text:span text:style-name="T4"> </text:span><text:span text:style-name="T5">to</text:span><text:span text:style-name="T4"> </text:span><text:span text:style-name="T5">run</text:span><text:span text:style-name="T4"> </text:span><text:span text:style-name="T5">for</text:span><text:span text:style-name="T4"> </text:span><text:span text:style-name="T5">a</text:span><text:span text:style-name="T4"> </text:span><text:span text:style-name="T5">moment.</text:span><text:span text:style-name="T4"> “</text:span><text:span text:style-name="T5">I</text:span><text:span text:style-name="T4"> </text:span><text:span text:style-name="T5">remember</text:span><text:span text:style-name="T4"> </text:span><text:span text:style-name="T5">one</text:span><text:span text:style-name="T4"> </text:span><text:span text:style-name="T5">night,</text:span><text:span text:style-name="T4"> </text:span><text:span text:style-name="T5">a</text:span><text:span text:style-name="T4"> </text:span><text:span text:style-name="T5">group</text:span><text:span text:style-name="T4"> </text:span><text:span text:style-name="T5">of</text:span><text:span text:style-name="T4"> </text:span><text:span text:style-name="T5">them</text:span><text:span text:style-name="T4"> </text:span><text:span text:style-name="T5">fellows</text:span><text:span text:style-name="T4"> </text:span><text:span text:style-name="T5">walks</text:span><text:span text:style-name="T4"> </text:span><text:span text:style-name="T5">in</text:span><text:span text:style-name="T4"> </text:span><text:span text:style-name="T5">this</text:span><text:span text:style-name="T4"> </text:span><text:span text:style-name="T5">very</text:span><text:span text:style-name="T4"> </text:span><text:span text:style-name="T5">same</text:span><text:span text:style-name="T4"> </text:span><text:span text:style-name="T5">place.</text:span><text:span text:style-name="T4"> </text:span><text:span text:style-name="T5">He</text:span><text:span text:style-name="T4"> </text:span><text:span text:style-name="T5">nods</text:span><text:span text:style-name="T4"> </text:span><text:span text:style-name="T5">at</text:span><text:span text:style-name="T4"> </text:span><text:span text:style-name="T5">the</text:span><text:span text:style-name="T4"> </text:span><text:span text:style-name="T5">bar</text:span><text:span text:style-name="T4"> </text:span><text:span text:style-name="T5">and</text:span><text:span text:style-name="T4"> </text:span><text:span text:style-name="T5">shouts,</text:span><text:span text:style-name="T4"> ‘</text:span><text:span text:style-name="T5">Barkeep!</text:span><text:span text:style-name="T4"> </text:span><text:span text:style-name="T5">Seven</text:span><text:span text:style-name="T4"> </text:span><text:span text:style-name="T5">short</text:span><text:span text:style-name="T4"> </text:span><text:span text:style-name="T5">ones</text:span><text:span text:style-name="T4">’</text:span><text:span text:style-name="T5">,</text:span><text:span text:style-name="T4"> </text:span><text:span text:style-name="T5">to</text:span><text:span text:style-name="T4"> </text:span><text:span text:style-name="T5">which</text:span><text:span text:style-name="T4"> </text:span><text:span text:style-name="T5">the</text:span><text:span text:style-name="T4"> </text:span><text:span text:style-name="T5">barkeep</text:span><text:span text:style-name="T4"> </text:span><text:span text:style-name="T5">replies,</text:span><text:span text:style-name="T4"> ‘</text:span><text:span text:style-name="T5">I</text:span><text:span text:style-name="T4"> </text:span><text:span text:style-name="T5">can</text:span><text:span text:style-name="T4"> </text:span><text:span text:style-name="T5">see</text:span><text:span text:style-name="T4"> </text:span><text:span text:style-name="T5">that,</text:span><text:span text:style-name="T4"> </text:span><text:span text:style-name="T5">but</text:span><text:span text:style-name="T4"> </text:span><text:span text:style-name="T5">what</text:span><text:span text:style-name="T4"> </text:span><text:span text:style-name="T5">can</text:span><text:span text:style-name="T4"> </text:span><text:span text:style-name="T5">I</text:span><text:span text:style-name="T4"> </text:span><text:span text:style-name="T5">get</text:span><text:span text:style-name="T4"> </text:span><text:span text:style-name="T5">you?</text:span><text:span text:style-name="T4">’”</text:span></text:p>
      <text:p text:style-name="P2">The<text:span text:style-name="T3"> </text:span>drum<text:span text:style-name="T3"> </text:span>roll<text:span text:style-name="T3"> </text:span>came<text:span text:style-name="T3"> </text:span>on<text:span text:style-name="T3"> </text:span>cue,<text:span text:style-name="T3"> </text:span>but<text:span text:style-name="T3"> </text:span>the<text:span text:style-name="T3"> </text:span>laughter<text:span text:style-name="T3"> </text:span>he<text:span text:style-name="T3"> </text:span>was<text:span text:style-name="T3"> </text:span>expecting<text:span text:style-name="T3"> </text:span>was<text:span text:style-name="T3"> </text:span>delayed<text:span text:style-name="T3"> </text:span>until<text:span text:style-name="T3"> </text:span>a<text:span text:style-name="T3"> </text:span>man<text:span text:style-name="T3"> </text:span>who<text:span text:style-name="T3"> </text:span>had<text:span text:style-name="T3"> </text:span>been<text:span text:style-name="T3"> </text:span>standing<text:span text:style-name="T3"> </text:span>on<text:span text:style-name="T3"> </text:span>all<text:span text:style-name="T3"> </text:span>fours<text:span text:style-name="T3"> </text:span>yelled,<text:span text:style-name="T3"> “</text:span>Barkeep!<text:span text:style-name="T3"> </text:span>Ha<text:span text:style-name="T3"> </text:span>ha<text:span text:style-name="T3"> </text:span>ha!<text:span text:style-name="T3"> </text:span>I<text:span text:style-name="T3"> </text:span>gets<text:span text:style-name="T3"> </text:span>it!<text:span text:style-name="T3"> </text:span>Bar-keep!<text:span text:style-name="T3">”</text:span></text:p>
      <text:p text:style-name="P2">Spontaneously,<text:span text:style-name="T3"> </text:span>half<text:span text:style-name="T3"> </text:span>the<text:span text:style-name="T3"> </text:span>tavern<text:span text:style-name="T3"> </text:span>erupted<text:span text:style-name="T3"> </text:span>in<text:span text:style-name="T3"> </text:span>fits<text:span text:style-name="T3"> </text:span>of<text:span text:style-name="T3"> </text:span>laughter,<text:span text:style-name="T3"> </text:span>while<text:span text:style-name="T3"> </text:span>the<text:span text:style-name="T3"> </text:span>other<text:span text:style-name="T3"> </text:span>half<text:span text:style-name="T3"> </text:span>lay<text:span text:style-name="T3"> </text:span>motionless<text:span text:style-name="T3"> </text:span>except<text:span text:style-name="T3"> </text:span>for<text:span text:style-name="T3"> </text:span>their<text:span text:style-name="T3"> </text:span>eyes,<text:span text:style-name="T3"> </text:span>magnetized<text:span text:style-name="T3"> </text:span>by<text:span text:style-name="T3"> </text:span>Parcifal<text:span text:style-name="T3">’</text:span>s<text:span text:style-name="T3"> </text:span>presence.<text:span text:style-name="T3"> </text:span>Even<text:span text:style-name="T3"> </text:span>if<text:span text:style-name="T3"> </text:span>staring<text:span text:style-name="T3"> </text:span>at<text:span text:style-name="T3"> </text:span>her<text:span text:style-name="T3"> </text:span>meant<text:span text:style-name="T3"> </text:span>her<text:span text:style-name="T3"> </text:span>staring<text:span text:style-name="T3"> </text:span>back<text:span text:style-name="T3"> </text:span>at<text:span text:style-name="T3"> </text:span>them<text:span text:style-name="T3"> </text:span>with<text:span text:style-name="T3"> </text:span>a<text:span text:style-name="T3"> </text:span>look<text:span text:style-name="T3"> </text:span>that<text:span text:style-name="T3"> </text:span>could<text:span text:style-name="T3"> </text:span>shrivel<text:span text:style-name="T3"> </text:span>their<text:span text:style-name="T3"> </text:span>scrotum<text:span text:style-name="T3"> </text:span>and<text:span text:style-name="T3"> </text:span>turn<text:span text:style-name="T3"> </text:span>their<text:span text:style-name="T3"> </text:span>eyes<text:span text:style-name="T3"> </text:span>into<text:span text:style-name="T3"> </text:span>tiny<text:span text:style-name="T3"> </text:span>glass<text:span text:style-name="T3"> </text:span>beads.<text:span text:style-name="T3"> </text:span>The<text:span text:style-name="T3"> </text:span>comedian<text:span text:style-name="T3"> </text:span>went<text:span text:style-name="T3"> </text:span>on:</text:p>
      <text:p text:style-name="P1"><text:span text:style-name="T4">“</text:span><text:span text:style-name="T5">Lovely</text:span><text:span text:style-name="T4"> </text:span><text:span text:style-name="T5">crowd</text:span><text:span text:style-name="T4"> </text:span><text:span text:style-name="T5">here</text:span><text:span text:style-name="T4"> </text:span><text:span text:style-name="T5">tonight,</text:span><text:span text:style-name="T4"> </text:span><text:span text:style-name="T5">lovely</text:span><text:span text:style-name="T4"> </text:span><text:span text:style-name="T5">crowd.</text:span><text:span text:style-name="T4"> </text:span><text:span text:style-name="T5">Say,</text:span><text:span text:style-name="T4"> </text:span><text:span text:style-name="T5">I</text:span><text:span text:style-name="T4"> </text:span><text:span text:style-name="T5">can</text:span><text:span text:style-name="T4"> </text:span><text:span text:style-name="T5">see</text:span><text:span text:style-name="T4"> </text:span><text:span text:style-name="T5">lots</text:span><text:span text:style-name="T4"> </text:span><text:span text:style-name="T5">of</text:span><text:span text:style-name="T4"> </text:span><text:span text:style-name="T5">sailors,</text:span><text:span text:style-name="T4"> </text:span><text:span text:style-name="T5">again.</text:span><text:span text:style-name="T4"> </text:span><text:span text:style-name="T5">Nice</text:span><text:span text:style-name="T4"> </text:span><text:span text:style-name="T5">to</text:span><text:span text:style-name="T4"> </text:span><text:span text:style-name="T5">have</text:span><text:span text:style-name="T4"> </text:span><text:span text:style-name="T5">you</text:span><text:span text:style-name="T4"> </text:span><text:span text:style-name="T5">ashore.</text:span><text:span text:style-name="T4"> </text:span><text:span text:style-name="T5">Mostly</text:span><text:span text:style-name="T4"> </text:span><text:span text:style-name="T5">humans,</text:span><text:span text:style-name="T4"> </text:span><text:span text:style-name="T5">but</text:span><text:span text:style-name="T4"> </text:span><text:span text:style-name="T5">hey,</text:span><text:span text:style-name="T4"> </text:span><text:span text:style-name="T5">everyone</text:span><text:span text:style-name="T4"> </text:span><text:span text:style-name="T5">can</text:span><text:span text:style-name="T4"> </text:span><text:span text:style-name="T5">smell</text:span><text:span text:style-name="T4"> </text:span><text:span text:style-name="T5">dwarves</text:span><text:span text:style-name="T4"> </text:span><text:span text:style-name="T5">have</text:span><text:span text:style-name="T4"> </text:span><text:span text:style-name="T5">this</text:span><text:span text:style-name="T4"> </text:span><text:span text:style-name="T5">aversion</text:span><text:span text:style-name="T4"> </text:span><text:span text:style-name="T5">to</text:span><text:span text:style-name="T4"> </text:span><text:span text:style-name="T5">water.</text:span><text:span text:style-name="T4">”</text:span></text:p>
      <text:p text:style-name="P2">There<text:span text:style-name="T3"> </text:span>was<text:span text:style-name="T3"> </text:span>no<text:span text:style-name="T3"> </text:span>drum<text:span text:style-name="T3"> </text:span>roll.<text:span text:style-name="T3"> </text:span>The<text:span text:style-name="T3"> </text:span>man<text:span text:style-name="T3"> </text:span>on<text:span text:style-name="T3"> </text:span>stage<text:span text:style-name="T3"> </text:span>eyed<text:span text:style-name="T3"> </text:span>the<text:span text:style-name="T3"> </text:span>band<text:span text:style-name="T3"> </text:span>and<text:span text:style-name="T3"> </text:span>waved<text:span text:style-name="T3"> </text:span>his<text:span text:style-name="T3"> </text:span>hands.<text:span text:style-name="T3"> </text:span>Then<text:span text:style-name="T3"> </text:span>came<text:span text:style-name="T3"> </text:span>a<text:span text:style-name="T3"> </text:span>drum<text:span text:style-name="T3"> </text:span>roll<text:span text:style-name="T3"> </text:span>and<text:span text:style-name="T3"> </text:span>the<text:span text:style-name="T3"> </text:span>signature<text:span text:style-name="T3"> </text:span>cowbell.<text:span text:style-name="T3"> </text:span>The<text:span text:style-name="T3"> </text:span>crowd<text:span text:style-name="T3"> </text:span>though<text:span text:style-name="T3"> </text:span>wasn<text:span text:style-name="T3">’</text:span>t<text:span text:style-name="T3"> </text:span>paying<text:span text:style-name="T3"> </text:span>attention;<text:span text:style-name="T3"> </text:span>they<text:span text:style-name="T3"> </text:span>kept<text:span text:style-name="T3"> </text:span>drinking<text:span text:style-name="T3"> </text:span>and<text:span text:style-name="T3"> </text:span>singing<text:span text:style-name="T3"> </text:span>rowdy<text:span text:style-name="T3"> </text:span>songs,<text:span text:style-name="T3"> </text:span>mostly<text:span text:style-name="T3"> </text:span>containing<text:span text:style-name="T3"> </text:span>obscene<text:span text:style-name="T3"> </text:span>lyrics<text:span text:style-name="T3"> </text:span>about<text:span text:style-name="T3"> </text:span>unicorns<text:span text:style-name="T3"> </text:span>and<text:span text:style-name="T3"> </text:span>the<text:span text:style-name="T3"> </text:span>priest<text:span text:style-name="T3">’</text:span>s<text:span text:style-name="T3"> </text:span>daughter.<text:span text:style-name="T3"> </text:span>There<text:span text:style-name="T3"> </text:span>was<text:span text:style-name="T3"> </text:span>a<text:span text:style-name="T3"> </text:span>voice<text:span text:style-name="T3"> </text:span>of<text:span text:style-name="T3"> </text:span>dissent<text:span text:style-name="T3"> </text:span>though<text:span text:style-name="T3"> </text:span>that<text:span text:style-name="T3"> </text:span>rose<text:span text:style-name="T3"> </text:span>sharply<text:span text:style-name="T3"> </text:span>above<text:span text:style-name="T3"> </text:span>the<text:span text:style-name="T3"> </text:span>cacophony:</text:p>
      <text:p text:style-name="P1"><text:span text:style-name="T4">“</text:span><text:span text:style-name="T5">That</text:span><text:span text:style-name="T4">’</text:span><text:span text:style-name="T5">s</text:span><text:span text:style-name="T4"> </text:span><text:span text:style-name="T5">bloody</text:span><text:span text:style-name="T4"> </text:span><text:span text:style-name="T5">lie!</text:span><text:span text:style-name="T4">”</text:span></text:p>
      <text:p text:style-name="P2">It<text:span text:style-name="T3"> </text:span>was<text:span text:style-name="T3"> </text:span>the<text:span text:style-name="T3"> </text:span>thief,<text:span text:style-name="T3"> </text:span>all<text:span text:style-name="T3"> </text:span>flustered,<text:span text:style-name="T3"> </text:span>standing<text:span text:style-name="T3"> </text:span>up<text:span text:style-name="T3"> </text:span>on<text:span text:style-name="T3"> </text:span>his<text:span text:style-name="T3"> </text:span>toes<text:span text:style-name="T3"> </text:span>to<text:span text:style-name="T3"> </text:span>make<text:span text:style-name="T3"> </text:span><text:soft-page-break/>himself<text:span text:style-name="T3"> </text:span>heard.<text:span text:style-name="T3"> </text:span>Parcifal<text:span text:style-name="T3"> </text:span>turned<text:span text:style-name="T3"> </text:span>her<text:span text:style-name="T3"> </text:span>head<text:span text:style-name="T3"> </text:span>around<text:span text:style-name="T3"> </text:span>and<text:span text:style-name="T3"> </text:span>saw<text:span text:style-name="T3"> </text:span>him,<text:span text:style-name="T3"> </text:span>pointing<text:span text:style-name="T3"> </text:span>an<text:span text:style-name="T3"> </text:span>accusing<text:span text:style-name="T3"> </text:span>finger<text:span text:style-name="T3"> </text:span>at<text:span text:style-name="T3"> </text:span>the<text:span text:style-name="T3"> </text:span>man<text:span text:style-name="T3"> </text:span>on<text:span text:style-name="T3"> </text:span>stage.<text:span text:style-name="T3"> </text:span>She<text:span text:style-name="T3"> </text:span>drew<text:span text:style-name="T3"> </text:span>her<text:span text:style-name="T3"> </text:span>sword<text:span text:style-name="T3"> </text:span>and<text:span text:style-name="T3"> </text:span>shouted<text:span text:style-name="T3"> </text:span>above<text:span text:style-name="T3"> </text:span>the<text:span text:style-name="T3"> </text:span>din<text:span text:style-name="T3"> </text:span>of<text:span text:style-name="T3"> </text:span>the<text:span text:style-name="T3"> </text:span>crowd,<text:span text:style-name="T3"> </text:span>cradling<text:span text:style-name="T3"> </text:span>the<text:span text:style-name="T3"> </text:span>heavy<text:span text:style-name="T3"> </text:span>blade<text:span text:style-name="T3"> </text:span>threateningly<text:span text:style-name="T3"> </text:span>towards<text:span text:style-name="T3"> </text:span>the<text:span text:style-name="T3"> </text:span>thief:</text:p>
      <text:p text:style-name="P1"><text:span text:style-name="T4">“</text:span><text:span text:style-name="T5">By</text:span><text:span text:style-name="T4"> </text:span><text:span text:style-name="T5">Skarla</text:span><text:span text:style-name="T4"> </text:span><text:span text:style-name="T5">and</text:span><text:span text:style-name="T4"> </text:span><text:span text:style-name="T5">Encelados,</text:span><text:span text:style-name="T4"> </text:span><text:span text:style-name="T5">I</text:span><text:span text:style-name="T4">’</text:span><text:span text:style-name="T5">ll</text:span><text:span text:style-name="T4"> </text:span><text:span text:style-name="T5">have</text:span><text:span text:style-name="T4"> </text:span><text:span text:style-name="T5">my</text:span><text:span text:style-name="T4"> </text:span><text:span text:style-name="T5">money</text:span><text:span text:style-name="T4"> </text:span><text:span text:style-name="T5">back</text:span><text:span text:style-name="T4"> </text:span><text:span text:style-name="T5">or</text:span><text:span text:style-name="T4"> </text:span><text:span text:style-name="T5">I</text:span><text:span text:style-name="T4">’</text:span><text:span text:style-name="T5">ll</text:span><text:span text:style-name="T4"> </text:span><text:span text:style-name="T5">skewer</text:span><text:span text:style-name="T4"> </text:span><text:span text:style-name="T5">you</text:span><text:span text:style-name="T4"> </text:span><text:span text:style-name="T5">for</text:span><text:span text:style-name="T4"> </text:span><text:span text:style-name="T5">the</text:span><text:span text:style-name="T4"> </text:span><text:span text:style-name="T5">thieving</text:span><text:span text:style-name="T4"> </text:span><text:span text:style-name="T5">dwarf</text:span><text:span text:style-name="T4"> </text:span><text:span text:style-name="T5">you</text:span><text:span text:style-name="T4"> </text:span><text:span text:style-name="T5">are!</text:span><text:span text:style-name="T4">”</text:span></text:p>
      <text:p text:style-name="P2">Suddenly<text:span text:style-name="T3"> </text:span>the<text:span text:style-name="T3"> </text:span>crowd<text:span text:style-name="T3"> </text:span>stopped<text:span text:style-name="T3"> </text:span>everything<text:span text:style-name="T3"> </text:span>they<text:span text:style-name="T3"> </text:span>had<text:span text:style-name="T3"> </text:span>been<text:span text:style-name="T3"> </text:span>doing;<text:span text:style-name="T3"> </text:span>the<text:span text:style-name="T3"> </text:span>singing<text:span text:style-name="T3"> </text:span>ceased<text:span text:style-name="T3"> </text:span>to<text:span text:style-name="T3"> </text:span>be.<text:span text:style-name="T3"> </text:span>The<text:span text:style-name="T3"> </text:span>band<text:span text:style-name="T3"> </text:span>on<text:span text:style-name="T3"> </text:span>the<text:span text:style-name="T3"> </text:span>other<text:span text:style-name="T3"> </text:span>hand,<text:span text:style-name="T3"> </text:span>much<text:span text:style-name="T3"> </text:span>to<text:span text:style-name="T3"> </text:span>the<text:span text:style-name="T3"> </text:span>comedian<text:span text:style-name="T3">’</text:span>s<text:span text:style-name="T3"> </text:span>dismay,<text:span text:style-name="T3"> </text:span>started<text:span text:style-name="T3"> </text:span>to<text:span text:style-name="T3"> </text:span>play<text:span text:style-name="T3"> </text:span>a<text:span text:style-name="T3"> </text:span>suspenseful<text:span text:style-name="T3"> </text:span>tune.<text:span text:style-name="T3"> </text:span>The<text:span text:style-name="T3"> </text:span>sound<text:span text:style-name="T3"> </text:span>of<text:span text:style-name="T3"> </text:span>whistling<text:span text:style-name="T3"> </text:span>pipes<text:span text:style-name="T3"> </text:span>was<text:span text:style-name="T3"> </text:span>dominant.</text:p>
      <text:p text:style-name="P1"><text:span text:style-name="T4">“</text:span><text:span text:style-name="T5">Every</text:span><text:span text:style-name="T4"> </text:span><text:span text:style-name="T5">other</text:span><text:span text:style-name="T4"> </text:span><text:span text:style-name="T5">night,</text:span><text:span text:style-name="T4"> </text:span><text:span text:style-name="T5">no-one</text:span><text:span text:style-name="T4"> </text:span><text:span text:style-name="T5">reads</text:span><text:span text:style-name="T4"> </text:span><text:span text:style-name="T5">the</text:span><text:span text:style-name="T4"> </text:span><text:span text:style-name="T5">sign,</text:span><text:span text:style-name="T4">” </text:span><text:span text:style-name="T5">said</text:span><text:span text:style-name="T4"> </text:span><text:span text:style-name="T5">the</text:span><text:span text:style-name="T4"> </text:span><text:span text:style-name="T5">comedian</text:span><text:span text:style-name="T4"> </text:span><text:span text:style-name="T5">mostly</text:span><text:span text:style-name="T4"> </text:span><text:span text:style-name="T5">to</text:span><text:span text:style-name="T4"> </text:span><text:span text:style-name="T5">himself.</text:span><text:span text:style-name="T4"> </text:span><text:span text:style-name="T5">He</text:span><text:span text:style-name="T4"> </text:span><text:span text:style-name="T5">did</text:span><text:span text:style-name="T4"> </text:span><text:span text:style-name="T5">try</text:span><text:span text:style-name="T4"> </text:span><text:span text:style-name="T5">to</text:span><text:span text:style-name="T4"> </text:span><text:span text:style-name="T5">get</text:span><text:span text:style-name="T4"> </text:span><text:span text:style-name="T5">everyone</text:span><text:span text:style-name="T4">’</text:span><text:span text:style-name="T5">s</text:span><text:span text:style-name="T4"> </text:span><text:span text:style-name="T5">attention</text:span><text:span text:style-name="T4"> </text:span><text:span text:style-name="T5">though:</text:span></text:p>
      <text:p text:style-name="P1"><text:span text:style-name="T4">“</text:span><text:span text:style-name="T5">Excuse</text:span><text:span text:style-name="T4"> </text:span><text:span text:style-name="T5">me</text:span><text:span text:style-name="T4"> </text:span><text:span text:style-name="T5">now,</text:span><text:span text:style-name="T4"> </text:span><text:span text:style-name="T5">I</text:span><text:span text:style-name="T4">’</text:span><text:span text:style-name="T5">m</text:span><text:span text:style-name="T4"> </text:span><text:span text:style-name="T5">sure</text:span><text:span text:style-name="T4"> </text:span><text:span text:style-name="T5">there</text:span><text:span text:style-name="T4">’</text:span><text:span text:style-name="T5">s</text:span><text:span text:style-name="T4"> </text:span><text:span text:style-name="T5">been</text:span><text:span text:style-name="T4"> </text:span><text:span text:style-name="T5">some</text:span><text:span text:style-name="T4"> </text:span><text:span text:style-name="T5">kind</text:span><text:span text:style-name="T4"> </text:span><text:span text:style-name="T5">of</text:span><text:span text:style-name="T4"> </text:span><text:span text:style-name="T5">misunderstanding.</text:span><text:span text:style-name="T4"> </text:span><text:span text:style-name="T5">The</text:span><text:span text:style-name="T4"> </text:span><text:span text:style-name="T5">lady</text:span><text:span text:style-name="T4"> </text:span><text:span text:style-name="T5">here</text:span><text:span text:style-name="T4"> </text:span><text:span text:style-name="T5">is</text:span><text:span text:style-name="T4"> </text:span><text:span text:style-name="T5">certainly</text:span><text:span text:style-name="T4"> </text:span><text:span text:style-name="T5">new</text:span><text:span text:style-name="T4"> </text:span><text:span text:style-name="T5">around</text:span><text:span text:style-name="T4"> </text:span><text:span text:style-name="T5">these</text:span><text:span text:style-name="T4"> </text:span><text:span text:style-name="T5">parts.</text:span><text:span text:style-name="T4"> </text:span><text:span text:style-name="T5">I</text:span><text:span text:style-name="T4"> </text:span><text:span text:style-name="T5">mean,</text:span><text:span text:style-name="T4"> </text:span><text:span text:style-name="T5">she</text:span><text:span text:style-name="T4">’</text:span><text:span text:style-name="T5">s</text:span><text:span text:style-name="T4"> </text:span><text:span text:style-name="T5">still</text:span><text:span text:style-name="T4"> </text:span><text:span text:style-name="T5">got</text:span><text:span text:style-name="T4"> </text:span><text:span text:style-name="T5">most</text:span><text:span text:style-name="T4"> </text:span><text:span text:style-name="T5">of</text:span><text:span text:style-name="T4"> </text:span><text:span text:style-name="T5">her</text:span><text:span text:style-name="T4"> </text:span><text:span text:style-name="T5">belongings</text:span><text:span text:style-name="T4"> </text:span><text:span text:style-name="T5">on</text:span><text:span text:style-name="T4"> </text:span><text:span text:style-name="T5">her</text:span><text:span text:style-name="T4"> </text:span><text:span text:style-name="T5">and</text:span><text:span text:style-name="T4"> </text:span><text:span text:style-name="T5">a</text:span><text:span text:style-name="T4"> </text:span><text:span text:style-name="T5">full</text:span><text:span text:style-name="T4"> </text:span><text:span text:style-name="T5">set</text:span><text:span text:style-name="T4"> </text:span><text:span text:style-name="T5">of</text:span><text:span text:style-name="T4"> </text:span><text:span text:style-name="T5">teeth.</text:span><text:span text:style-name="T4"> </text:span><text:span text:style-name="T5">If</text:span><text:span text:style-name="T4"> </text:span><text:span text:style-name="T5">you</text:span><text:span text:style-name="T4"> </text:span><text:span text:style-name="T5">could</text:span><text:span text:style-name="T4"> </text:span><text:span text:style-name="T5">just</text:span><text:span text:style-name="T4"> </text:span><text:span text:style-name="T5">ignore</text:span><text:span text:style-name="T4"> </text:span><text:span text:style-name="T5">her</text:span><text:span text:style-name="T4"> </text:span><text:span text:style-name="T5">breaking</text:span><text:span text:style-name="T4"> </text:span><text:span text:style-name="T5">The</text:span><text:span text:style-name="T4"> </text:span><text:span text:style-name="T5">Rule,</text:span><text:span text:style-name="T4"> </text:span><text:span text:style-name="T5">I</text:span><text:span text:style-name="T4"> </text:span><text:span text:style-name="T5">could</text:span><text:span text:style-name="T4"> </text:span><text:span text:style-name="T5">tell</text:span><text:span text:style-name="T4"> </text:span><text:span text:style-name="T5">you</text:span><text:span text:style-name="T4"> </text:span><text:span text:style-name="T5">about</text:span><text:span text:style-name="T4"> </text:span><text:span text:style-name="T5">this</text:span><text:span text:style-name="T4"> </text:span><text:span text:style-name="T5">time</text:span><text:span text:style-name="T4"> </text:span><text:span text:style-name="T5">when</text:span><text:span text:style-name="T4"> </text:span><text:span text:style-name="T5">an</text:span><text:span text:style-name="T4"> </text:span><text:span text:style-name="T5">elf,</text:span><text:span text:style-name="T4"> </text:span><text:span text:style-name="T5">a</text:span><text:span text:style-name="T4"> </text:span><text:span text:style-name="T5">human</text:span><text:span text:style-name="T4"> </text:span><text:span text:style-name="T5">and</text:span><text:span text:style-name="T4"> </text:span><text:span text:style-name="T5">a</text:span><text:span text:style-name="T4"> </text:span><text:span text:style-name="T5">dwarf</text:span><text:span text:style-name="T4"> </text:span><text:span text:style-name="T5">were</text:span><text:span text:style-name="T4"> </text:span><text:span text:style-name="T5">on</text:span><text:span text:style-name="T4"> </text:span><text:span text:style-name="T5">the</text:span><text:span text:style-name="T4"> </text:span><text:span text:style-name="T5">same</text:span><text:span text:style-name="T4"> </text:span><text:span text:style-name="T5">boat,</text:span><text:span text:style-name="T4"> </text:span><text:span text:style-name="T5">and-</text:span><text:span text:style-name="T4">”</text:span></text:p>
      <text:p text:style-name="P2">The<text:span text:style-name="T3"> </text:span>comedian<text:span text:style-name="T3"> </text:span>was<text:span text:style-name="T3"> </text:span>interrupted<text:span text:style-name="T3"> </text:span>by<text:span text:style-name="T3"> </text:span>an<text:span text:style-name="T3"> </text:span>almost<text:span text:style-name="T3"> </text:span>overbearing<text:span text:style-name="T3"> </text:span>yell<text:span text:style-name="T3"> </text:span>from<text:span text:style-name="T3"> </text:span>the<text:span text:style-name="T3"> </text:span>crowd:</text:p>
      <text:p text:style-name="P1"><text:span text:style-name="T4">“</text:span><text:span text:style-name="T5">Balls!</text:span><text:span text:style-name="T4">” </text:span><text:span text:style-name="T5">they</text:span><text:span text:style-name="T4"> </text:span><text:span text:style-name="T5">said</text:span><text:span text:style-name="T4"> </text:span><text:span text:style-name="T5">in</text:span><text:span text:style-name="T4"> </text:span><text:span text:style-name="T5">one</text:span><text:span text:style-name="T4"> </text:span><text:span text:style-name="T5">voice</text:span><text:span text:style-name="T4"> </text:span><text:span text:style-name="T5">and</text:span><text:span text:style-name="T4"> </text:span><text:span text:style-name="T5">everyone</text:span><text:span text:style-name="T4"> </text:span><text:span text:style-name="T5">was</text:span><text:span text:style-name="T4"> </text:span><text:span text:style-name="T5">suddenly</text:span><text:span text:style-name="T4"> </text:span><text:span text:style-name="T5">holding</text:span><text:span text:style-name="T4"> </text:span><text:span text:style-name="T5">something</text:span><text:span text:style-name="T4"> </text:span><text:span text:style-name="T5">that</text:span><text:span text:style-name="T4"> </text:span><text:span text:style-name="T5">could</text:span><text:span text:style-name="T4"> </text:span><text:span text:style-name="T5">kill,</text:span><text:span text:style-name="T4"> </text:span><text:span text:style-name="T5">maim,</text:span><text:span text:style-name="T4"> </text:span><text:span text:style-name="T5">or</text:span><text:span text:style-name="T4"> </text:span><text:span text:style-name="T5">hurt</text:span><text:span text:style-name="T4"> </text:span><text:span text:style-name="T5">like</text:span><text:span text:style-name="T4"> </text:span><text:span text:style-name="T5">hell,</text:span><text:span text:style-name="T4"> </text:span><text:span text:style-name="T5">most</text:span><text:span text:style-name="T4"> </text:span><text:span text:style-name="T5">prominently</text:span><text:span text:style-name="T4"> </text:span><text:span text:style-name="T5">forks,</text:span><text:span text:style-name="T4"> </text:span><text:span text:style-name="T5">knives</text:span><text:span text:style-name="T4"> </text:span><text:span text:style-name="T5">and</text:span><text:span text:style-name="T4"> </text:span><text:span text:style-name="T5">the</text:span><text:span text:style-name="T4"> </text:span><text:span text:style-name="T5">odd</text:span><text:span text:style-name="T4"> </text:span><text:span text:style-name="T5">cutlass</text:span><text:span text:style-name="T4"> </text:span><text:span text:style-name="T5">and</text:span><text:span text:style-name="T4"> </text:span><text:span text:style-name="T5">pistol.</text:span><text:span text:style-name="T4"> </text:span><text:span text:style-name="T5">Parcifal</text:span><text:span text:style-name="T4"> </text:span><text:span text:style-name="T5">stood</text:span><text:span text:style-name="T4"> </text:span><text:span text:style-name="T5">in</text:span><text:span text:style-name="T4"> </text:span><text:span text:style-name="T5">the</text:span><text:span text:style-name="T4"> </text:span><text:span text:style-name="T5">midst</text:span><text:span text:style-name="T4"> </text:span><text:span text:style-name="T5">of</text:span><text:span text:style-name="T4"> </text:span><text:span text:style-name="T5">them</text:span><text:span text:style-name="T4"> </text:span><text:span text:style-name="T5">all,</text:span><text:span text:style-name="T4"> </text:span><text:span text:style-name="T5">perhaps</text:span><text:span text:style-name="T4"> </text:span><text:span text:style-name="T5">fifty</text:span><text:span text:style-name="T4"> </text:span><text:span text:style-name="T5">or</text:span><text:span text:style-name="T4"> </text:span><text:span text:style-name="T5">sixty</text:span><text:span text:style-name="T4"> </text:span><text:span text:style-name="T5">men</text:span><text:span text:style-name="T4"> </text:span><text:span text:style-name="T5">the</text:span><text:span text:style-name="T4"> </text:span><text:span text:style-name="T5">lot</text:span><text:span text:style-name="T4"> </text:span><text:span text:style-name="T5">of</text:span><text:span text:style-name="T4"> </text:span><text:span text:style-name="T5">them,</text:span><text:span text:style-name="T4"> </text:span><text:span text:style-name="T5">half</text:span><text:span text:style-name="T4"> </text:span><text:span text:style-name="T5">of</text:span><text:span text:style-name="T4"> </text:span><text:span text:style-name="T5">them</text:span><text:span text:style-name="T4"> </text:span><text:span text:style-name="T5">still</text:span><text:span text:style-name="T4"> </text:span><text:span text:style-name="T5">conscious.</text:span><text:span text:style-name="T4"> </text:span><text:span text:style-name="T5">She</text:span><text:span text:style-name="T4"> </text:span><text:span text:style-name="T5">gave</text:span><text:span text:style-name="T4"> </text:span><text:span text:style-name="T5">Lernea</text:span><text:span text:style-name="T4"> </text:span><text:span text:style-name="T5">a</text:span><text:span text:style-name="T4"> </text:span><text:span text:style-name="T5">look</text:span><text:span text:style-name="T4"> </text:span><text:span text:style-name="T5">of</text:span><text:span text:style-name="T4"> </text:span><text:span text:style-name="T5">determined</text:span><text:span text:style-name="T4"> </text:span><text:span text:style-name="T5">despair</text:span><text:span text:style-name="T4"> </text:span><text:span text:style-name="T5">and</text:span><text:span text:style-name="T4"> </text:span><text:span text:style-name="T5">grasped</text:span><text:span text:style-name="T4"> </text:span><text:span text:style-name="T5">her</text:span><text:span text:style-name="T4"> </text:span><text:span text:style-name="T5">sword</text:span><text:span text:style-name="T4"> </text:span><text:span text:style-name="T5">with</text:span><text:span text:style-name="T4"> </text:span><text:span text:style-name="T5">both</text:span><text:span text:style-name="T4"> </text:span><text:span text:style-name="T5">hands,</text:span><text:span text:style-name="T4"> </text:span><text:span text:style-name="T5">ready</text:span><text:span text:style-name="T4"> </text:span><text:span text:style-name="T5">for</text:span><text:span text:style-name="T4"> </text:span><text:span text:style-name="T5">what</text:span><text:span text:style-name="T4"> </text:span><text:span text:style-name="T5">seemed</text:span><text:span text:style-name="T4"> </text:span><text:span text:style-name="T5">to</text:span><text:span text:style-name="T4"> </text:span><text:span text:style-name="T5">be</text:span><text:span text:style-name="T4"> </text:span><text:span text:style-name="T5">a</text:span><text:span text:style-name="T4"> </text:span><text:span text:style-name="T5">sudden,</text:span><text:span text:style-name="T4"> </text:span><text:span text:style-name="T5">uneven</text:span><text:span text:style-name="T4"> </text:span><text:span text:style-name="T5">fight</text:span><text:span text:style-name="T4"> </text:span><text:span text:style-name="T5">to</text:span><text:span text:style-name="T4"> </text:span><text:span text:style-name="T5">the</text:span><text:span text:style-name="T4"> </text:span><text:span text:style-name="T5">death.</text:span><text:span text:style-name="T4"> </text:span><text:span text:style-name="T5">Lernea</text:span><text:span text:style-name="T4"> </text:span><text:span text:style-name="T5">nodded</text:span><text:span text:style-name="T4"> </text:span><text:span text:style-name="T5">to</text:span><text:span text:style-name="T4"> </text:span><text:span text:style-name="T5">her</text:span><text:span text:style-name="T4"> </text:span><text:span text:style-name="T5">sister</text:span><text:span text:style-name="T4"> </text:span><text:span text:style-name="T5">without</text:span><text:span text:style-name="T4"> </text:span><text:span text:style-name="T5">a</text:span><text:span text:style-name="T4"> </text:span><text:span text:style-name="T5">word</text:span><text:span text:style-name="T4"> </text:span><text:span text:style-name="T5">and</text:span><text:span text:style-name="T4"> </text:span><text:span text:style-name="T5">loaded</text:span><text:span text:style-name="T4"> </text:span><text:span text:style-name="T5">her</text:span><text:span text:style-name="T4"> </text:span><text:span text:style-name="T5">bow</text:span><text:span text:style-name="T4"> </text:span><text:span text:style-name="T5">with</text:span><text:span text:style-name="T4"> </text:span><text:span text:style-name="T5">an</text:span><text:span text:style-name="T4"> </text:span><text:span text:style-name="T5">arrow.</text:span><text:span text:style-name="T4"> </text:span><text:span text:style-name="T5">In</text:span><text:span text:style-name="T4"> </text:span><text:span text:style-name="T5">one</text:span><text:span text:style-name="T4"> </text:span><text:span text:style-name="T5">fluid</text:span><text:span text:style-name="T4"> </text:span><text:span text:style-name="T5">motion,</text:span><text:span text:style-name="T4"> </text:span><text:span text:style-name="T5">she</text:span><text:span text:style-name="T4"> </text:span><text:span text:style-name="T5">was</text:span><text:span text:style-name="T4"> </text:span><text:span text:style-name="T5">already</text:span><text:span text:style-name="T4"> </text:span><text:span text:style-name="T5">aiming</text:span><text:span text:style-name="T4"> </text:span><text:span text:style-name="T5">at</text:span><text:span text:style-name="T4"> </text:span><text:span text:style-name="T5">the</text:span><text:span text:style-name="T4"> </text:span><text:span text:style-name="T5">thief</text:span><text:span text:style-name="T4">’</text:span><text:span text:style-name="T5">s</text:span><text:span text:style-name="T4"> </text:span><text:span text:style-name="T5">head</text:span><text:span text:style-name="T4"> </text:span><text:span text:style-name="T5">from</text:span><text:span text:style-name="T4"> </text:span><text:span text:style-name="T5">a</text:span><text:span text:style-name="T4"> </text:span><text:span text:style-name="T5">very</text:span><text:span text:style-name="T4"> </text:span><text:span text:style-name="T5">comfortable</text:span><text:span text:style-name="T4"> </text:span><text:span text:style-name="T5">distance;</text:span><text:span text:style-name="T4"> </text:span><text:span text:style-name="T5">she</text:span><text:span text:style-name="T4"> </text:span><text:span text:style-name="T5">couldn</text:span><text:span text:style-name="T4">’</text:span><text:span text:style-name="T5">t</text:span><text:span text:style-name="T4"> </text:span><text:span text:style-name="T5">miss.</text:span></text:p>
      <text:p text:style-name="P2">The<text:span text:style-name="T3"> </text:span>thief<text:span text:style-name="T3"> </text:span>looked<text:span text:style-name="T3"> </text:span>at<text:span text:style-name="T3"> </text:span>her,<text:span text:style-name="T3"> </text:span>grinned,<text:span text:style-name="T3"> </text:span>bowed<text:span text:style-name="T3"> </text:span>slightly<text:span text:style-name="T3"> </text:span>and<text:span text:style-name="T3"> </text:span>yelled:</text:p>
      <text:p text:style-name="P1"><text:span text:style-name="T4">“</text:span><text:span text:style-name="T5">Jambalaya</text:span><text:span text:style-name="T4"> </text:span><text:span text:style-name="T5">everyone!</text:span><text:span text:style-name="T4"> </text:span><text:span text:style-name="T5">I</text:span><text:span text:style-name="T4">’</text:span><text:span text:style-name="T5">m</text:span><text:span text:style-name="T4"> </text:span><text:span text:style-name="T5">buying!</text:span><text:span text:style-name="T4">”</text:span></text:p>
      <text:p text:style-name="P2">The<text:span text:style-name="T3"> </text:span>crowd<text:span text:style-name="T3"> </text:span>erupted<text:span text:style-name="T3"> </text:span>in<text:span text:style-name="T3"> </text:span>sudden<text:span text:style-name="T3"> </text:span>cheers<text:span text:style-name="T3"> </text:span>and<text:span text:style-name="T3"> </text:span>howls,<text:span text:style-name="T3"> </text:span>while<text:span text:style-name="T3"> </text:span>someone<text:span text:style-name="T3"> </text:span>yelled<text:span text:style-name="T3"> ‘</text:span>Balls!<text:span text:style-name="T3">’ </text:span>right<text:span text:style-name="T3"> </text:span>before<text:span text:style-name="T3"> </text:span>slumping<text:span text:style-name="T3"> </text:span>down<text:span text:style-name="T3"> </text:span>on<text:span text:style-name="T3"> </text:span>the<text:span text:style-name="T3"> </text:span>floor.<text:span text:style-name="T3"> </text:span>The<text:span text:style-name="T3"> </text:span>comedian<text:span text:style-name="T3"> </text:span>got<text:span text:style-name="T3"> </text:span>off<text:span text:style-name="T3"> </text:span>the<text:span text:style-name="T3"> </text:span>stage<text:span text:style-name="T3"> </text:span>disheartened<text:span text:style-name="T3"> </text:span>and<text:span text:style-name="T3"> </text:span>headed<text:span text:style-name="T3"> </text:span>for<text:span text:style-name="T3"> </text:span>the<text:span text:style-name="T3"> </text:span>bar.<text:span text:style-name="T3"> </text:span>The<text:span text:style-name="T3"> </text:span>band<text:span text:style-name="T3"> </text:span>picked<text:span text:style-name="T3"> </text:span>up<text:span text:style-name="T3"> </text:span>a<text:span text:style-name="T3"> </text:span>serene<text:span text:style-name="T3"> </text:span>ballad<text:span text:style-name="T3"> </text:span>that<text:span text:style-name="T3"> </text:span>no-one<text:span text:style-name="T3"> </text:span>really<text:span text:style-name="T3"> </text:span>cared<text:span text:style-name="T3"> </text:span>for.<text:span text:style-name="T3"> </text:span>The<text:span text:style-name="T3"> </text:span>barkeep<text:span text:style-name="T3"> </text:span>smiled<text:span text:style-name="T3"> </text:span>congenially<text:span text:style-name="T3"> </text:span>to<text:span text:style-name="T3"> </text:span>the<text:span text:style-name="T3"> </text:span>comedian<text:span text:style-name="T3"> </text:span>and<text:span text:style-name="T3"> </text:span>told<text:span text:style-name="T3"> </text:span>him:<text:span text:style-name="T3"> “</text:span>More<text:span text:style-name="T3"> </text:span>peppers<text:span text:style-name="T3"> </text:span>this<text:span text:style-name="T3"> </text:span>time,<text:span text:style-name="T3"> </text:span>Ned,<text:span text:style-name="T3">” </text:span>to<text:span text:style-name="T3"> </text:span>which<text:span text:style-name="T3"> </text:span>Ned<text:span text:style-name="T3"> </text:span>replied<text:span text:style-name="T3"> </text:span>faintly,<text:span text:style-name="T3"> “</text:span>I<text:span text:style-name="T3"> </text:span>know,<text:span text:style-name="T3"> </text:span>father.<text:span text:style-name="T3">”</text:span></text:p>
      <text:p text:style-name="P2">Parcifal<text:span text:style-name="T3"> </text:span>and<text:span text:style-name="T3"> </text:span>Lernea<text:span text:style-name="T3"> </text:span>were<text:span text:style-name="T3"> </text:span>standing<text:span text:style-name="T3"> </text:span>amidst<text:span text:style-name="T3"> </text:span>the<text:span text:style-name="T3"> </text:span>merry<text:span text:style-name="T3"> </text:span>crowd<text:span text:style-name="T3"> </text:span>with<text:span text:style-name="T3"> </text:span>their<text:span text:style-name="T3"> </text:span>weapons<text:span text:style-name="T3"> </text:span>at<text:span text:style-name="T3"> </text:span>the<text:span text:style-name="T3"> </text:span>ready,<text:span text:style-name="T3"> </text:span>but<text:span text:style-name="T3"> </text:span>it<text:span text:style-name="T3"> </text:span>was<text:span text:style-name="T3"> </text:span>evident<text:span text:style-name="T3"> </text:span>in<text:span text:style-name="T3"> </text:span>the<text:span text:style-name="T3"> </text:span>way<text:span text:style-name="T3"> </text:span>their<text:span text:style-name="T3"> </text:span>faces<text:span text:style-name="T3"> </text:span>were<text:span text:style-name="T3"> </text:span>screwed<text:span text:style-name="T3"> </text:span>up<text:span text:style-name="T3"> </text:span>that<text:span text:style-name="T3"> </text:span>they<text:span text:style-name="T3"> </text:span>felt<text:span text:style-name="T3"> </text:span>relieved,<text:span text:style-name="T3"> </text:span>confused<text:span text:style-name="T3"> </text:span>and<text:span text:style-name="T3"> </text:span>mildly<text:span text:style-name="T3"> </text:span>insulted<text:span text:style-name="T3"> </text:span>at<text:span text:style-name="T3"> </text:span>the<text:span text:style-name="T3"> </text:span>same<text:span text:style-name="T3"> </text:span>time.<text:span text:style-name="T3"> </text:span>Parcifal<text:span text:style-name="T3"> </text:span>would<text:span text:style-name="T3"> </text:span>not<text:span text:style-name="T3"> </text:span>leave<text:span text:style-name="T3"> </text:span>the<text:span text:style-name="T3"> </text:span>thief<text:span text:style-name="T3"> </text:span>from<text:span text:style-name="T3"> </text:span>her<text:span text:style-name="T3"> </text:span>sight;<text:span text:style-name="T3"> </text:span>he<text:span text:style-name="T3"> </text:span>approached<text:span text:style-name="T3"> </text:span>her<text:span text:style-name="T3"> </text:span>with<text:span text:style-name="T3"> </text:span>both<text:span text:style-name="T3"> </text:span>hands<text:span text:style-name="T3"> </text:span>in<text:span text:style-name="T3"> </text:span>the<text:span text:style-name="T3"> </text:span>air,<text:span text:style-name="T3"> </text:span>making<text:span text:style-name="T3"> </text:span>sure<text:span text:style-name="T3"> </text:span>his<text:span text:style-name="T3"> </text:span>palms<text:span text:style-name="T3"> </text:span>were<text:span text:style-name="T3"> </text:span>open.<text:span text:style-name="T3"> </text:span>He<text:span text:style-name="T3"> </text:span>was<text:span text:style-name="T3"> </text:span>smiling<text:span text:style-name="T3"> </text:span>thinly,<text:span text:style-name="T3"> </text:span>looking<text:span text:style-name="T3"> </text:span>at<text:span text:style-name="T3"> </text:span>Encelados<text:span text:style-name="T3"> </text:span>with<text:span text:style-name="T3"> </text:span>a<text:span text:style-name="T3"> </text:span>keen,<text:span text:style-name="T3"> </text:span>respectful<text:span text:style-name="T3"> </text:span>eye.</text:p>
      <text:p text:style-name="P2">Lernea<text:span text:style-name="T3"> </text:span>lowered<text:span text:style-name="T3"> </text:span>her<text:span text:style-name="T3"> </text:span>bow<text:span text:style-name="T3"> </text:span>and<text:span text:style-name="T3"> </text:span>strung<text:span text:style-name="T3"> </text:span>it<text:span text:style-name="T3"> </text:span>behind<text:span text:style-name="T3"> </text:span>her<text:span text:style-name="T3"> </text:span>back.<text:span text:style-name="T3"> </text:span>She<text:span text:style-name="T3"> </text:span>walked<text:span text:style-name="T3"> </text:span>over<text:span text:style-name="T3"> </text:span>to<text:span text:style-name="T3"> </text:span>her<text:span text:style-name="T3"> </text:span>sister,<text:span text:style-name="T3"> </text:span>being<text:span text:style-name="T3"> </text:span>very<text:span text:style-name="T3"> </text:span>careful<text:span text:style-name="T3"> </text:span>not<text:span text:style-name="T3"> </text:span>to<text:span text:style-name="T3"> </text:span>tread<text:span text:style-name="T3"> </text:span>on<text:span text:style-name="T3"> </text:span>someone<text:span text:style-name="T3"> </text:span>or<text:span text:style-name="T3"> </text:span><text:soft-page-break/>someone<text:span text:style-name="T3">’</text:span>s<text:span text:style-name="T3"> </text:span>heaved<text:span text:style-name="T3"> </text:span>insides,<text:span text:style-name="T3"> </text:span>spilled<text:span text:style-name="T3"> </text:span>beer<text:span text:style-name="T3"> </text:span>and<text:span text:style-name="T3"> </text:span>other<text:span text:style-name="T3"> </text:span>assorted<text:span text:style-name="T3"> </text:span>spots<text:span text:style-name="T3"> </text:span>of<text:span text:style-name="T3"> </text:span>trouble<text:span text:style-name="T3"> </text:span>that<text:span text:style-name="T3"> </text:span>could<text:span text:style-name="T3"> </text:span>be<text:span text:style-name="T3"> </text:span>found<text:span text:style-name="T3"> </text:span>on<text:span text:style-name="T3"> </text:span>the<text:span text:style-name="T3"> </text:span>Sniggering<text:span text:style-name="T3"> </text:span>Pig<text:span text:style-name="T3">’</text:span>s<text:span text:style-name="T3"> </text:span>floor<text:span text:style-name="T3"> </text:span>in<text:span text:style-name="T3"> </text:span>abundance.</text:p>
      <text:p text:style-name="P1"><text:span text:style-name="T4">“</text:span><text:span text:style-name="T5">I</text:span><text:span text:style-name="T4"> </text:span><text:span text:style-name="T5">guess</text:span><text:span text:style-name="T4"> </text:span><text:span text:style-name="T5">we</text:span><text:span text:style-name="T4">’</text:span><text:span text:style-name="T5">re</text:span><text:span text:style-name="T4"> </text:span><text:span text:style-name="T5">even</text:span><text:span text:style-name="T4"> </text:span><text:span text:style-name="T5">now,</text:span><text:span text:style-name="T4"> </text:span><text:span text:style-name="T5">eh?</text:span><text:span text:style-name="T4">” </text:span><text:span text:style-name="T5">said</text:span><text:span text:style-name="T4"> </text:span><text:span text:style-name="T5">the</text:span><text:span text:style-name="T4"> </text:span><text:span text:style-name="T5">thief,</text:span><text:span text:style-name="T4"> </text:span><text:span text:style-name="T5">still</text:span><text:span text:style-name="T4"> </text:span><text:span text:style-name="T5">careful</text:span><text:span text:style-name="T4"> </text:span><text:span text:style-name="T5">enough</text:span><text:span text:style-name="T4"> </text:span><text:span text:style-name="T5">to</text:span><text:span text:style-name="T4"> </text:span><text:span text:style-name="T5">put</text:span><text:span text:style-name="T4"> </text:span><text:span text:style-name="T5">some</text:span><text:span text:style-name="T4"> </text:span><text:span text:style-name="T5">sensible</text:span><text:span text:style-name="T4"> </text:span><text:span text:style-name="T5">space</text:span><text:span text:style-name="T4"> </text:span><text:span text:style-name="T5">between</text:span><text:span text:style-name="T4"> </text:span><text:span text:style-name="T5">him</text:span><text:span text:style-name="T4"> </text:span><text:span text:style-name="T5">and</text:span><text:span text:style-name="T4"> </text:span><text:span text:style-name="T5">Encelados.</text:span></text:p>
      <text:p text:style-name="P1"><text:span text:style-name="T4">“</text:span><text:span text:style-name="T5">Even?</text:span><text:span text:style-name="T4"> </text:span><text:span text:style-name="T5">You</text:span><text:span text:style-name="T4"> </text:span><text:span text:style-name="T5">steal</text:span><text:span text:style-name="T4"> </text:span><text:span text:style-name="T5">our</text:span><text:span text:style-name="T4"> </text:span><text:span text:style-name="T5">money</text:span><text:span text:style-name="T4"> </text:span><text:span text:style-name="T5">and</text:span><text:span text:style-name="T4"> </text:span><text:span text:style-name="T5">you</text:span><text:span text:style-name="T4"> </text:span><text:span text:style-name="T5">have</text:span><text:span text:style-name="T4"> </text:span><text:span text:style-name="T5">the</text:span><text:span text:style-name="T4"> </text:span><text:span text:style-name="T5">audacity</text:span><text:span text:style-name="T4"> </text:span><text:span text:style-name="T5">to</text:span><text:span text:style-name="T4"> </text:span><text:span text:style-name="T5">mock</text:span><text:span text:style-name="T4"> </text:span><text:span text:style-name="T5">us?</text:span><text:span text:style-name="T4"> </text:span><text:span text:style-name="T5">By</text:span><text:span text:style-name="T4"> </text:span><text:span text:style-name="T5">Skrala,</text:span><text:span text:style-name="T4"> </text:span><text:span text:style-name="T5">this</text:span><text:span text:style-name="T4"> </text:span><text:span text:style-name="T5">is</text:span><text:span text:style-name="T4"> </text:span><text:span text:style-name="T5">unheard</text:span><text:span text:style-name="T4"> </text:span><text:span text:style-name="T5">of,</text:span><text:span text:style-name="T4">” </text:span><text:span text:style-name="T5">said</text:span><text:span text:style-name="T4"> </text:span><text:span text:style-name="T5">Parcifal</text:span><text:span text:style-name="T4"> </text:span><text:span text:style-name="T5">in</text:span><text:span text:style-name="T4"> </text:span><text:span text:style-name="T5">a</text:span><text:span text:style-name="T4"> </text:span><text:span text:style-name="T5">voice</text:span><text:span text:style-name="T4"> </text:span><text:span text:style-name="T5">of</text:span><text:span text:style-name="T4"> </text:span><text:span text:style-name="T5">pure</text:span><text:span text:style-name="T4"> </text:span><text:span text:style-name="T5">disbelief.</text:span></text:p>
      <text:p text:style-name="P1"><text:span text:style-name="T4">“</text:span><text:span text:style-name="T5">Well,</text:span><text:span text:style-name="T4"> </text:span><text:span text:style-name="T5">I</text:span><text:span text:style-name="T4">’</text:span><text:span text:style-name="T5">m</text:span><text:span text:style-name="T4"> </text:span><text:span text:style-name="T5">not</text:span><text:span text:style-name="T4"> </text:span><text:span text:style-name="T5">the</text:span><text:span text:style-name="T4"> </text:span><text:span text:style-name="T5">stubborn,</text:span><text:span text:style-name="T4"> </text:span><text:span text:style-name="T5">hot-headed,</text:span><text:span text:style-name="T4"> </text:span><text:span text:style-name="T5">beautiful</text:span><text:span text:style-name="T4"> </text:span><text:span text:style-name="T5">though</text:span><text:span text:style-name="T4"> </text:span><text:span text:style-name="T5">foreign</text:span><text:span text:style-name="T4"> </text:span><text:span text:style-name="T5">lady.</text:span><text:span text:style-name="T4"> </text:span><text:span text:style-name="T5">I</text:span><text:span text:style-name="T4"> </text:span><text:span text:style-name="T5">certainly</text:span><text:span text:style-name="T4"> </text:span><text:span text:style-name="T5">wouldn</text:span><text:span text:style-name="T4">’</text:span><text:span text:style-name="T5">t</text:span><text:span text:style-name="T4"> </text:span><text:span text:style-name="T5">have</text:span><text:span text:style-name="T4"> </text:span><text:span text:style-name="T5">heard</text:span><text:span text:style-name="T4"> </text:span><text:span text:style-name="T5">anything</text:span><text:span text:style-name="T4"> </text:span><text:span text:style-name="T5">of</text:span><text:span text:style-name="T4"> </text:span><text:span text:style-name="T5">the</text:span><text:span text:style-name="T4"> </text:span><text:span text:style-name="T5">sort</text:span><text:span text:style-name="T4"> </text:span><text:span text:style-name="T5">if</text:span><text:span text:style-name="T4"> </text:span><text:span text:style-name="T5">I</text:span><text:span text:style-name="T4"> </text:span><text:span text:style-name="T5">were</text:span><text:span text:style-name="T4"> </text:span><text:span text:style-name="T5">you,</text:span><text:span text:style-name="T4">” </text:span><text:span text:style-name="T5">replied</text:span><text:span text:style-name="T4"> </text:span><text:span text:style-name="T5">the</text:span><text:span text:style-name="T4"> </text:span><text:span text:style-name="T5">thief</text:span><text:span text:style-name="T4"> </text:span><text:span text:style-name="T5">with</text:span><text:span text:style-name="T4"> </text:span><text:span text:style-name="T5">a</text:span><text:span text:style-name="T4"> </text:span><text:span text:style-name="T5">kind</text:span><text:span text:style-name="T4"> </text:span><text:span text:style-name="T5">smile.</text:span><text:span text:style-name="T4"> </text:span><text:span text:style-name="T5">Lernea</text:span><text:span text:style-name="T4"> </text:span><text:span text:style-name="T5">stood</text:span><text:span text:style-name="T4"> </text:span><text:span text:style-name="T5">by</text:span><text:span text:style-name="T4"> </text:span><text:span text:style-name="T5">her</text:span><text:span text:style-name="T4"> </text:span><text:span text:style-name="T5">sister</text:span><text:span text:style-name="T4">’</text:span><text:span text:style-name="T5">s</text:span><text:span text:style-name="T4"> </text:span><text:span text:style-name="T5">side</text:span><text:span text:style-name="T4"> </text:span><text:span text:style-name="T5">and</text:span><text:span text:style-name="T4"> </text:span><text:span text:style-name="T5">pondered</text:span><text:span text:style-name="T4"> </text:span><text:span text:style-name="T5">for</text:span><text:span text:style-name="T4"> </text:span><text:span text:style-name="T5">a</text:span><text:span text:style-name="T4"> </text:span><text:span text:style-name="T5">moment</text:span><text:span text:style-name="T4"> </text:span><text:span text:style-name="T5">before</text:span><text:span text:style-name="T4"> </text:span><text:span text:style-name="T5">she</text:span><text:span text:style-name="T4"> </text:span><text:span text:style-name="T5">said</text:span><text:span text:style-name="T4"> </text:span><text:span text:style-name="T5">with</text:span><text:span text:style-name="T4"> </text:span><text:span text:style-name="T5">a</text:span><text:span text:style-name="T4"> </text:span><text:span text:style-name="T5">calm</text:span><text:span text:style-name="T4"> </text:span><text:span text:style-name="T5">voice:</text:span></text:p>
      <text:p text:style-name="P1"><text:span text:style-name="T4">“</text:span><text:span text:style-name="T5">I</text:span><text:span text:style-name="T4"> </text:span><text:span text:style-name="T5">think</text:span><text:span text:style-name="T4"> </text:span><text:span text:style-name="T5">there</text:span><text:span text:style-name="T4">’</text:span><text:span text:style-name="T5">s</text:span><text:span text:style-name="T4"> </text:span><text:span text:style-name="T5">a</text:span><text:span text:style-name="T4"> </text:span><text:span text:style-name="T5">reason</text:span><text:span text:style-name="T4"> </text:span><text:span text:style-name="T5">for</text:span><text:span text:style-name="T4"> </text:span><text:span text:style-name="T5">all</text:span><text:span text:style-name="T4"> </text:span><text:span text:style-name="T5">this,</text:span><text:span text:style-name="T4"> </text:span><text:span text:style-name="T5">sister.</text:span><text:span text:style-name="T4"> </text:span><text:span text:style-name="T5">I</text:span><text:span text:style-name="T4">’</text:span><text:span text:style-name="T5">m</text:span><text:span text:style-name="T4"> </text:span><text:span text:style-name="T5">sure</text:span><text:span text:style-name="T4"> </text:span><text:span text:style-name="T5">this</text:span><text:span text:style-name="T4"> </text:span><text:span text:style-name="T5">dwarf,</text:span><text:span text:style-name="T4"> </text:span><text:span text:style-name="T5">or</text:span><text:span text:style-name="T4"> </text:span><text:span text:style-name="T5">whatever</text:span><text:span text:style-name="T4"> </text:span><text:span text:style-name="T5">he</text:span><text:span text:style-name="T4"> </text:span><text:span text:style-name="T5">is,</text:span><text:span text:style-name="T4"> </text:span><text:span text:style-name="T5">will</text:span><text:span text:style-name="T4"> </text:span><text:span text:style-name="T5">at</text:span><text:span text:style-name="T4"> </text:span><text:span text:style-name="T5">least</text:span><text:span text:style-name="T4"> </text:span><text:span text:style-name="T5">explain</text:span><text:span text:style-name="T4"> </text:span><text:span text:style-name="T5">himself</text:span><text:span text:style-name="T4"> </text:span><text:span text:style-name="T5">before</text:span><text:span text:style-name="T4"> </text:span><text:span text:style-name="T5">returning</text:span><text:span text:style-name="T4"> </text:span><text:span text:style-name="T5">our</text:span><text:span text:style-name="T4"> </text:span><text:span text:style-name="T5">money.</text:span><text:span text:style-name="T4">”</text:span></text:p>
      <text:p text:style-name="P1"><text:span text:style-name="T4">“</text:span><text:span text:style-name="T5">There,</text:span><text:span text:style-name="T4"> </text:span><text:span text:style-name="T5">a</text:span><text:span text:style-name="T4"> </text:span><text:span text:style-name="T5">civil</text:span><text:span text:style-name="T4"> </text:span><text:span text:style-name="T5">person.</text:span><text:span text:style-name="T4"> </text:span><text:span text:style-name="T5">With</text:span><text:span text:style-name="T4"> </text:span><text:span text:style-name="T5">all</text:span><text:span text:style-name="T4"> </text:span><text:span text:style-name="T5">this</text:span><text:span text:style-name="T4"> </text:span><text:span text:style-name="T5">tension,</text:span><text:span text:style-name="T4"> </text:span><text:span text:style-name="T5">I</text:span><text:span text:style-name="T4"> </text:span><text:span text:style-name="T5">haven</text:span><text:span text:style-name="T4">’</text:span><text:span text:style-name="T5">t</text:span><text:span text:style-name="T4"> </text:span><text:span text:style-name="T5">introduced</text:span><text:span text:style-name="T4"> </text:span><text:span text:style-name="T5">myself</text:span><text:span text:style-name="T4"> </text:span><text:span text:style-name="T5">properly.</text:span><text:span text:style-name="T4"> </text:span><text:span text:style-name="T5">My</text:span><text:span text:style-name="T4"> </text:span><text:span text:style-name="T5">name</text:span><text:span text:style-name="T4"> </text:span><text:span text:style-name="T5">is</text:span><text:span text:style-name="T4"> </text:span><text:span text:style-name="T5">Winceham</text:span><text:span text:style-name="T4"> </text:span><text:span text:style-name="T5">Higginsbottom</text:span><text:span text:style-name="T4"> </text:span><text:span text:style-name="T5">Abbermouth</text:span><text:span text:style-name="T4"> </text:span><text:span text:style-name="T5">the</text:span><text:span text:style-name="T4"> </text:span><text:span text:style-name="T5">Third.</text:span><text:span text:style-name="T4"> </text:span><text:span text:style-name="T5">At</text:span><text:span text:style-name="T4"> </text:span><text:span text:style-name="T5">your</text:span><text:span text:style-name="T4"> </text:span><text:span text:style-name="T5">service,</text:span><text:span text:style-name="T4">” </text:span><text:span text:style-name="T5">said</text:span><text:span text:style-name="T4"> </text:span><text:span text:style-name="T5">the</text:span><text:span text:style-name="T4"> </text:span><text:span text:style-name="T5">small</text:span><text:span text:style-name="T4"> </text:span><text:span text:style-name="T5">man</text:span><text:span text:style-name="T4"> </text:span><text:span text:style-name="T5">with</text:span><text:span text:style-name="T4"> </text:span><text:span text:style-name="T5">a</text:span><text:span text:style-name="T4"> </text:span><text:span text:style-name="T5">slight</text:span><text:span text:style-name="T4"> </text:span><text:span text:style-name="T5">bow</text:span><text:span text:style-name="T4"> </text:span><text:span text:style-name="T5">and</text:span><text:span text:style-name="T4"> </text:span><text:span text:style-name="T5">a</text:span><text:span text:style-name="T4"> </text:span><text:span text:style-name="T5">smile,</text:span><text:span text:style-name="T4"> </text:span><text:span text:style-name="T5">before</text:span><text:span text:style-name="T4"> </text:span><text:span text:style-name="T5">showing</text:span><text:span text:style-name="T4"> </text:span><text:span text:style-name="T5">the</text:span><text:span text:style-name="T4"> </text:span><text:span text:style-name="T5">sisters</text:span><text:span text:style-name="T4"> </text:span><text:span text:style-name="T5">to</text:span><text:span text:style-name="T4"> </text:span><text:span text:style-name="T5">a</text:span><text:span text:style-name="T4"> </text:span><text:span text:style-name="T5">recently</text:span><text:span text:style-name="T4"> </text:span><text:span text:style-name="T5">emptied</text:span><text:span text:style-name="T4"> </text:span><text:span text:style-name="T5">table.</text:span><text:span text:style-name="T4"> </text:span><text:span text:style-name="T5">Parcifal</text:span><text:span text:style-name="T4"> </text:span><text:span text:style-name="T5">looked</text:span><text:span text:style-name="T4"> </text:span><text:span text:style-name="T5">at</text:span><text:span text:style-name="T4"> </text:span><text:span text:style-name="T5">the</text:span><text:span text:style-name="T4"> </text:span><text:span text:style-name="T5">man</text:span><text:span text:style-name="T4"> </text:span><text:span text:style-name="T5">as</text:span><text:span text:style-name="T4"> </text:span><text:span text:style-name="T5">he</text:span><text:span text:style-name="T4"> </text:span><text:span text:style-name="T5">had</text:span><text:span text:style-name="T4"> </text:span><text:span text:style-name="T5">insulted</text:span><text:span text:style-name="T4"> </text:span><text:span text:style-name="T5">everything</text:span><text:span text:style-name="T4"> </text:span><text:span text:style-name="T5">holy</text:span><text:span text:style-name="T4"> </text:span><text:span text:style-name="T5">by</text:span><text:span text:style-name="T4"> </text:span><text:span text:style-name="T5">Skrala</text:span><text:span text:style-name="T4"> </text:span><text:span text:style-name="T5">and</text:span><text:span text:style-name="T4"> </text:span><text:span text:style-name="T5">couldn</text:span><text:span text:style-name="T4">’</text:span><text:span text:style-name="T5">t</text:span><text:span text:style-name="T4"> </text:span><text:span text:style-name="T5">help</text:span><text:span text:style-name="T4"> </text:span><text:span text:style-name="T5">but</text:span><text:span text:style-name="T4"> </text:span><text:span text:style-name="T5">yell</text:span><text:span text:style-name="T4"> </text:span><text:span text:style-name="T5">in</text:span><text:span text:style-name="T4"> </text:span><text:span text:style-name="T5">anger:</text:span></text:p>
      <text:p text:style-name="P1"><text:span text:style-name="T4">“</text:span><text:span text:style-name="T5">What,</text:span><text:span text:style-name="T4"> </text:span><text:span text:style-name="T5">we</text:span><text:span text:style-name="T4">’</text:span><text:span text:style-name="T5">re</text:span><text:span text:style-name="T4"> </text:span><text:span text:style-name="T5">having</text:span><text:span text:style-name="T4"> </text:span><text:span text:style-name="T5">drinks</text:span><text:span text:style-name="T4"> </text:span><text:span text:style-name="T5">with</text:span><text:span text:style-name="T4"> </text:span><text:span text:style-name="T5">the</text:span><text:span text:style-name="T4"> </text:span><text:span text:style-name="T5">runt</text:span><text:span text:style-name="T4"> </text:span><text:span text:style-name="T5">now?</text:span><text:span text:style-name="T4">”</text:span></text:p>
      <text:p text:style-name="P2">Lernea<text:span text:style-name="T3"> </text:span>sighed,<text:span text:style-name="T3"> </text:span>took<text:span text:style-name="T3"> </text:span>a<text:span text:style-name="T3"> </text:span>deep<text:span text:style-name="T3"> </text:span>breath<text:span text:style-name="T3"> </text:span>and<text:span text:style-name="T3"> </text:span>gently<text:span text:style-name="T3"> </text:span>took<text:span text:style-name="T3"> </text:span>her<text:span text:style-name="T3"> </text:span>sister<text:span text:style-name="T3"> </text:span>by<text:span text:style-name="T3"> </text:span>one<text:span text:style-name="T3"> </text:span>arm,<text:span text:style-name="T3"> </text:span>walking<text:span text:style-name="T3"> </text:span>her<text:span text:style-name="T3"> </text:span>towards<text:span text:style-name="T3"> </text:span>the<text:span text:style-name="T3"> </text:span>table.<text:span text:style-name="T3"> </text:span>She<text:span text:style-name="T3"> </text:span>told<text:span text:style-name="T3"> </text:span>her:</text:p>
      <text:p text:style-name="P1"><text:span text:style-name="T4">“</text:span><text:span text:style-name="T5">Now</text:span><text:span text:style-name="T4"> </text:span><text:span text:style-name="T5">sister,</text:span><text:span text:style-name="T4"> </text:span><text:span text:style-name="T5">this</text:span><text:span text:style-name="T4"> </text:span><text:span text:style-name="T5">calls</text:span><text:span text:style-name="T4"> </text:span><text:span text:style-name="T5">for</text:span><text:span text:style-name="T4"> </text:span><text:span text:style-name="T5">some</text:span><text:span text:style-name="T4"> </text:span><text:span text:style-name="T5">diplomacy.</text:span><text:span text:style-name="T4"> </text:span><text:span text:style-name="T5">We</text:span><text:span text:style-name="T4"> </text:span><text:span text:style-name="T5">might</text:span><text:span text:style-name="T4"> </text:span><text:span text:style-name="T5">as</text:span><text:span text:style-name="T4"> </text:span><text:span text:style-name="T5">well</text:span><text:span text:style-name="T4"> </text:span><text:span text:style-name="T5">solve</text:span><text:span text:style-name="T4"> </text:span><text:span text:style-name="T5">this</text:span><text:span text:style-name="T4"> </text:span><text:span text:style-name="T5">quandary</text:span><text:span text:style-name="T4"> </text:span><text:span text:style-name="T5">in</text:span><text:span text:style-name="T4"> </text:span><text:span text:style-name="T5">a</text:span><text:span text:style-name="T4"> </text:span><text:span text:style-name="T5">civilized</text:span><text:span text:style-name="T4"> </text:span><text:span text:style-name="T5">manner.</text:span><text:span text:style-name="T4"> </text:span><text:span text:style-name="T5">Things</text:span><text:span text:style-name="T4"> </text:span><text:span text:style-name="T5">might</text:span><text:span text:style-name="T4"> </text:span><text:span text:style-name="T5">not</text:span><text:span text:style-name="T4"> </text:span><text:span text:style-name="T5">be</text:span><text:span text:style-name="T4"> </text:span><text:span text:style-name="T5">exactly</text:span><text:span text:style-name="T4"> </text:span><text:span text:style-name="T5">as</text:span><text:span text:style-name="T4"> </text:span><text:span text:style-name="T5">they</text:span><text:span text:style-name="T4"> </text:span><text:span text:style-name="T5">appear.</text:span><text:span text:style-name="T4"> </text:span><text:span text:style-name="T5">Mr.</text:span><text:span text:style-name="T4"> </text:span><text:span text:style-name="T5">Abbermouth</text:span><text:span text:style-name="T4"> </text:span><text:span text:style-name="T5">seems</text:span><text:span text:style-name="T4"> </text:span><text:span text:style-name="T5">like</text:span><text:span text:style-name="T4"> </text:span><text:span text:style-name="T5">a..</text:span><text:span text:style-name="T4"> </text:span><text:span text:style-name="T5">Solvent</text:span><text:span text:style-name="T4"> </text:span><text:span text:style-name="T5">type</text:span><text:span text:style-name="T4"> </text:span><text:span text:style-name="T5">of</text:span><text:span text:style-name="T4"> </text:span><text:span text:style-name="T5">person.</text:span><text:span text:style-name="T4">”</text:span></text:p>
      <text:p text:style-name="P2">Parcifal<text:span text:style-name="T3"> </text:span>couldn<text:span text:style-name="T3">’</text:span>t<text:span text:style-name="T3"> </text:span>believe<text:span text:style-name="T3"> </text:span>her<text:span text:style-name="T3"> </text:span>ears,<text:span text:style-name="T3"> </text:span>but<text:span text:style-name="T3"> </text:span>followed<text:span text:style-name="T3"> </text:span>along<text:span text:style-name="T3"> </text:span>as<text:span text:style-name="T3"> </text:span>if<text:span text:style-name="T3"> </text:span>in<text:span text:style-name="T3"> </text:span>some<text:span text:style-name="T3"> </text:span>kind<text:span text:style-name="T3"> </text:span>of<text:span text:style-name="T3"> </text:span>a<text:span text:style-name="T3"> </text:span>trance.<text:span text:style-name="T3"> </text:span>Winceham<text:span text:style-name="T3"> </text:span>led<text:span text:style-name="T3"> </text:span>the<text:span text:style-name="T3"> </text:span>way<text:span text:style-name="T3"> </text:span>and<text:span text:style-name="T3"> </text:span>drew<text:span text:style-name="T3"> </text:span>their<text:span text:style-name="T3"> </text:span>chairs<text:span text:style-name="T3"> </text:span>charmingly.<text:span text:style-name="T3"> </text:span>As<text:span text:style-name="T3"> </text:span>they<text:span text:style-name="T3"> </text:span>sat<text:span text:style-name="T3"> </text:span>down<text:span text:style-name="T3"> </text:span>he<text:span text:style-name="T3"> </text:span>made<text:span text:style-name="T3"> </text:span>a<text:span text:style-name="T3"> </text:span>motion<text:span text:style-name="T3"> </text:span>with<text:span text:style-name="T3"> </text:span>a<text:span text:style-name="T3"> </text:span>hand<text:span text:style-name="T3"> </text:span>to<text:span text:style-name="T3"> </text:span>the<text:span text:style-name="T3"> </text:span>bar,<text:span text:style-name="T3"> </text:span>always<text:span text:style-name="T3"> </text:span>smiling.<text:span text:style-name="T3"> </text:span>Parcifal<text:span text:style-name="T3"> </text:span>said<text:span text:style-name="T3"> </text:span>as<text:span text:style-name="T3"> </text:span>if<text:span text:style-name="T3"> </text:span>still<text:span text:style-name="T3"> </text:span>in<text:span text:style-name="T3"> </text:span>a<text:span text:style-name="T3"> </text:span>dream:</text:p>
      <text:p text:style-name="P1"><text:span text:style-name="T4">“</text:span><text:span text:style-name="T5">I</text:span><text:span text:style-name="T4"> </text:span><text:span text:style-name="T5">thought</text:span><text:span text:style-name="T4"> </text:span><text:span text:style-name="T5">his</text:span><text:span text:style-name="T4"> </text:span><text:span text:style-name="T5">breath</text:span><text:span text:style-name="T4"> </text:span><text:span text:style-name="T5">stank!</text:span><text:span text:style-name="T4">” </text:span><text:span text:style-name="T5">exclaimed</text:span><text:span text:style-name="T4"> </text:span><text:span text:style-name="T5">Parcifal</text:span><text:span text:style-name="T4"> </text:span><text:span text:style-name="T5">in</text:span><text:span text:style-name="T4"> </text:span><text:span text:style-name="T5">protest.</text:span></text:p>
      <text:p text:style-name="P1"><text:span text:style-name="T4">“</text:span><text:span text:style-name="T5">Well,</text:span><text:span text:style-name="T4"> </text:span><text:span text:style-name="T5">it</text:span><text:span text:style-name="T4">’</text:span><text:span text:style-name="T5">s</text:span><text:span text:style-name="T4"> </text:span><text:span text:style-name="T5">obvious</text:span><text:span text:style-name="T4"> </text:span><text:span text:style-name="T5">that</text:span><text:span text:style-name="T4"> </text:span><text:span text:style-name="T5">this</text:span><text:span text:style-name="T4"> </text:span><text:span text:style-name="T5">is</text:span><text:span text:style-name="T4"> </text:span><text:span text:style-name="T5">neither</text:span><text:span text:style-name="T4"> </text:span><text:span text:style-name="T5">party</text:span><text:span text:style-name="T4">’</text:span><text:span text:style-name="T5">s</text:span><text:span text:style-name="T4"> </text:span><text:span text:style-name="T5">priority.</text:span><text:span text:style-name="T4"> </text:span><text:span text:style-name="T5">Mr.</text:span><text:span text:style-name="T4"> </text:span><text:span text:style-name="T5">Abbermouth</text:span><text:span text:style-name="T4"> </text:span><text:span text:style-name="T5">here</text:span><text:span text:style-name="T4"> </text:span><text:span text:style-name="T5">will</text:span><text:span text:style-name="T4"> </text:span><text:span text:style-name="T5">make</text:span><text:span text:style-name="T4"> </text:span><text:span text:style-name="T5">sure</text:span><text:span text:style-name="T4"> </text:span><text:span text:style-name="T5">we</text:span><text:span text:style-name="T4">’</text:span><text:span text:style-name="T5">re</text:span><text:span text:style-name="T4"> </text:span><text:span text:style-name="T5">properly</text:span><text:span text:style-name="T4"> </text:span><text:span text:style-name="T5">compensated</text:span><text:span text:style-name="T4"> </text:span><text:span text:style-name="T5">for</text:span><text:span text:style-name="T4"> </text:span><text:span text:style-name="T5">all</text:span><text:span text:style-name="T4"> </text:span><text:span text:style-name="T5">the</text:span><text:span text:style-name="T4"> </text:span><text:span text:style-name="T5">trouble</text:span><text:span text:style-name="T4"> </text:span><text:span text:style-name="T5">he</text:span><text:span text:style-name="T4">’</text:span><text:span text:style-name="T5">s</text:span><text:span text:style-name="T4"> </text:span><text:span text:style-name="T5">caused</text:span><text:span text:style-name="T4"> </text:span><text:span text:style-name="T5">us,</text:span><text:span text:style-name="T4">” </text:span><text:span text:style-name="T5">said</text:span><text:span text:style-name="T4"> </text:span><text:span text:style-name="T5">Lernea</text:span><text:span text:style-name="T4"> </text:span><text:span text:style-name="T5">stressing</text:span><text:span text:style-name="T4"> </text:span><text:span text:style-name="T5">her</text:span><text:span text:style-name="T4"> </text:span><text:span text:style-name="T5">last</text:span><text:span text:style-name="T4"> </text:span><text:span text:style-name="T5">few</text:span><text:span text:style-name="T4"> </text:span><text:span text:style-name="T5">words.</text:span><text:span text:style-name="T4"> </text:span><text:span text:style-name="T5">Winceham</text:span><text:span text:style-name="T4"> </text:span><text:span text:style-name="T5">grinned</text:span><text:span text:style-name="T4"> </text:span><text:span text:style-name="T5">and</text:span><text:span text:style-name="T4"> </text:span><text:span text:style-name="T5">laid</text:span><text:span text:style-name="T4"> </text:span><text:span text:style-name="T5">back</text:span><text:span text:style-name="T4"> </text:span><text:span text:style-name="T5">on</text:span><text:span text:style-name="T4"> </text:span><text:span text:style-name="T5">his</text:span><text:span text:style-name="T4"> </text:span><text:span text:style-name="T5">chair</text:span><text:span text:style-name="T4"> </text:span><text:span text:style-name="T5">before</text:span><text:span text:style-name="T4"> </text:span><text:span text:style-name="T5">he</text:span><text:span text:style-name="T4"> </text:span><text:span text:style-name="T5">said:</text:span></text:p>
      <text:p text:style-name="P1"><text:span text:style-name="T4">“</text:span><text:span text:style-name="T5">The</text:span><text:span text:style-name="T4"> </text:span><text:span text:style-name="T5">way</text:span><text:span text:style-name="T4"> </text:span><text:span text:style-name="T5">things</text:span><text:span text:style-name="T4"> </text:span><text:span text:style-name="T5">turned</text:span><text:span text:style-name="T4"> </text:span><text:span text:style-name="T5">out,</text:span><text:span text:style-name="T4"> </text:span><text:span text:style-name="T5">you</text:span><text:span text:style-name="T4"> </text:span><text:span text:style-name="T5">gals</text:span><text:span text:style-name="T4"> </text:span><text:span text:style-name="T5">should</text:span><text:span text:style-name="T4"> </text:span><text:span text:style-name="T5">be</text:span><text:span text:style-name="T4"> </text:span><text:span text:style-name="T5">actually</text:span><text:span text:style-name="T4"> </text:span><text:span text:style-name="T5">thankful.</text:span><text:span text:style-name="T4"> </text:span><text:span text:style-name="T5">These</text:span><text:span text:style-name="T4"> </text:span><text:span text:style-name="T5">folks</text:span><text:span text:style-name="T4"> </text:span><text:span text:style-name="T5">live</text:span><text:span text:style-name="T4"> </text:span><text:span text:style-name="T5">on</text:span><text:span text:style-name="T4"> </text:span><text:span text:style-name="T5">rotten</text:span><text:span text:style-name="T4"> </text:span><text:span text:style-name="T5">clams</text:span><text:span text:style-name="T4"> </text:span><text:span text:style-name="T5">and</text:span><text:span text:style-name="T4"> </text:span><text:span text:style-name="T5">maggoty</text:span><text:span text:style-name="T4"> </text:span><text:span text:style-name="T5">bread</text:span><text:span text:style-name="T4"> </text:span><text:span text:style-name="T5">most</text:span><text:span text:style-name="T4"> </text:span><text:span text:style-name="T5">of</text:span><text:span text:style-name="T4"> </text:span><text:span text:style-name="T5">the</text:span><text:span text:style-name="T4"> </text:span><text:span text:style-name="T5">time;</text:span><text:span text:style-name="T4"> </text:span><text:span text:style-name="T5">they</text:span><text:span text:style-name="T4">’</text:span><text:span text:style-name="T5">d</text:span><text:span text:style-name="T4"> </text:span><text:span text:style-name="T5">rip</text:span><text:span text:style-name="T4"> </text:span><text:span text:style-name="T5">you</text:span><text:span text:style-name="T4"> </text:span><text:span text:style-name="T5">apart</text:span><text:span text:style-name="T4"> </text:span><text:span text:style-name="T5">and</text:span><text:span text:style-name="T4"> </text:span><text:span text:style-name="T5">feed</text:span><text:span text:style-name="T4"> </text:span><text:span text:style-name="T5">you</text:span><text:span text:style-name="T4"> </text:span><text:span text:style-name="T5">to</text:span><text:span text:style-name="T4"> </text:span><text:span text:style-name="T5">the</text:span><text:span text:style-name="T4"> </text:span><text:span text:style-name="T5">sharks</text:span><text:span text:style-name="T4"> </text:span><text:span text:style-name="T5">right</text:span><text:span text:style-name="T4"> </text:span><text:span text:style-name="T5">round</text:span><text:span text:style-name="T4"> </text:span><text:span text:style-name="T5">the</text:span><text:span text:style-name="T4"> </text:span><text:span text:style-name="T5">Mangled</text:span><text:span text:style-name="T4"> </text:span><text:span text:style-name="T5">Horn</text:span><text:span text:style-name="T4"> </text:span><text:span text:style-name="T5">if</text:span><text:span text:style-name="T4"> </text:span><text:span text:style-name="T5">they</text:span><text:span text:style-name="T4"> </text:span><text:span text:style-name="T5">didn</text:span><text:span text:style-name="T4">’</text:span><text:span text:style-name="T5">t</text:span><text:span text:style-name="T4"> </text:span><text:span text:style-name="T5">get</text:span><text:span text:style-name="T4"> </text:span><text:span text:style-name="T5">some</text:span><text:span text:style-name="T4"> </text:span><text:span text:style-name="T5">of</text:span><text:span text:style-name="T4"> </text:span><text:span text:style-name="T5">Ned</text:span><text:span text:style-name="T4">’</text:span><text:span text:style-name="T5">s</text:span><text:span text:style-name="T4"> </text:span><text:span text:style-name="T5">jambalaya.</text:span><text:span text:style-name="T4"> </text:span><text:span text:style-name="T5">Perhaps</text:span><text:span text:style-name="T4"> </text:span><text:span text:style-name="T5">they</text:span><text:span text:style-name="T4">’</text:span><text:span text:style-name="T5">d</text:span><text:span text:style-name="T4"> </text:span><text:span text:style-name="T5">have</text:span><text:span text:style-name="T4"> </text:span><text:span text:style-name="T5">their</text:span><text:span text:style-name="T4"> </text:span><text:span text:style-name="T5">way</text:span><text:span text:style-name="T4"> </text:span><text:span text:style-name="T5">with</text:span><text:span text:style-name="T4"> </text:span><text:span text:style-name="T5">you</text:span><text:span text:style-name="T4"> </text:span><text:span text:style-name="T5">first</text:span><text:span text:style-name="T4"> </text:span><text:span text:style-name="T5">as</text:span><text:span text:style-name="T4"> </text:span><text:span text:style-name="T5">well.</text:span><text:span text:style-name="T4">”</text:span></text:p>
      <text:p text:style-name="P2">Parcifal<text:span text:style-name="T3"> </text:span>laughed<text:span text:style-name="T3"> </text:span>in<text:span text:style-name="T3"> </text:span>shocked<text:span text:style-name="T3"> </text:span>disbelief<text:span text:style-name="T3"> </text:span>and<text:span text:style-name="T3"> </text:span>shouted<text:span text:style-name="T3"> </text:span>at<text:span text:style-name="T3"> </text:span>Winceham,<text:span text:style-name="T3"> “</text:span>Thankful?<text:span text:style-name="T3"> </text:span>For<text:span text:style-name="T3"> </text:span>being<text:span text:style-name="T3"> </text:span>robbed<text:span text:style-name="T3"> </text:span>and<text:span text:style-name="T3"> </text:span>humiliated<text:span text:style-name="T3"> </text:span>by<text:span text:style-name="T3"> </text:span>a<text:span text:style-name="T3"> </text:span>dwarf?<text:span text:style-name="T3">”</text:span></text:p>
      <text:p text:style-name="P1"><text:span text:style-name="T4">“</text:span><text:span text:style-name="T5">Technically,</text:span><text:span text:style-name="T4"> </text:span><text:span text:style-name="T5">a</text:span><text:span text:style-name="T4"> </text:span><text:span text:style-name="T5">hauflin,</text:span><text:span text:style-name="T4"> </text:span><text:span text:style-name="T5">but</text:span><text:span text:style-name="T4"> </text:span><text:span text:style-name="T5">I</text:span><text:span text:style-name="T4">’</text:span><text:span text:style-name="T5">m</text:span><text:span text:style-name="T4"> </text:span><text:span text:style-name="T5">sure</text:span><text:span text:style-name="T4"> </text:span><text:span text:style-name="T5">you</text:span><text:span text:style-name="T4"> </text:span><text:span text:style-name="T5">don</text:span><text:span text:style-name="T4">’</text:span><text:span text:style-name="T5">t</text:span><text:span text:style-name="T4"> </text:span><text:span text:style-name="T5">meet</text:span><text:span text:style-name="T4"> </text:span><text:span text:style-name="T5">with</text:span><text:span text:style-name="T4"> </text:span><text:span text:style-name="T5">our</text:span><text:span text:style-name="T4"> </text:span><text:span text:style-name="T5">kind</text:span><text:span text:style-name="T4"> </text:span><text:soft-page-break/><text:span text:style-name="T5">where</text:span><text:span text:style-name="T4"> </text:span><text:span text:style-name="T5">you</text:span><text:span text:style-name="T4">’</text:span><text:span text:style-name="T5">re</text:span><text:span text:style-name="T4"> </text:span><text:span text:style-name="T5">from.</text:span><text:span text:style-name="T4">”</text:span></text:p>
      <text:p text:style-name="P1"><text:span text:style-name="T4">“</text:span><text:span text:style-name="T5">A</text:span><text:span text:style-name="T4"> </text:span><text:span text:style-name="T5">what?</text:span><text:span text:style-name="T4"> </text:span><text:span text:style-name="T5">How</text:span><text:span text:style-name="T4"> </text:span><text:span text:style-name="T5">would</text:span><text:span text:style-name="T4"> </text:span><text:span text:style-name="T5">you</text:span><text:span text:style-name="T4"> </text:span><text:span text:style-name="T5">know</text:span><text:span text:style-name="T4"> </text:span><text:span text:style-name="T5">where</text:span><text:span text:style-name="T4"> </text:span><text:span text:style-name="T5">we</text:span><text:span text:style-name="T4"> </text:span><text:span text:style-name="T5">come</text:span><text:span text:style-name="T4"> </text:span><text:span text:style-name="T5">from?</text:span><text:span text:style-name="T4">” </text:span><text:span text:style-name="T5">asked</text:span><text:span text:style-name="T4"> </text:span><text:span text:style-name="T5">Parcifal,</text:span><text:span text:style-name="T4"> </text:span><text:span text:style-name="T5">raising</text:span><text:span text:style-name="T4"> </text:span><text:span text:style-name="T5">an</text:span><text:span text:style-name="T4"> </text:span><text:span text:style-name="T5">eyebrow,</text:span><text:span text:style-name="T4"> </text:span><text:span text:style-name="T5">her</text:span><text:span text:style-name="T4"> </text:span><text:span text:style-name="T5">voice</text:span><text:span text:style-name="T4"> </text:span><text:span text:style-name="T5">edgy.</text:span></text:p>
      <text:p text:style-name="P1"><text:span text:style-name="T4">“</text:span><text:span text:style-name="T5">My</text:span><text:span text:style-name="T4"> </text:span><text:span text:style-name="T5">lady</text:span><text:span text:style-name="T4"> </text:span><text:span text:style-name="T5">Teletha,</text:span><text:span text:style-name="T4"> </text:span><text:span text:style-name="T5">you</text:span><text:span text:style-name="T4"> </text:span><text:span text:style-name="T5">and</text:span><text:span text:style-name="T4"> </text:span><text:span text:style-name="T5">your</text:span><text:span text:style-name="T4"> </text:span><text:span text:style-name="T5">sister</text:span><text:span text:style-name="T4"> </text:span><text:span text:style-name="T5">are</text:span><text:span text:style-name="T4"> </text:span><text:span text:style-name="T5">of</text:span><text:span text:style-name="T4"> </text:span><text:span text:style-name="T5">nobility,</text:span><text:span text:style-name="T4">” </text:span><text:span text:style-name="T5">he</text:span><text:span text:style-name="T4"> </text:span><text:span text:style-name="T5">said</text:span><text:span text:style-name="T4"> </text:span><text:span text:style-name="T5">and</text:span><text:span text:style-name="T4"> </text:span><text:span text:style-name="T5">pointed</text:span><text:span text:style-name="T4"> </text:span><text:span text:style-name="T5">at</text:span><text:span text:style-name="T4"> </text:span><text:span text:style-name="T5">the</text:span><text:span text:style-name="T4"> </text:span><text:span text:style-name="T5">family</text:span><text:span text:style-name="T4"> </text:span><text:span text:style-name="T5">crest</text:span><text:span text:style-name="T4"> </text:span><text:span text:style-name="T5">on</text:span><text:span text:style-name="T4"> </text:span><text:span text:style-name="T5">their</text:span><text:span text:style-name="T4"> </text:span><text:span text:style-name="T5">breastplates</text:span><text:span text:style-name="T4"> </text:span><text:span text:style-name="T5">before</text:span><text:span text:style-name="T4"> </text:span><text:span text:style-name="T5">adding,</text:span><text:span text:style-name="T4"> “</text:span><text:span text:style-name="T5">Nomos</text:span><text:span text:style-name="T4"> </text:span><text:span text:style-name="T5">nobility</text:span><text:span text:style-name="T4"> </text:span><text:span text:style-name="T5">doesn</text:span><text:span text:style-name="T4">’</text:span><text:span text:style-name="T5">t</text:span><text:span text:style-name="T4"> </text:span><text:span text:style-name="T5">hold</text:span><text:span text:style-name="T4"> </text:span><text:span text:style-name="T5">much</text:span><text:span text:style-name="T4"> </text:span><text:span text:style-name="T5">weight</text:span><text:span text:style-name="T4"> </text:span><text:span text:style-name="T5">around</text:span><text:span text:style-name="T4"> </text:span><text:span text:style-name="T5">these</text:span><text:span text:style-name="T4"> </text:span><text:span text:style-name="T5">parts,</text:span><text:span text:style-name="T4"> </text:span><text:span text:style-name="T5">but</text:span><text:span text:style-name="T4"> </text:span><text:span text:style-name="T5">nobility</text:span><text:span text:style-name="T4"> </text:span><text:span text:style-name="T5">still.</text:span><text:span text:style-name="T4">”</text:span></text:p>
      <text:p text:style-name="P1"><text:span text:style-name="T4">“</text:span><text:span text:style-name="T5">Is</text:span><text:span text:style-name="T4"> </text:span><text:span text:style-name="T5">that</text:span><text:span text:style-name="T4"> </text:span><text:span text:style-name="T5">how</text:span><text:span text:style-name="T4"> </text:span><text:span text:style-name="T5">your</text:span><text:span text:style-name="T4"> </text:span><text:span text:style-name="T5">kind</text:span><text:span text:style-name="T4"> </text:span><text:span text:style-name="T5">treats</text:span><text:span text:style-name="T4"> </text:span><text:span text:style-name="T5">nobility</text:span><text:span text:style-name="T4"> </text:span><text:span text:style-name="T5">then?</text:span><text:span text:style-name="T4">” </text:span><text:span text:style-name="T5">asked</text:span><text:span text:style-name="T4"> </text:span><text:span text:style-name="T5">Parcifal</text:span><text:span text:style-name="T4"> </text:span><text:span text:style-name="T5">folding</text:span><text:span text:style-name="T4"> </text:span><text:span text:style-name="T5">her</text:span><text:span text:style-name="T4"> </text:span><text:span text:style-name="T5">arms</text:span><text:span text:style-name="T4"> </text:span><text:span text:style-name="T5">upon</text:span><text:span text:style-name="T4"> </text:span><text:span text:style-name="T5">the</text:span><text:span text:style-name="T4"> </text:span><text:span text:style-name="T5">table.</text:span><text:span text:style-name="T4"> </text:span><text:span text:style-name="T5">At</text:span><text:span text:style-name="T4"> </text:span><text:span text:style-name="T5">that</text:span><text:span text:style-name="T4"> </text:span><text:span text:style-name="T5">moment,</text:span><text:span text:style-name="T4"> </text:span><text:span text:style-name="T5">Ned,</text:span><text:span text:style-name="T4"> </text:span><text:span text:style-name="T5">the</text:span><text:span text:style-name="T4"> </text:span><text:span text:style-name="T5">comedian</text:span><text:span text:style-name="T4"> </text:span><text:span text:style-name="T5">who</text:span><text:span text:style-name="T4"> </text:span><text:span text:style-name="T5">was</text:span><text:span text:style-name="T4"> </text:span><text:span text:style-name="T5">also</text:span><text:span text:style-name="T4"> </text:span><text:span text:style-name="T5">the</text:span><text:span text:style-name="T4"> </text:span><text:span text:style-name="T5">cook</text:span><text:span text:style-name="T4"> </text:span><text:span text:style-name="T5">and</text:span><text:span text:style-name="T4"> </text:span><text:span text:style-name="T5">the</text:span><text:span text:style-name="T4"> </text:span><text:span text:style-name="T5">barkeeper</text:span><text:span text:style-name="T4">’</text:span><text:span text:style-name="T5">s</text:span><text:span text:style-name="T4"> </text:span><text:span text:style-name="T5">son</text:span><text:span text:style-name="T4"> </text:span><text:span text:style-name="T5">arrived</text:span><text:span text:style-name="T4"> </text:span><text:span text:style-name="T5">with</text:span><text:span text:style-name="T4"> </text:span><text:span text:style-name="T5">three</text:span><text:span text:style-name="T4"> </text:span><text:span text:style-name="T5">kegs</text:span><text:span text:style-name="T4"> </text:span><text:span text:style-name="T5">of</text:span><text:span text:style-name="T4"> </text:span><text:span text:style-name="T5">ale</text:span><text:span text:style-name="T4"> </text:span><text:span text:style-name="T5">and</text:span><text:span text:style-name="T4"> </text:span><text:span text:style-name="T5">a</text:span><text:span text:style-name="T4"> </text:span><text:span text:style-name="T5">large</text:span><text:span text:style-name="T4"> </text:span><text:span text:style-name="T5">pot</text:span><text:span text:style-name="T4"> </text:span><text:span text:style-name="T5">of</text:span><text:span text:style-name="T4"> </text:span><text:span text:style-name="T5">steaming</text:span><text:span text:style-name="T4"> </text:span><text:span text:style-name="T5">jambalaya.</text:span></text:p>
      <text:p text:style-name="P1"><text:span text:style-name="T4">“</text:span><text:span text:style-name="T5">Compliments</text:span><text:span text:style-name="T4"> </text:span><text:span text:style-name="T5">of</text:span><text:span text:style-name="T4"> </text:span><text:span text:style-name="T5">Mr.</text:span><text:span text:style-name="T4"> </text:span><text:span text:style-name="T5">Abbermouth,</text:span><text:span text:style-name="T4"> </text:span><text:span text:style-name="T5">miladies,</text:span><text:span text:style-name="T4">” </text:span><text:span text:style-name="T5">said</text:span><text:span text:style-name="T4"> </text:span><text:span text:style-name="T5">Ned</text:span><text:span text:style-name="T4"> </text:span><text:span text:style-name="T5">and</text:span><text:span text:style-name="T4"> </text:span><text:span text:style-name="T5">with</text:span><text:span text:style-name="T4"> </text:span><text:span text:style-name="T5">a</text:span><text:span text:style-name="T4"> </text:span><text:span text:style-name="T5">firm</text:span><text:span text:style-name="T4"> </text:span><text:span text:style-name="T5">lip</text:span><text:span text:style-name="T4"> </text:span><text:span text:style-name="T5">bowed</text:span><text:span text:style-name="T4"> </text:span><text:span text:style-name="T5">slightly</text:span><text:span text:style-name="T4"> </text:span><text:span text:style-name="T5">to</text:span><text:span text:style-name="T4"> </text:span><text:span text:style-name="T5">the</text:span><text:span text:style-name="T4"> </text:span><text:span text:style-name="T5">sisters</text:span><text:span text:style-name="T4"> </text:span><text:span text:style-name="T5">before</text:span><text:span text:style-name="T4"> </text:span><text:span text:style-name="T5">leaving</text:span><text:span text:style-name="T4"> </text:span><text:span text:style-name="T5">quietly.</text:span></text:p>
      <text:p text:style-name="P1"><text:span text:style-name="T4">“</text:span><text:span text:style-name="T5">Now</text:span><text:span text:style-name="T4"> </text:span><text:span text:style-name="T5">that</text:span><text:span text:style-name="T4">’</text:span><text:span text:style-name="T5">s</text:span><text:span text:style-name="T4"> </text:span><text:span text:style-name="T5">a</text:span><text:span text:style-name="T4"> </text:span><text:span text:style-name="T5">gentleman,</text:span><text:span text:style-name="T4"> </text:span><text:span text:style-name="T5">Mr.</text:span><text:span text:style-name="T4"> </text:span><text:span text:style-name="T5">Abbermouth.</text:span><text:span text:style-name="T4"> </text:span><text:span text:style-name="T5">How</text:span><text:span text:style-name="T4"> </text:span><text:span text:style-name="T5">about</text:span><text:span text:style-name="T4"> </text:span><text:span text:style-name="T5">you?</text:span><text:span text:style-name="T4">” </text:span><text:span text:style-name="T5">asked</text:span><text:span text:style-name="T4"> </text:span><text:span text:style-name="T5">Lernea</text:span><text:span text:style-name="T4"> </text:span><text:span text:style-name="T5">and</text:span><text:span text:style-name="T4"> </text:span><text:span text:style-name="T5">Parcifal</text:span><text:span text:style-name="T4"> </text:span><text:span text:style-name="T5">added</text:span><text:span text:style-name="T4"> </text:span><text:span text:style-name="T5">after</text:span><text:span text:style-name="T4"> </text:span><text:span text:style-name="T5">wiping</text:span><text:span text:style-name="T4"> </text:span><text:span text:style-name="T5">some</text:span><text:span text:style-name="T4"> </text:span><text:span text:style-name="T5">foam</text:span><text:span text:style-name="T4"> </text:span><text:span text:style-name="T5">off</text:span><text:span text:style-name="T4"> </text:span><text:span text:style-name="T5">her</text:span><text:span text:style-name="T4"> </text:span><text:span text:style-name="T5">mouth</text:span><text:span text:style-name="T4"> </text:span><text:span text:style-name="T5">and</text:span><text:span text:style-name="T4"> </text:span><text:span text:style-name="T5">settling</text:span><text:span text:style-name="T4"> </text:span><text:span text:style-name="T5">her</text:span><text:span text:style-name="T4"> </text:span><text:span text:style-name="T5">keg</text:span><text:span text:style-name="T4"> </text:span><text:span text:style-name="T5">hard</text:span><text:span text:style-name="T4"> </text:span><text:span text:style-name="T5">down</text:span><text:span text:style-name="T4"> </text:span><text:span text:style-name="T5">on</text:span><text:span text:style-name="T4"> </text:span><text:span text:style-name="T5">the</text:span><text:span text:style-name="T4"> </text:span><text:span text:style-name="T5">table</text:span><text:span text:style-name="T4"> </text:span><text:span text:style-name="T5">with</text:span><text:span text:style-name="T4"> </text:span><text:span text:style-name="T5">a</text:span><text:span text:style-name="T4"> </text:span><text:span text:style-name="T5">thud</text:span><text:span text:style-name="T4"> </text:span><text:span text:style-name="T5">and</text:span><text:span text:style-name="T4"> </text:span><text:span text:style-name="T5">a</text:span><text:span text:style-name="T4"> </text:span><text:span text:style-name="T5">spill.</text:span></text:p>
      <text:p text:style-name="P1"><text:span text:style-name="T4">“</text:span><text:span text:style-name="T5">Yeah,</text:span><text:span text:style-name="T4"> </text:span><text:span text:style-name="T5">where</text:span><text:span text:style-name="T4">’</text:span><text:span text:style-name="T5">s</text:span><text:span text:style-name="T4"> </text:span><text:span text:style-name="T5">our</text:span><text:span text:style-name="T4"> </text:span><text:span text:style-name="T5">money</text:span><text:span text:style-name="T4"> </text:span><text:span text:style-name="T5">runt?</text:span><text:span text:style-name="T4">”</text:span></text:p>
      <text:p text:style-name="P1"><text:span text:style-name="T4">“</text:span><text:span text:style-name="T5">In</text:span><text:span text:style-name="T4"> </text:span><text:span text:style-name="T5">all</text:span><text:span text:style-name="T4"> </text:span><text:span text:style-name="T5">those</text:span><text:span text:style-name="T4"> </text:span><text:span text:style-name="T5">pots</text:span><text:span text:style-name="T4"> </text:span><text:span text:style-name="T5">of</text:span><text:span text:style-name="T4"> </text:span><text:span text:style-name="T5">jambalaya,</text:span><text:span text:style-name="T4"> </text:span><text:span text:style-name="T5">I</text:span><text:span text:style-name="T4">’</text:span><text:span text:style-name="T5">m</text:span><text:span text:style-name="T4"> </text:span><text:span text:style-name="T5">afraid.</text:span><text:span text:style-name="T4"> </text:span><text:span text:style-name="T5">The</text:span><text:span text:style-name="T4"> </text:span><text:span text:style-name="T5">Rule,</text:span><text:span text:style-name="T4"> </text:span><text:span text:style-name="T5">you</text:span><text:span text:style-name="T4"> </text:span><text:span text:style-name="T5">see.</text:span><text:span text:style-name="T4">”</text:span></text:p>
      <text:p text:style-name="P1"><text:span text:style-name="T4">“</text:span><text:span text:style-name="T5">What</text:span><text:span text:style-name="T4"> </text:span><text:span text:style-name="T5">bloody</text:span><text:span text:style-name="T4"> </text:span><text:span text:style-name="T5">rule</text:span><text:span text:style-name="T4"> </text:span><text:span text:style-name="T5">says</text:span><text:span text:style-name="T4"> </text:span><text:span text:style-name="T5">you</text:span><text:span text:style-name="T4"> </text:span><text:span text:style-name="T5">go</text:span><text:span text:style-name="T4"> </text:span><text:span text:style-name="T5">off</text:span><text:span text:style-name="T4"> </text:span><text:span text:style-name="T5">with</text:span><text:span text:style-name="T4"> </text:span><text:span text:style-name="T5">our</text:span><text:span text:style-name="T4"> </text:span><text:span text:style-name="T5">money</text:span><text:span text:style-name="T4"> </text:span><text:span text:style-name="T5">and</text:span><text:span text:style-name="T4"> </text:span><text:span text:style-name="T5">then</text:span><text:span text:style-name="T4"> </text:span><text:span text:style-name="T5">spend</text:span><text:span text:style-name="T4"> </text:span><text:span text:style-name="T5">it</text:span><text:span text:style-name="T4"> </text:span><text:span text:style-name="T5">on</text:span><text:span text:style-name="T4"> </text:span><text:span text:style-name="T5">buying</text:span><text:span text:style-name="T4"> </text:span><text:span text:style-name="T5">dinner</text:span><text:span text:style-name="T4"> </text:span><text:span text:style-name="T5">to</text:span><text:span text:style-name="T4"> </text:span><text:span text:style-name="T5">a</text:span><text:span text:style-name="T4"> </text:span><text:span text:style-name="T5">drunken</text:span><text:span text:style-name="T4"> </text:span><text:span text:style-name="T5">sailor?</text:span><text:span text:style-name="T4">” </text:span><text:span text:style-name="T5">asked</text:span><text:span text:style-name="T4"> </text:span><text:span text:style-name="T5">Parcifal</text:span><text:span text:style-name="T4"> </text:span><text:span text:style-name="T5">with</text:span><text:span text:style-name="T4"> </text:span><text:span text:style-name="T5">mounting</text:span><text:span text:style-name="T4"> </text:span><text:span text:style-name="T5">anger,</text:span><text:span text:style-name="T4"> </text:span><text:span text:style-name="T5">while</text:span><text:span text:style-name="T4"> </text:span><text:span text:style-name="T5">Lernea</text:span><text:span text:style-name="T4"> </text:span><text:span text:style-name="T5">tugged</text:span><text:span text:style-name="T4"> </text:span><text:span text:style-name="T5">at</text:span><text:span text:style-name="T4"> </text:span><text:span text:style-name="T5">her</text:span><text:span text:style-name="T4"> </text:span><text:span text:style-name="T5">sleeve,</text:span><text:span text:style-name="T4"> </text:span><text:span text:style-name="T5">pointing</text:span><text:span text:style-name="T4"> </text:span><text:span text:style-name="T5">to</text:span><text:span text:style-name="T4"> </text:span><text:span text:style-name="T5">a</text:span><text:span text:style-name="T4"> </text:span><text:span text:style-name="T5">tiny</text:span><text:span text:style-name="T4"> </text:span><text:span text:style-name="T5">wooden</text:span><text:span text:style-name="T4"> </text:span><text:span text:style-name="T5">plaque</text:span><text:span text:style-name="T4"> </text:span><text:span text:style-name="T5">on</text:span><text:span text:style-name="T4"> </text:span><text:span text:style-name="T5">the</text:span><text:span text:style-name="T4"> </text:span><text:span text:style-name="T5">wall</text:span><text:span text:style-name="T4"> </text:span><text:span text:style-name="T5">right</text:span><text:span text:style-name="T4"> </text:span><text:span text:style-name="T5">behind</text:span><text:span text:style-name="T4"> </text:span><text:span text:style-name="T5">her,</text:span><text:span text:style-name="T4"> </text:span><text:span text:style-name="T5">next</text:span><text:span text:style-name="T4"> </text:span><text:span text:style-name="T5">to</text:span><text:span text:style-name="T4"> </text:span><text:span text:style-name="T5">a</text:span><text:span text:style-name="T4"> </text:span><text:span text:style-name="T5">broken</text:span><text:span text:style-name="T4"> </text:span><text:span text:style-name="T5">light</text:span><text:span text:style-name="T4"> </text:span><text:span text:style-name="T5">lamp.</text:span></text:p>
      <text:p text:style-name="P1"><text:span text:style-name="T4">“‘ </text:span><text:span text:style-name="T5">The</text:span><text:span text:style-name="T4"> </text:span><text:span text:style-name="T5">Rule</text:span><text:span text:style-name="T4"> </text:span><text:span text:style-name="T5">-</text:span><text:span text:style-name="T4"> </text:span><text:span text:style-name="T5">First</text:span><text:span text:style-name="T4"> </text:span><text:span text:style-name="T5">to</text:span><text:span text:style-name="T4"> </text:span><text:span text:style-name="T5">draw</text:span><text:span text:style-name="T4"> </text:span><text:span text:style-name="T5">a</text:span><text:span text:style-name="T4"> </text:span><text:span text:style-name="T5">weapon,</text:span><text:span text:style-name="T4"> </text:span><text:span text:style-name="T5">first</text:span><text:span text:style-name="T4"> </text:span><text:span text:style-name="T5">to</text:span><text:span text:style-name="T4"> </text:span><text:span text:style-name="T5">buy</text:span><text:span text:style-name="T4"> </text:span><text:span text:style-name="T5">everyone</text:span><text:span text:style-name="T4"> </text:span><text:span text:style-name="T5">a</text:span><text:span text:style-name="T4"> </text:span><text:span text:style-name="T5">meal</text:span><text:span text:style-name="T4"> </text:span><text:span text:style-name="T5">or</text:span><text:span text:style-name="T4"> </text:span><text:span text:style-name="T5">face</text:span><text:span text:style-name="T4"> </text:span><text:span text:style-name="T5">their</text:span><text:span text:style-name="T4"> </text:span><text:span text:style-name="T5">wrath.</text:span><text:span text:style-name="T4">’ </text:span><text:span text:style-name="T5">Pretty</text:span><text:span text:style-name="T4"> </text:span><text:span text:style-name="T5">obvious</text:span><text:span text:style-name="T4"> </text:span><text:span text:style-name="T5">place</text:span><text:span text:style-name="T4"> </text:span><text:span text:style-name="T5">to</text:span><text:span text:style-name="T4"> </text:span><text:span text:style-name="T5">put</text:span><text:span text:style-name="T4"> </text:span><text:span text:style-name="T5">up</text:span><text:span text:style-name="T4"> </text:span><text:span text:style-name="T5">a</text:span><text:span text:style-name="T4"> </text:span><text:span text:style-name="T5">sign</text:span><text:span text:style-name="T4"> </text:span><text:span text:style-name="T5">with</text:span><text:span text:style-name="T4"> </text:span><text:span text:style-name="T5">a</text:span><text:span text:style-name="T4"> </text:span><text:span text:style-name="T5">pretty</text:span><text:span text:style-name="T4"> </text:span><text:span text:style-name="T5">arbitrary</text:span><text:span text:style-name="T4"> </text:span><text:span text:style-name="T5">rule,</text:span><text:span text:style-name="T4"> </text:span><text:span text:style-name="T5">I</text:span><text:span text:style-name="T4"> </text:span><text:span text:style-name="T5">might</text:span><text:span text:style-name="T4"> </text:span><text:span text:style-name="T5">add,</text:span><text:span text:style-name="T4">” </text:span><text:span text:style-name="T5">said</text:span><text:span text:style-name="T4"> </text:span><text:span text:style-name="T5">Lernea</text:span><text:span text:style-name="T4"> </text:span><text:span text:style-name="T5">and</text:span><text:span text:style-name="T4"> </text:span><text:span text:style-name="T5">puckered</text:span><text:span text:style-name="T4"> </text:span><text:span text:style-name="T5">her</text:span><text:span text:style-name="T4"> </text:span><text:span text:style-name="T5">lips</text:span><text:span text:style-name="T4"> </text:span><text:span text:style-name="T5">in</text:span><text:span text:style-name="T4"> </text:span><text:span text:style-name="T5">a</text:span><text:span text:style-name="T4"> </text:span><text:span text:style-name="T5">very</text:span><text:span text:style-name="T4"> </text:span><text:span text:style-name="T5">unladylike</text:span><text:span text:style-name="T4"> </text:span><text:span text:style-name="T5">manner.</text:span><text:span text:style-name="T4"> </text:span><text:span text:style-name="T5">Parcifal</text:span><text:span text:style-name="T4"> </text:span><text:span text:style-name="T5">added</text:span><text:span text:style-name="T4"> </text:span><text:span text:style-name="T5">after</text:span><text:span text:style-name="T4"> </text:span><text:span text:style-name="T5">another</text:span><text:span text:style-name="T4"> </text:span><text:span text:style-name="T5">swig</text:span><text:span text:style-name="T4"> </text:span><text:span text:style-name="T5">of</text:span><text:span text:style-name="T4"> </text:span><text:span text:style-name="T5">ale:</text:span></text:p>
      <text:p text:style-name="P1"><text:span text:style-name="T4">“</text:span><text:span text:style-name="T5">You</text:span><text:span text:style-name="T4"> </text:span><text:span text:style-name="T5">knew</text:span><text:span text:style-name="T4"> </text:span><text:span text:style-name="T5">that,</text:span><text:span text:style-name="T4"> </text:span><text:span text:style-name="T5">didn</text:span><text:span text:style-name="T4">’</text:span><text:span text:style-name="T5">t</text:span><text:span text:style-name="T4"> </text:span><text:span text:style-name="T5">you?</text:span><text:span text:style-name="T4"> </text:span><text:span text:style-name="T5">You</text:span><text:span text:style-name="T4"> </text:span><text:span text:style-name="T5">saw</text:span><text:span text:style-name="T4"> </text:span><text:span text:style-name="T5">us</text:span><text:span text:style-name="T4"> </text:span><text:span text:style-name="T5">get</text:span><text:span text:style-name="T4"> </text:span><text:span text:style-name="T5">off</text:span><text:span text:style-name="T4"> </text:span><text:span text:style-name="T5">the</text:span><text:span text:style-name="T4"> </text:span><text:span text:style-name="T5">boat,</text:span><text:span text:style-name="T4"> </text:span><text:span text:style-name="T5">saw</text:span><text:span text:style-name="T4"> </text:span><text:span text:style-name="T5">we</text:span><text:span text:style-name="T4"> </text:span><text:span text:style-name="T5">smelled</text:span><text:span text:style-name="T4"> </text:span><text:span text:style-name="T5">money</text:span><text:span text:style-name="T4"> </text:span><text:span text:style-name="T5">and</text:span><text:span text:style-name="T4"> </text:span><text:span text:style-name="T5">went</text:span><text:span text:style-name="T4"> </text:span><text:span text:style-name="T5">for</text:span><text:span text:style-name="T4"> </text:span><text:span text:style-name="T5">our</text:span><text:span text:style-name="T4"> </text:span><text:span text:style-name="T5">coin.</text:span><text:span text:style-name="T4"> </text:span><text:span text:style-name="T5">Then</text:span><text:span text:style-name="T4"> </text:span><text:span text:style-name="T5">you</text:span><text:span text:style-name="T4"> </text:span><text:span text:style-name="T5">slicked</text:span><text:span text:style-name="T4"> </text:span><text:span text:style-name="T5">your</text:span><text:span text:style-name="T4"> </text:span><text:span text:style-name="T5">way</text:span><text:span text:style-name="T4"> </text:span><text:span text:style-name="T5">out</text:span><text:span text:style-name="T4"> </text:span><text:span text:style-name="T5">with</text:span><text:span text:style-name="T4"> </text:span><text:span text:style-name="T5">our</text:span><text:span text:style-name="T4"> </text:span><text:span text:style-name="T5">money</text:span><text:span text:style-name="T4"> </text:span><text:span text:style-name="T5">and</text:span><text:span text:style-name="T4"> </text:span><text:span text:style-name="T5">then</text:span><text:span text:style-name="T4"> </text:span><text:span text:style-name="T5">came</text:span><text:span text:style-name="T4"> </text:span><text:span text:style-name="T5">running</text:span><text:span text:style-name="T4"> </text:span><text:span text:style-name="T5">down</text:span><text:span text:style-name="T4"> </text:span><text:span text:style-name="T5">here,</text:span><text:span text:style-name="T4"> </text:span><text:span text:style-name="T5">knowing</text:span><text:span text:style-name="T4"> </text:span><text:span text:style-name="T5">we</text:span><text:span text:style-name="T4">’</text:span><text:span text:style-name="T5">d</text:span><text:span text:style-name="T4"> </text:span><text:span text:style-name="T5">be</text:span><text:span text:style-name="T4"> </text:span><text:span text:style-name="T5">in</text:span><text:span text:style-name="T4"> </text:span><text:span text:style-name="T5">a</text:span><text:span text:style-name="T4"> </text:span><text:span text:style-name="T5">fix</text:span><text:span text:style-name="T4"> </text:span><text:span text:style-name="T5">when</text:span><text:span text:style-name="T4"> </text:span><text:span text:style-name="T5">we</text:span><text:span text:style-name="T4"> </text:span><text:span text:style-name="T5">eventually</text:span><text:span text:style-name="T4"> </text:span><text:span text:style-name="T5">drew</text:span><text:span text:style-name="T4"> </text:span><text:span text:style-name="T5">a</text:span><text:span text:style-name="T4"> </text:span><text:span text:style-name="T5">sword.</text:span><text:span text:style-name="T4">”</text:span></text:p>
      <text:p text:style-name="P2">Winceham<text:span text:style-name="T3"> </text:span>nodded<text:span text:style-name="T3"> </text:span>along,<text:span text:style-name="T3"> </text:span>sipping<text:span text:style-name="T3"> </text:span>at<text:span text:style-name="T3"> </text:span>his<text:span text:style-name="T3"> </text:span>beer<text:span text:style-name="T3"> </text:span>and<text:span text:style-name="T3"> </text:span>seemingly<text:span text:style-name="T3"> </text:span>savouring<text:span text:style-name="T3"> </text:span>every<text:span text:style-name="T3"> </text:span>drop.</text:p>
      <text:p text:style-name="P1"><text:span text:style-name="T4">“</text:span><text:span text:style-name="T5">Then</text:span><text:span text:style-name="T4"> </text:span><text:span text:style-name="T5">why</text:span><text:span text:style-name="T4"> </text:span><text:span text:style-name="T5">not</text:span><text:span text:style-name="T4"> </text:span><text:span text:style-name="T5">let</text:span><text:span text:style-name="T4"> </text:span><text:span text:style-name="T5">us</text:span><text:span text:style-name="T4"> </text:span><text:span text:style-name="T5">face</text:span><text:span text:style-name="T4"> </text:span><text:span text:style-name="T5">everyone</text:span><text:span text:style-name="T4">’</text:span><text:span text:style-name="T5">s</text:span><text:span text:style-name="T4"> </text:span><text:span text:style-name="T5">wrath</text:span><text:span text:style-name="T4"> </text:span><text:span text:style-name="T5">and</text:span><text:span text:style-name="T4"> </text:span><text:span text:style-name="T5">make</text:span><text:span text:style-name="T4"> </text:span><text:span text:style-name="T5">your</text:span><text:span text:style-name="T4"> </text:span><text:span text:style-name="T5">way</text:span><text:span text:style-name="T4"> </text:span><text:span text:style-name="T5">out</text:span><text:span text:style-name="T4"> </text:span><text:span text:style-name="T5">with</text:span><text:span text:style-name="T4"> </text:span><text:span text:style-name="T5">the</text:span><text:span text:style-name="T4"> </text:span><text:span text:style-name="T5">money?</text:span><text:span text:style-name="T4">”</text:span></text:p>
      <text:p text:style-name="P1"><text:span text:style-name="T4">“</text:span><text:span text:style-name="T5">Because,</text:span><text:span text:style-name="T4"> </text:span><text:span text:style-name="T5">I</text:span><text:span text:style-name="T4">’</text:span><text:span text:style-name="T5">m</text:span><text:span text:style-name="T4"> </text:span><text:span text:style-name="T5">a</text:span><text:span text:style-name="T4"> </text:span><text:span text:style-name="T5">visionary.</text:span><text:span text:style-name="T4"> </text:span><text:span text:style-name="T5">I</text:span><text:span text:style-name="T4">’</text:span><text:span text:style-name="T5">m</text:span><text:span text:style-name="T4"> </text:span><text:span text:style-name="T5">an</text:span><text:span text:style-name="T4"> </text:span><text:span text:style-name="T5">opportunist</text:span><text:span text:style-name="T4"> </text:span><text:span text:style-name="T5">and</text:span><text:span text:style-name="T4"> </text:span><text:span text:style-name="T5">when</text:span><text:span text:style-name="T4"> </text:span><text:span text:style-name="T5">I</text:span><text:span text:style-name="T4"> </text:span><text:span text:style-name="T5">see</text:span><text:span text:style-name="T4"> </text:span><text:span text:style-name="T5">an</text:span><text:span text:style-name="T4"> </text:span><text:span text:style-name="T5">opportunity</text:span><text:span text:style-name="T4"> </text:span><text:span text:style-name="T5">I</text:span><text:span text:style-name="T4"> </text:span><text:span text:style-name="T5">grab</text:span><text:span text:style-name="T4"> </text:span><text:span text:style-name="T5">it</text:span><text:span text:style-name="T4"> </text:span><text:span text:style-name="T5">by</text:span><text:span text:style-name="T4"> </text:span><text:span text:style-name="T5">the</text:span><text:span text:style-name="T4"> </text:span><text:span text:style-name="T5">horns.</text:span><text:span text:style-name="T4">”</text:span></text:p>
      <text:p text:style-name="P1"><text:span text:style-name="T4">“</text:span><text:span text:style-name="T5">You</text:span><text:span text:style-name="T4"> </text:span><text:span text:style-name="T5">mean</text:span><text:span text:style-name="T4"> </text:span><text:span text:style-name="T5">you</text:span><text:span text:style-name="T4">’</text:span><text:span text:style-name="T5">re</text:span><text:span text:style-name="T4"> </text:span><text:span text:style-name="T5">a</text:span><text:span text:style-name="T4"> </text:span><text:span text:style-name="T5">thief.</text:span><text:span text:style-name="T4">”</text:span></text:p>
      <text:p text:style-name="P1"><text:span text:style-name="T4">“</text:span><text:span text:style-name="T5">A</text:span><text:span text:style-name="T4"> </text:span><text:span text:style-name="T5">thief..</text:span><text:span text:style-name="T4"> </text:span><text:span text:style-name="T5">What</text:span><text:span text:style-name="T4"> </text:span><text:span text:style-name="T5">exactly</text:span><text:span text:style-name="T4"> </text:span><text:span text:style-name="T5">constitutes</text:span><text:span text:style-name="T4"> </text:span><text:span text:style-name="T5">a</text:span><text:span text:style-name="T4"> </text:span><text:span text:style-name="T5">thief,</text:span><text:span text:style-name="T4"> </text:span><text:span text:style-name="T5">tell</text:span><text:span text:style-name="T4"> </text:span><text:span text:style-name="T5">me,</text:span><text:span text:style-name="T4"> </text:span><text:span text:style-name="T5">dear</text:span><text:span text:style-name="T4"> </text:span><text:span text:style-name="T5">Parcifal?</text:span><text:span text:style-name="T4">”</text:span></text:p>
      <text:p text:style-name="P1"><text:span text:style-name="T4">“</text:span><text:span text:style-name="T5">How</text:span><text:span text:style-name="T4"> </text:span><text:span text:style-name="T5">do</text:span><text:span text:style-name="T4"> </text:span><text:span text:style-name="T5">you</text:span><text:span text:style-name="T4"> </text:span><text:span text:style-name="T5">know</text:span><text:span text:style-name="T4"> </text:span><text:span text:style-name="T5">which</text:span><text:span text:style-name="T4"> </text:span><text:span text:style-name="T5">one</text:span><text:span text:style-name="T4">’</text:span><text:span text:style-name="T5">s</text:span><text:span text:style-name="T4"> </text:span><text:span text:style-name="T5">which?</text:span><text:span text:style-name="T4">”</text:span></text:p>
      <text:p text:style-name="P1"><text:span text:style-name="T4">“</text:span><text:span text:style-name="T5">Oh,</text:span><text:span text:style-name="T4"> </text:span><text:span text:style-name="T5">that</text:span><text:span text:style-name="T4">’</text:span><text:span text:style-name="T5">s</text:span><text:span text:style-name="T4"> </text:span><text:span text:style-name="T5">easy.</text:span><text:span text:style-name="T4"> </text:span><text:span text:style-name="T5">Queen</text:span><text:span text:style-name="T4"> </text:span><text:span text:style-name="T5">Lernea</text:span><text:span text:style-name="T4"> </text:span><text:span text:style-name="T5">is</text:span><text:span text:style-name="T4"> </text:span><text:span text:style-name="T5">still</text:span><text:span text:style-name="T4"> </text:span><text:span text:style-name="T5">wearing</text:span><text:span text:style-name="T4"> </text:span><text:span text:style-name="T5">her</text:span><text:span text:style-name="T4"> </text:span><text:span text:style-name="T5">marital</text:span><text:span text:style-name="T4"> </text:span><text:span text:style-name="T5">ring,</text:span><text:span text:style-name="T4">” </text:span><text:span text:style-name="T5">said</text:span><text:span text:style-name="T4"> </text:span><text:span text:style-name="T5">Winceham</text:span><text:span text:style-name="T4"> </text:span><text:span text:style-name="T5">and</text:span><text:span text:style-name="T4"> </text:span><text:span text:style-name="T5">pointed</text:span><text:span text:style-name="T4"> </text:span><text:span text:style-name="T5">to</text:span><text:span text:style-name="T4"> </text:span><text:span text:style-name="T5">Lernea</text:span><text:span text:style-name="T4">’</text:span><text:span text:style-name="T5">s</text:span><text:span text:style-name="T4"> </text:span><text:span text:style-name="T5">fing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urier_20_New" style:display-name="Courier New" style:family="paragraph" style:parent-style-name="Standard">
      <style:paragraph-properties fo:margin-top="0cm" fo:margin-bottom="0.254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1T09:31:47.63</meta:creation-date>
    <meta:document-statistic meta:table-count="0" meta:image-count="0" meta:object-count="0" meta:page-count="10" meta:paragraph-count="139" meta:word-count="4540" meta:character-count="25654" meta:non-whitespace-character-count="21253"/>
    <dc:date>2012-11-21T09:34:10.85</dc:date>
    <meta:editing-duration>PT2M23S</meta:editing-duration>
    <meta:editing-cycles>1</meta:editing-cycles>
    <meta:generator>LibreOffice/3.4$Win32 LibreOffice_project/340m1$Build-402</meta:generator>
  </office:meta>
</office:document-meta>
</file>